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598in" svg:height="9.2516in" svg:x="1.5823in" svg:y="15.8673in">
            <draw:object draw:notify-on-update-of-ranges="Sheet1.D7:Sheet1.E18 Sheet1.F5:Sheet1.F6 Sheet1.F7:Sheet1.F18 Sheet1.G5:Sheet1.G6 Sheet1.G7:Sheet1.G18 Sheet1.H5:Sheet1.H6 Sheet1.H7:Sheet1.H18 Sheet1.I5:Sheet1.I6 Sheet1.I7:Sheet1.I18 Sheet1.J5:Sheet1.J6 Sheet1.J7:Sheet1.J18 Sheet1.K5:Sheet1.K6 Sheet1.K7:Sheet1.K18 Sheet1.L5:Sheet1.L6 Sheet1.L7:Sheet1.L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3807in" svg:height="6.522in" svg:x="1.8539in" svg:y="7.8661in">
            <draw:object draw:notify-on-update-of-ranges="Sheet1.D21:Sheet1.E27 Sheet1.F20:Sheet1.F20 Sheet1.F21:Sheet1.F27 Sheet1.G20:Sheet1.G20 Sheet1.G21:Sheet1.G27 Sheet1.H20:Sheet1.H20 Sheet1.H21:Sheet1.H27 Sheet1.I20:Sheet1.I20 Sheet1.I21:Sheet1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9343in" svg:height="6.6984in" svg:x="10.2988in" svg:y="7.5331in">
            <draw:object draw:notify-on-update-of-ranges="Sheet1.D29:Sheet1.E35 Sheet1.F28:Sheet1.F28 Sheet1.F29:Sheet1.F35 Sheet1.G28:Sheet1.G28 Sheet1.G29:Sheet1.G35 Sheet1.H28:Sheet1.H28 Sheet1.H29:Sheet1.H35 Sheet1.I28:Sheet1.I28 Sheet1.I29:Sheet1.I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7902in" svg:height="6.6256in" svg:x="19.3413in" svg:y="7.4496in">
            <draw:object draw:notify-on-update-of-ranges="Sheet1.D37:Sheet1.E43 Sheet1.F36:Sheet1.F36 Sheet1.F37:Sheet1.F43 Sheet1.G36:Sheet1.G36 Sheet1.G37:Sheet1.G43 Sheet1.H36:Sheet1.H36 Sheet1.H37:Sheet1.H43 Sheet1.I36:Sheet1.I36 Sheet1.I37:Sheet1.I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68161">
            <text:p>0.0068161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<text:s/>5.57538e-05</text:p>
          </table:table-cell>
          <table:table-cell office:value-type="float" office:value="0.000411284">
            <text:p>0.00041128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671041">
            <text:p>0.00671041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<text:s/>5.58864e-05</text:p>
          </table:table-cell>
          <table:table-cell office:value-type="float" office:value="0.000379894">
            <text:p>0.00037989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671083">
            <text:p>0.00671083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<text:s/>5.58867e-05</text:p>
          </table:table-cell>
          <table:table-cell office:value-type="float" office:value="0.000379692">
            <text:p>0.0003796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659943">
            <text:p>0.00659943</text:p>
          </table:table-cell>
          <table:table-cell table:style-name="ce2" office:value-type="string">
            <text:p><text:s/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<text:s/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<text:s/>5.56583e-05</text:p>
          </table:table-cell>
          <table:table-cell office:value-type="float" office:value="0.00035355">
            <text:p>0.0003535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892701">
            <text:p>0.00892701</text:p>
          </table:table-cell>
          <table:table-cell office:value-type="float" office:value="0.122084">
            <text:p>0.122084</text:p>
          </table:table-cell>
          <table:table-cell office:value-type="float" office:value="0.0201728">
            <text:p>0.0201728</text:p>
          </table:table-cell>
          <table:table-cell office:value-type="float" office:value="0.0027976">
            <text:p>0.0027976</text:p>
          </table:table-cell>
          <table:table-cell office:value-type="float" office:value="0.00583263">
            <text:p>0.00583263</text:p>
          </table:table-cell>
          <table:table-cell office:value-type="float" office:value="0.00126034">
            <text:p>0.00126034</text:p>
          </table:table-cell>
          <table:table-cell office:value-type="float" office:value="0.0344942">
            <text:p>0.03449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101037">
            <text:p>0.0101037</text:p>
          </table:table-cell>
          <table:table-cell office:value-type="float" office:value="0.0708973">
            <text:p>0.0708973</text:p>
          </table:table-cell>
          <table:table-cell office:value-type="float" office:value="0.0198973">
            <text:p>0.0198973</text:p>
          </table:table-cell>
          <table:table-cell office:value-type="float" office:value="0.0114718">
            <text:p>0.0114718</text:p>
          </table:table-cell>
          <table:table-cell office:value-type="float" office:value="0.00584836">
            <text:p>0.00584836</text:p>
          </table:table-cell>
          <table:table-cell office:value-type="float" office:value="0.00129611">
            <text:p>0.00129611</text:p>
          </table:table-cell>
          <table:table-cell office:value-type="float" office:value="0.0337265">
            <text:p>0.033726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101043">
            <text:p>0.0101043</text:p>
          </table:table-cell>
          <table:table-cell office:value-type="float" office:value="0.0708961">
            <text:p>0.0708961</text:p>
          </table:table-cell>
          <table:table-cell office:value-type="float" office:value="0.0198994">
            <text:p>0.0198994</text:p>
          </table:table-cell>
          <table:table-cell office:value-type="float" office:value="0.0123538">
            <text:p>0.0123538</text:p>
          </table:table-cell>
          <table:table-cell office:value-type="float" office:value="0.00584741">
            <text:p>0.00584741</text:p>
          </table:table-cell>
          <table:table-cell office:value-type="float" office:value="0.00129611">
            <text:p>0.00129611</text:p>
          </table:table-cell>
          <table:table-cell office:value-type="float" office:value="0.0337208">
            <text:p>0.033720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897632">
            <text:p>0.00897632</text:p>
          </table:table-cell>
          <table:table-cell office:value-type="float" office:value="0.0641591">
            <text:p>0.0641591</text:p>
          </table:table-cell>
          <table:table-cell office:value-type="float" office:value="0.0184802">
            <text:p>0.0184802</text:p>
          </table:table-cell>
          <table:table-cell office:value-type="float" office:value="0.00092078">
            <text:p>0.00092078</text:p>
          </table:table-cell>
          <table:table-cell office:value-type="float" office:value="0.00580203">
            <text:p>0.00580203</text:p>
          </table:table-cell>
          <table:table-cell office:value-type="float" office:value="0.00124262">
            <text:p>0.00124262</text:p>
          </table:table-cell>
          <table:table-cell office:value-type="float" office:value="0.0342276">
            <text:p>0.034227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322542">
            <text:p>0.00322542</text:p>
          </table:table-cell>
          <table:table-cell office:value-type="float" office:value="0.361618">
            <text:p>0.361618</text:p>
          </table:table-cell>
          <table:table-cell office:value-type="float" office:value="0.212017">
            <text:p>0.212017</text:p>
          </table:table-cell>
          <table:table-cell office:value-type="float" office:value="0.000843552">
            <text:p>0.000843552</text:p>
          </table:table-cell>
          <table:table-cell office:value-type="float" office:value="0.00454847">
            <text:p>0.00454847</text:p>
          </table:table-cell>
          <table:table-cell office:value-type="float" office:value="0.0303873">
            <text:p>0.0303873</text:p>
          </table:table-cell>
          <table:table-cell office:value-type="float" office:value="0.00263407">
            <text:p>0.0026340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459792">
            <text:p>0.00459792</text:p>
          </table:table-cell>
          <table:table-cell office:value-type="float" office:value="0.361566">
            <text:p>0.361566</text:p>
          </table:table-cell>
          <table:table-cell office:value-type="float" office:value="0.213044">
            <text:p>0.213044</text:p>
          </table:table-cell>
          <table:table-cell office:value-type="float" office:value="0.00121287">
            <text:p>0.00121287</text:p>
          </table:table-cell>
          <table:table-cell office:value-type="float" office:value="0.00447346">
            <text:p>0.00447346</text:p>
          </table:table-cell>
          <table:table-cell office:value-type="float" office:value="0.0301663">
            <text:p>0.0301663</text:p>
          </table:table-cell>
          <table:table-cell office:value-type="float" office:value="0.00264319">
            <text:p>0.0026431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459792">
            <text:p>0.00459792</text:p>
          </table:table-cell>
          <table:table-cell office:value-type="float" office:value="0.361568">
            <text:p>0.361568</text:p>
          </table:table-cell>
          <table:table-cell office:value-type="float" office:value="0.21304">
            <text:p>0.21304</text:p>
          </table:table-cell>
          <table:table-cell office:value-type="float" office:value="0.000887198">
            <text:p>0.000887198</text:p>
          </table:table-cell>
          <table:table-cell office:value-type="float" office:value="0.00447392">
            <text:p>0.00447392</text:p>
          </table:table-cell>
          <table:table-cell office:value-type="float" office:value="0.0301663">
            <text:p>0.0301663</text:p>
          </table:table-cell>
          <table:table-cell office:value-type="float" office:value="0.00264331">
            <text:p>0.0026433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321238">
            <text:p>0.00321238</text:p>
          </table:table-cell>
          <table:table-cell office:value-type="float" office:value="0.330448">
            <text:p>0.330448</text:p>
          </table:table-cell>
          <table:table-cell office:value-type="float" office:value="0.196929">
            <text:p>0.196929</text:p>
          </table:table-cell>
          <table:table-cell office:value-type="float" office:value="0.000505785">
            <text:p>0.000505785</text:p>
          </table:table-cell>
          <table:table-cell office:value-type="float" office:value="0.00419697">
            <text:p>0.00419697</text:p>
          </table:table-cell>
          <table:table-cell office:value-type="float" office:value="0.0299846">
            <text:p>0.0299846</text:p>
          </table:table-cell>
          <table:table-cell office:value-type="float" office:value="0.00207233">
            <text:p>0.0020723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STRUCTURE</text:p>
          </table:table-cell>
          <table:table-cell office:value-type="float" office:value="0.00671083">
            <text:p>0.00671083</text:p>
          </table:table-cell>
          <table:table-cell office:value-type="float" office:value="0.00671041">
            <text:p>0.00671041</text:p>
          </table:table-cell>
          <table:table-cell office:value-type="float" office:value="0.0068161">
            <text:p>0.0068161</text:p>
          </table:table-cell>
          <table:table-cell office:value-type="float" office:value="0.00659943">
            <text:p>0.00659943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<text:s/>9.46089e-0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<text:s/>1.79935e-0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~2m</text:p>
          </table:table-cell>
          <table:table-cell table:style-name="ce2" office:value-type="string">
            <text:p><text:s/>5.58867e-05</text:p>
          </table:table-cell>
          <table:table-cell table:style-name="ce2" office:value-type="string">
            <text:p><text:s/>5.58864e-05</text:p>
          </table:table-cell>
          <table:table-cell table:style-name="ce2" office:value-type="string">
            <text:p><text:s/>5.57538e-05</text:p>
          </table:table-cell>
          <table:table-cell table:style-name="ce2" office:value-type="string">
            <text:p><text:s/>5.56583e-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lose</text:p>
          </table:table-cell>
          <table:table-cell office:value-type="string">
            <text:p>~3m</text:p>
          </table:table-cell>
          <table:table-cell office:value-type="float" office:value="0.000379692">
            <text:p>0.000379692</text:p>
          </table:table-cell>
          <table:table-cell office:value-type="float" office:value="0.000379894">
            <text:p>0.000379894</text:p>
          </table:table-cell>
          <table:table-cell office:value-type="float" office:value="0.000411284">
            <text:p>0.000411284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STRUCTURE</text:p>
          </table:table-cell>
          <table:table-cell office:value-type="float" office:value="0.0101043">
            <text:p>0.0101043</text:p>
          </table:table-cell>
          <table:table-cell office:value-type="float" office:value="0.0101037">
            <text:p>0.0101037</text:p>
          </table:table-cell>
          <table:table-cell office:value-type="float" office:value="0.00892701">
            <text:p>0.00892701</text:p>
          </table:table-cell>
          <table:table-cell office:value-type="float" office:value="0.00659943">
            <text:p>0.00659943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FEATURE NO STRUCT</text:p>
          </table:table-cell>
          <table:table-cell office:value-type="float" office:value="0.0708961">
            <text:p>0.0708961</text:p>
          </table:table-cell>
          <table:table-cell office:value-type="float" office:value="0.0708973">
            <text:p>0.0708973</text:p>
          </table:table-cell>
          <table:table-cell office:value-type="float" office:value="0.122084">
            <text:p>0.122084</text:p>
          </table:table-cell>
          <table:table-cell table:style-name="ce2" office:value-type="string">
            <text:p><text:s/>9.46089e-0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STRUCTURE</text:p>
          </table:table-cell>
          <table:table-cell office:value-type="float" office:value="0.0198994">
            <text:p>0.0198994</text:p>
          </table:table-cell>
          <table:table-cell office:value-type="float" office:value="0.0198973">
            <text:p>0.0198973</text:p>
          </table:table-cell>
          <table:table-cell office:value-type="float" office:value="0.0201728">
            <text:p>0.0201728</text:p>
          </table:table-cell>
          <table:table-cell office:value-type="float" office:value="0.000446156">
            <text:p>0.000446156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NO FEATURE NO STRUCT</text:p>
          </table:table-cell>
          <table:table-cell office:value-type="float" office:value="0.0123538">
            <text:p>0.0123538</text:p>
          </table:table-cell>
          <table:table-cell office:value-type="float" office:value="0.0114718">
            <text:p>0.0114718</text:p>
          </table:table-cell>
          <table:table-cell office:value-type="float" office:value="0.0027976">
            <text:p>0.0027976</text:p>
          </table:table-cell>
          <table:table-cell table:style-name="ce2" office:value-type="string">
            <text:p><text:s/>1.79935e-0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&lt;1m</text:p>
          </table:table-cell>
          <table:table-cell office:value-type="float" office:value="0.00584741">
            <text:p>0.00584741</text:p>
          </table:table-cell>
          <table:table-cell office:value-type="float" office:value="0.00584836">
            <text:p>0.00584836</text:p>
          </table:table-cell>
          <table:table-cell office:value-type="float" office:value="0.00583263">
            <text:p>0.00583263</text:p>
          </table:table-cell>
          <table:table-cell office:value-type="float" office:value="0.000110496">
            <text:p>0.00011049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2m</text:p>
          </table:table-cell>
          <table:table-cell table:number-columns-repeated="2" office:value-type="float" office:value="0.00129611">
            <text:p>0.00129611</text:p>
          </table:table-cell>
          <table:table-cell office:value-type="float" office:value="0.00126034">
            <text:p>0.00126034</text:p>
          </table:table-cell>
          <table:table-cell table:style-name="ce2" office:value-type="string">
            <text:p><text:s/>5.56583e-05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~3m</text:p>
          </table:table-cell>
          <table:table-cell office:value-type="float" office:value="0.0337208">
            <text:p>0.0337208</text:p>
          </table:table-cell>
          <table:table-cell office:value-type="float" office:value="0.0337265">
            <text:p>0.0337265</text:p>
          </table:table-cell>
          <table:table-cell office:value-type="float" office:value="0.0344942">
            <text:p>0.0344942</text:p>
          </table:table-cell>
          <table:table-cell office:value-type="float" office:value="0.00035355">
            <text:p>0.0003535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STRUCTURE</text:p>
          </table:table-cell>
          <table:table-cell table:number-columns-repeated="2" office:value-type="float" office:value="0.00459792">
            <text:p>0.00459792</text:p>
          </table:table-cell>
          <table:table-cell office:value-type="float" office:value="0.00322542">
            <text:p>0.00322542</text:p>
          </table:table-cell>
          <table:table-cell office:value-type="float" office:value="0.00321238">
            <text:p>0.00321238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FEATURE NO STRUCT</text:p>
          </table:table-cell>
          <table:table-cell office:value-type="float" office:value="0.361568">
            <text:p>0.361568</text:p>
          </table:table-cell>
          <table:table-cell office:value-type="float" office:value="0.361566">
            <text:p>0.361566</text:p>
          </table:table-cell>
          <table:table-cell office:value-type="float" office:value="0.361618">
            <text:p>0.361618</text:p>
          </table:table-cell>
          <table:table-cell office:value-type="float" office:value="0.330448">
            <text:p>0.330448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STRUCTURE</text:p>
          </table:table-cell>
          <table:table-cell office:value-type="float" office:value="0.21304">
            <text:p>0.21304</text:p>
          </table:table-cell>
          <table:table-cell office:value-type="float" office:value="0.213044">
            <text:p>0.213044</text:p>
          </table:table-cell>
          <table:table-cell office:value-type="float" office:value="0.212017">
            <text:p>0.212017</text:p>
          </table:table-cell>
          <table:table-cell office:value-type="float" office:value="0.196929">
            <text:p>0.196929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NO FEATURE NO STRUCT</text:p>
          </table:table-cell>
          <table:table-cell office:value-type="float" office:value="0.000887198">
            <text:p>0.000887198</text:p>
          </table:table-cell>
          <table:table-cell office:value-type="float" office:value="0.00121287">
            <text:p>0.00121287</text:p>
          </table:table-cell>
          <table:table-cell office:value-type="float" office:value="0.000843552">
            <text:p>0.000843552</text:p>
          </table:table-cell>
          <table:table-cell office:value-type="float" office:value="0.000505785">
            <text:p>0.0005057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ar</text:p>
          </table:table-cell>
          <table:table-cell office:value-type="string">
            <text:p>&lt;1m</text:p>
          </table:table-cell>
          <table:table-cell office:value-type="float" office:value="0.00447392">
            <text:p>0.00447392</text:p>
          </table:table-cell>
          <table:table-cell office:value-type="float" office:value="0.00447346">
            <text:p>0.00447346</text:p>
          </table:table-cell>
          <table:table-cell office:value-type="float" office:value="0.00454847">
            <text:p>0.00454847</text:p>
          </table:table-cell>
          <table:table-cell office:value-type="float" office:value="0.00419697">
            <text:p>0.00419697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2m</text:p>
          </table:table-cell>
          <table:table-cell table:number-columns-repeated="2" office:value-type="float" office:value="0.0301663">
            <text:p>0.0301663</text:p>
          </table:table-cell>
          <table:table-cell office:value-type="float" office:value="0.0303873">
            <text:p>0.0303873</text:p>
          </table:table-cell>
          <table:table-cell office:value-type="float" office:value="0.0299846">
            <text:p>0.029984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~3m</text:p>
          </table:table-cell>
          <table:table-cell office:value-type="float" office:value="0.00264331">
            <text:p>0.00264331</text:p>
          </table:table-cell>
          <table:table-cell office:value-type="float" office:value="0.00264319">
            <text:p>0.00264319</text:p>
          </table:table-cell>
          <table:table-cell office:value-type="float" office:value="0.00263407">
            <text:p>0.00263407</text:p>
          </table:table-cell>
          <table:table-cell office:value-type="float" office:value="0.00207233">
            <text:p>0.00207233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12"/>
        </table:table-row>
        <table:table-row table:style-name="ro1"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 office:value-type="float" office:value="41">
            <text:p>41</text:p>
          </table:table-cell>
          <table:table-cell table:number-columns-repeated="12"/>
        </table:table-row>
        <table:table-row table:style-name="ro1">
          <table:table-cell office:value-type="float" office:value="42">
            <text:p>42</text:p>
          </table:table-cell>
          <table:table-cell table:number-columns-repeated="12"/>
        </table:table-row>
        <table:table-row table:style-name="ro1">
          <table:table-cell office:value-type="float" office:value="43">
            <text:p>43</text:p>
          </table:table-cell>
          <table:table-cell table:number-columns-repeated="12"/>
        </table:table-row>
        <table:table-row table:style-name="ro1">
          <table:table-cell office:value-type="float" office:value="44">
            <text:p>44</text:p>
          </table:table-cell>
          <table:table-cell table:number-columns-repeated="12"/>
        </table:table-row>
        <table:table-row table:style-name="ro1"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 office:value-type="float" office:value="46">
            <text:p>46</text:p>
          </table:table-cell>
          <table:table-cell table:number-columns-repeated="12"/>
        </table:table-row>
        <table:table-row table:style-name="ro1">
          <table:table-cell office:value-type="float" office:value="47">
            <text:p>47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office:value-type="float" office:value="71">
            <text:p>71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3">
            <text:p>73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svg:width="6.4831in" svg:height="7.585in" svg:x="3.7079in" svg:y="7.9386in">
            <draw:object draw:notify-on-update-of-ranges="Sheet2.F20:Sheet2.G26 Sheet2.H19:Sheet2.H19 Sheet2.H20:Sheet2.H26 Sheet2.I19:Sheet2.I19 Sheet2.I20:Sheet2.I26 Sheet2.J19:Sheet2.J19 Sheet2.J20:Sheet2.J26 Sheet2.K19:Sheet2.K19 Sheet2.K20:Sheet2.K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4508in" svg:height="7.6055in" svg:x="10.3646in" svg:y="7.9909in">
            <draw:object draw:notify-on-update-of-ranges="Sheet2.F28:Sheet2.G34 Sheet2.H27:Sheet2.H27 Sheet2.H28:Sheet2.H34 Sheet2.I27:Sheet2.I27 Sheet2.I28:Sheet2.I34 Sheet2.J27:Sheet2.J27 Sheet2.J28:Sheet2.J34 Sheet2.K27:Sheet2.K27 Sheet2.K28:Sheet2.K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4402in" svg:height="7.4906in" svg:x="16.9453in" svg:y="7.9496in">
            <draw:object draw:notify-on-update-of-ranges="Sheet2.F36:Sheet2.G42 Sheet2.H35:Sheet2.H35 Sheet2.H36:Sheet2.H42 Sheet2.I35:Sheet2.I35 Sheet2.I36:Sheet2.I42 Sheet2.J35:Sheet2.J35 Sheet2.J36:Sheet2.J42 Sheet2.K35:Sheet2.K35 Sheet2.K36:Sheet2.K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5.0591in" svg:height="7.1575in" svg:x="13.0315in" svg:y="0.1563in">
            <draw:object draw:notify-on-update-of-ranges="Sheet2.F20:Sheet2.G42 Sheet2.H19:Sheet2.H19 Sheet2.H20:Sheet2.H42 Sheet2.I19:Sheet2.I19 Sheet2.I20:Sheet2.I42 Sheet2.J19:Sheet2.J19 Sheet2.J20:Sheet2.J42 Sheet2.K19:Sheet2.K19 Sheet2.K20:Sheet2.K4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340745">
            <text:p>0.00340745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595015">
            <text:p>0.000595015</text:p>
          </table:table-cell>
          <table:table-cell office:value-type="float" office:value="0.000116531">
            <text:p>0.000116531</text:p>
          </table:table-cell>
          <table:table-cell table:style-name="ce2" office:value-type="string">
            <text:p>5.57538e-05</text:p>
          </table:table-cell>
          <table:table-cell office:value-type="float" office:value="0.000369921">
            <text:p>0.00036992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340629">
            <text:p>0.00340629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282485">
            <text:p>0.00282485</text:p>
          </table:table-cell>
          <table:table-cell office:value-type="float" office:value="0.000126397">
            <text:p>0.000126397</text:p>
          </table:table-cell>
          <table:table-cell table:style-name="ce2" office:value-type="string">
            <text:p>5.58864e-05</text:p>
          </table:table-cell>
          <table:table-cell office:value-type="float" office:value="0.000341424">
            <text:p>0.00034142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340676">
            <text:p>0.00340676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281736">
            <text:p>0.00281736</text:p>
          </table:table-cell>
          <table:table-cell office:value-type="float" office:value="0.000126281">
            <text:p>0.000126281</text:p>
          </table:table-cell>
          <table:table-cell table:style-name="ce2" office:value-type="string">
            <text:p>5.58867e-05</text:p>
          </table:table-cell>
          <table:table-cell office:value-type="float" office:value="0.000341234">
            <text:p>0.00034123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326561">
            <text:p>0.00326561</text:p>
          </table:table-cell>
          <table:table-cell table:style-name="ce2" office:value-type="string">
            <text:p>9.46089e-05</text:p>
          </table:table-cell>
          <table:table-cell office:value-type="float" office:value="0.000446156">
            <text:p>0.000446156</text:p>
          </table:table-cell>
          <table:table-cell table:style-name="ce2" office:value-type="string">
            <text:p>1.79935e-05</text:p>
          </table:table-cell>
          <table:table-cell office:value-type="float" office:value="0.000110496">
            <text:p>0.000110496</text:p>
          </table:table-cell>
          <table:table-cell table:style-name="ce2" office:value-type="string">
            <text:p>5.56583e-05</text:p>
          </table:table-cell>
          <table:table-cell office:value-type="float" office:value="0.000319759">
            <text:p>0.00031975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487312">
            <text:p>0.00487312</text:p>
          </table:table-cell>
          <table:table-cell office:value-type="float" office:value="0.00434329">
            <text:p>0.00434329</text:p>
          </table:table-cell>
          <table:table-cell office:value-type="float" office:value="0.00349928">
            <text:p>0.00349928</text:p>
          </table:table-cell>
          <table:table-cell office:value-type="float" office:value="0.00116611">
            <text:p>0.00116611</text:p>
          </table:table-cell>
          <table:table-cell office:value-type="float" office:value="0.000445923">
            <text:p>0.000445923</text:p>
          </table:table-cell>
          <table:table-cell office:value-type="float" office:value="0.00111345">
            <text:p>0.00111345</text:p>
          </table:table-cell>
          <table:table-cell office:value-type="float" office:value="0.00152661">
            <text:p>0.0015266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table:style-name="ce2" office:value-type="float" office:value="0.00499198">
            <text:p>0.00499198</text:p>
          </table:table-cell>
          <table:table-cell office:value-type="float" office:value="0.00358471">
            <text:p>0.00358471</text:p>
          </table:table-cell>
          <table:table-cell office:value-type="float" office:value="0.00349645">
            <text:p>0.00349645</text:p>
          </table:table-cell>
          <table:table-cell office:value-type="float" office:value="0.00951475">
            <text:p>0.00951475</text:p>
          </table:table-cell>
          <table:table-cell office:value-type="float" office:value="0.000462747">
            <text:p>0.000462747</text:p>
          </table:table-cell>
          <table:table-cell office:value-type="float" office:value="0.00114614">
            <text:p>0.00114614</text:p>
          </table:table-cell>
          <table:table-cell office:value-type="float" office:value="0.00156615">
            <text:p>0.00156615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499105">
            <text:p>0.00499105</text:p>
          </table:table-cell>
          <table:table-cell office:value-type="float" office:value="0.00358478">
            <text:p>0.00358478</text:p>
          </table:table-cell>
          <table:table-cell table:style-name="ce2" office:value-type="float" office:value="0.0034966">
            <text:p>0.0034966</text:p>
          </table:table-cell>
          <table:table-cell office:value-type="float" office:value="0.00927495">
            <text:p>0.00927495</text:p>
          </table:table-cell>
          <table:table-cell office:value-type="float" office:value="0.000462558">
            <text:p>0.000462558</text:p>
          </table:table-cell>
          <table:table-cell office:value-type="float" office:value="0.00114614">
            <text:p>0.00114614</text:p>
          </table:table-cell>
          <table:table-cell office:value-type="float" office:value="0.00156533">
            <text:p>0.00156533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485816">
            <text:p>0.00485816</text:p>
          </table:table-cell>
          <table:table-cell office:value-type="float" office:value="0.00294872">
            <text:p>0.00294872</text:p>
          </table:table-cell>
          <table:table-cell office:value-type="float" office:value="0.00346227">
            <text:p>0.00346227</text:p>
          </table:table-cell>
          <table:table-cell office:value-type="float" office:value="0.000109379">
            <text:p>0.000109379</text:p>
          </table:table-cell>
          <table:table-cell office:value-type="float" office:value="0.000405921">
            <text:p>0.000405921</text:p>
          </table:table-cell>
          <table:table-cell office:value-type="float" office:value="0.00109534">
            <text:p>0.00109534</text:p>
          </table:table-cell>
          <table:table-cell office:value-type="float" office:value="0.00150169">
            <text:p>0.00150169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161758">
            <text:p>0.00161758</text:p>
          </table:table-cell>
          <table:table-cell office:value-type="float" office:value="0.00471423">
            <text:p>0.00471423</text:p>
          </table:table-cell>
          <table:table-cell office:value-type="float" office:value="0.00721213">
            <text:p>0.00721213</text:p>
          </table:table-cell>
          <table:table-cell office:value-type="float" office:value="0.000405459">
            <text:p>0.000405459</text:p>
          </table:table-cell>
          <table:table-cell office:value-type="float" office:value="0.00294562">
            <text:p>0.00294562</text:p>
          </table:table-cell>
          <table:table-cell office:value-type="float" office:value="0.00329481">
            <text:p>0.00329481</text:p>
          </table:table-cell>
          <table:table-cell office:value-type="float" office:value="0.00162017">
            <text:p>0.0016201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198166">
            <text:p>0.00198166</text:p>
          </table:table-cell>
          <table:table-cell office:value-type="float" office:value="0.00471844">
            <text:p>0.00471844</text:p>
          </table:table-cell>
          <table:table-cell office:value-type="float" office:value="0.00703144">
            <text:p>0.00703144</text:p>
          </table:table-cell>
          <table:table-cell office:value-type="float" office:value="0.00121287">
            <text:p>0.00121287</text:p>
          </table:table-cell>
          <table:table-cell office:value-type="float" office:value="0.00293572">
            <text:p>0.00293572</text:p>
          </table:table-cell>
          <table:table-cell office:value-type="float" office:value="0.0032977">
            <text:p>0.0032977</text:p>
          </table:table-cell>
          <table:table-cell office:value-type="float" office:value="0.0016247">
            <text:p>0.0016247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198167">
            <text:p>0.00198167</text:p>
          </table:table-cell>
          <table:table-cell office:value-type="float" office:value="0.00471867">
            <text:p>0.00471867</text:p>
          </table:table-cell>
          <table:table-cell office:value-type="float" office:value="0.00703064">
            <text:p>0.00703064</text:p>
          </table:table-cell>
          <table:table-cell office:value-type="float" office:value="0.000646164">
            <text:p>0.000646164</text:p>
          </table:table-cell>
          <table:table-cell office:value-type="float" office:value="0.00293591">
            <text:p>0.00293591</text:p>
          </table:table-cell>
          <table:table-cell office:value-type="float" office:value="0.0032977">
            <text:p>0.0032977</text:p>
          </table:table-cell>
          <table:table-cell office:value-type="float" office:value="0.00162485">
            <text:p>0.00162485</text:p>
          </table:table-cell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159551">
            <text:p>0.00159551</text:p>
          </table:table-cell>
          <table:table-cell office:value-type="float" office:value="0.00439386">
            <text:p>0.00439386</text:p>
          </table:table-cell>
          <table:table-cell office:value-type="float" office:value="0.00692332">
            <text:p>0.00692332</text:p>
          </table:table-cell>
          <table:table-cell office:value-type="float" office:value="0.000169425">
            <text:p>0.000169425</text:p>
          </table:table-cell>
          <table:table-cell office:value-type="float" office:value="0.00286562">
            <text:p>0.00286562</text:p>
          </table:table-cell>
          <table:table-cell office:value-type="float" office:value="0.00330421">
            <text:p>0.00330421</text:p>
          </table:table-cell>
          <table:table-cell office:value-type="float" office:value="0.00107785">
            <text:p>0.00107785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16">
            <text:p>16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FEATURE STRUCTURE</text:p>
          </table:table-cell>
          <table:table-cell office:value-type="float" office:value="0.00340676">
            <text:p>0.00340676</text:p>
          </table:table-cell>
          <table:table-cell office:value-type="float" office:value="0.00340629">
            <text:p>0.00340629</text:p>
          </table:table-cell>
          <table:table-cell office:value-type="float" office:value="0.00340745">
            <text:p>0.00340745</text:p>
          </table:table-cell>
          <table:table-cell office:value-type="float" office:value="0.00326561">
            <text:p>0.003265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46089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table:style-name="ce2"/>
          <table:table-cell office:value-type="string">
            <text:p>consecutive frames (high overlap)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table:style-name="ce2"/>
          <table:table-cell office:value-type="string">
            <text:p>consecutive frames (high overlap)</text:p>
          </table:table-cell>
          <table:table-cell office:value-type="string">
            <text:p>NO FEATURE NO STRUCT</text:p>
          </table:table-cell>
          <table:table-cell office:value-type="float" office:value="0.00281736">
            <text:p>0.00281736</text:p>
          </table:table-cell>
          <table:table-cell office:value-type="float" office:value="0.00282485">
            <text:p>0.00282485</text:p>
          </table:table-cell>
          <table:table-cell office:value-type="float" office:value="0.000595015">
            <text:p>0.000595015</text:p>
          </table:table-cell>
          <table:table-cell table:style-name="ce2" office:value-type="string">
            <text:p>1.7993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&lt;1m</text:p>
          </table:table-cell>
          <table:table-cell office:value-type="float" office:value="0.000126281">
            <text:p>0.000126281</text:p>
          </table:table-cell>
          <table:table-cell office:value-type="float" office:value="0.000126397">
            <text:p>0.000126397</text:p>
          </table:table-cell>
          <table:table-cell office:value-type="float" office:value="0.000116531">
            <text:p>0.000116531</text:p>
          </table:table-cell>
          <table:table-cell office:value-type="float" office:value="0.000110496">
            <text:p>0.0001104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~2m</text:p>
          </table:table-cell>
          <table:table-cell table:style-name="ce2" office:value-type="string">
            <text:p>5.58867e-05</text:p>
          </table:table-cell>
          <table:table-cell table:style-name="ce2" office:value-type="string">
            <text:p>5.58864e-05</text:p>
          </table:table-cell>
          <table:table-cell table:style-name="ce2" office:value-type="string">
            <text:p>5.57538e-05</text:p>
          </table:table-cell>
          <table:table-cell table:style-name="ce2" office:value-type="string">
            <text:p>5.56583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~3m</text:p>
          </table:table-cell>
          <table:table-cell office:value-type="float" office:value="0.000341234">
            <text:p>0.000341234</text:p>
          </table:table-cell>
          <table:table-cell office:value-type="float" office:value="0.000341424">
            <text:p>0.000341424</text:p>
          </table:table-cell>
          <table:table-cell office:value-type="float" office:value="0.000369921">
            <text:p>0.000369921</text:p>
          </table:table-cell>
          <table:table-cell office:value-type="float" office:value="0.000319759">
            <text:p>0.0003197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office:value-type="string">
            <text:p>Mostly Overlapping</text:p>
          </table:table-cell>
          <table:table-cell office:value-type="string">
            <text:p>FEATURE STRUCTURE</text:p>
          </table:table-cell>
          <table:table-cell office:value-type="float" office:value="0.00499105">
            <text:p>0.00499105</text:p>
          </table:table-cell>
          <table:table-cell table:style-name="ce2" office:value-type="float" office:value="0.00499198">
            <text:p>0.00499198</text:p>
          </table:table-cell>
          <table:table-cell office:value-type="float" office:value="0.00487312">
            <text:p>0.00487312</text:p>
          </table:table-cell>
          <table:table-cell office:value-type="float" office:value="0.00485816">
            <text:p>0.00485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table:style-name="ce2"/>
          <table:table-cell office:value-type="string">
            <text:p>Mostly Overlapping</text:p>
          </table:table-cell>
          <table:table-cell office:value-type="string">
            <text:p>FEATURE NO STRUCT</text:p>
          </table:table-cell>
          <table:table-cell office:value-type="float" office:value="0.00358478">
            <text:p>0.00358478</text:p>
          </table:table-cell>
          <table:table-cell office:value-type="float" office:value="0.00358471">
            <text:p>0.00358471</text:p>
          </table:table-cell>
          <table:table-cell office:value-type="float" office:value="0.00434329">
            <text:p>0.00434329</text:p>
          </table:table-cell>
          <table:table-cell office:value-type="float" office:value="0.00294872">
            <text:p>0.002948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NO FEATURE STRUCTURE</text:p>
          </table:table-cell>
          <table:table-cell table:style-name="ce2" office:value-type="float" office:value="0.0034966">
            <text:p>0.0034966</text:p>
          </table:table-cell>
          <table:table-cell office:value-type="float" office:value="0.00349645">
            <text:p>0.00349645</text:p>
          </table:table-cell>
          <table:table-cell office:value-type="float" office:value="0.00349928">
            <text:p>0.00349928</text:p>
          </table:table-cell>
          <table:table-cell office:value-type="float" office:value="0.00346227">
            <text:p>0.003462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NO FEATURE NO STRUCT</text:p>
          </table:table-cell>
          <table:table-cell office:value-type="float" office:value="0.00927495">
            <text:p>0.00927495</text:p>
          </table:table-cell>
          <table:table-cell office:value-type="float" office:value="0.00951475">
            <text:p>0.00951475</text:p>
          </table:table-cell>
          <table:table-cell office:value-type="float" office:value="0.00116611">
            <text:p>0.00116611</text:p>
          </table:table-cell>
          <table:table-cell office:value-type="float" office:value="0.000109379">
            <text:p>0.0001093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&lt;1m</text:p>
          </table:table-cell>
          <table:table-cell office:value-type="float" office:value="0.000462558">
            <text:p>0.000462558</text:p>
          </table:table-cell>
          <table:table-cell office:value-type="float" office:value="0.000462747">
            <text:p>0.000462747</text:p>
          </table:table-cell>
          <table:table-cell office:value-type="float" office:value="0.000445923">
            <text:p>0.000445923</text:p>
          </table:table-cell>
          <table:table-cell office:value-type="float" office:value="0.000405921">
            <text:p>0.0004059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~2m</text:p>
          </table:table-cell>
          <table:table-cell table:number-columns-repeated="2" office:value-type="float" office:value="0.00114614">
            <text:p>0.00114614</text:p>
          </table:table-cell>
          <table:table-cell office:value-type="float" office:value="0.00111345">
            <text:p>0.00111345</text:p>
          </table:table-cell>
          <table:table-cell office:value-type="float" office:value="0.00109534">
            <text:p>0.001095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30">
            <text:p>30</text:p>
          </table:table-cell>
          <table:table-cell/>
          <table:table-cell table:style-name="ce2"/>
          <table:table-cell office:value-type="string">
            <text:p>Mostly Overlapping</text:p>
          </table:table-cell>
          <table:table-cell office:value-type="string">
            <text:p>~3m</text:p>
          </table:table-cell>
          <table:table-cell office:value-type="float" office:value="0.00156533">
            <text:p>0.00156533</text:p>
          </table:table-cell>
          <table:table-cell office:value-type="float" office:value="0.00156615">
            <text:p>0.00156615</text:p>
          </table:table-cell>
          <table:table-cell office:value-type="float" office:value="0.00152661">
            <text:p>0.00152661</text:p>
          </table:table-cell>
          <table:table-cell office:value-type="float" office:value="0.00150169">
            <text:p>0.001501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table:style-name="ce2"/>
          <table:table-cell table:number-columns-repeated="2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FEATURE STRUCTURE</text:p>
          </table:table-cell>
          <table:table-cell office:value-type="float" office:value="0.00198167">
            <text:p>0.00198167</text:p>
          </table:table-cell>
          <table:table-cell office:value-type="float" office:value="0.00198166">
            <text:p>0.00198166</text:p>
          </table:table-cell>
          <table:table-cell office:value-type="float" office:value="0.00161758">
            <text:p>0.00161758</text:p>
          </table:table-cell>
          <table:table-cell office:value-type="float" office:value="0.00159551">
            <text:p>0.001595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FEATURE NO STRUCT</text:p>
          </table:table-cell>
          <table:table-cell office:value-type="float" office:value="0.00471867">
            <text:p>0.00471867</text:p>
          </table:table-cell>
          <table:table-cell office:value-type="float" office:value="0.00471844">
            <text:p>0.00471844</text:p>
          </table:table-cell>
          <table:table-cell office:value-type="float" office:value="0.00471423">
            <text:p>0.00471423</text:p>
          </table:table-cell>
          <table:table-cell office:value-type="float" office:value="0.00439386">
            <text:p>0.00439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NO FEATURE STRUCTURE</text:p>
          </table:table-cell>
          <table:table-cell office:value-type="float" office:value="0.00703064">
            <text:p>0.00703064</text:p>
          </table:table-cell>
          <table:table-cell office:value-type="float" office:value="0.00703144">
            <text:p>0.00703144</text:p>
          </table:table-cell>
          <table:table-cell office:value-type="float" office:value="0.00721213">
            <text:p>0.00721213</text:p>
          </table:table-cell>
          <table:table-cell office:value-type="float" office:value="0.00692332">
            <text:p>0.006923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NO FEATURE NO STRUCT</text:p>
          </table:table-cell>
          <table:table-cell office:value-type="float" office:value="0.000646164">
            <text:p>0.000646164</text:p>
          </table:table-cell>
          <table:table-cell office:value-type="float" office:value="0.00121287">
            <text:p>0.00121287</text:p>
          </table:table-cell>
          <table:table-cell office:value-type="float" office:value="0.000405459">
            <text:p>0.000405459</text:p>
          </table:table-cell>
          <table:table-cell office:value-type="float" office:value="0.000169425">
            <text:p>0.0001694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Less Overlap</text:p>
          </table:table-cell>
          <table:table-cell office:value-type="string">
            <text:p>&lt;1m</text:p>
          </table:table-cell>
          <table:table-cell office:value-type="float" office:value="0.00293591">
            <text:p>0.00293591</text:p>
          </table:table-cell>
          <table:table-cell office:value-type="float" office:value="0.00293572">
            <text:p>0.00293572</text:p>
          </table:table-cell>
          <table:table-cell office:value-type="float" office:value="0.00294562">
            <text:p>0.00294562</text:p>
          </table:table-cell>
          <table:table-cell office:value-type="float" office:value="0.00286562">
            <text:p>0.002865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~2m</text:p>
          </table:table-cell>
          <table:table-cell table:number-columns-repeated="2" office:value-type="float" office:value="0.0032977">
            <text:p>0.0032977</text:p>
          </table:table-cell>
          <table:table-cell office:value-type="float" office:value="0.00329481">
            <text:p>0.00329481</text:p>
          </table:table-cell>
          <table:table-cell office:value-type="float" office:value="0.00330421">
            <text:p>0.003304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~3m</text:p>
          </table:table-cell>
          <table:table-cell office:value-type="float" office:value="0.00162485">
            <text:p>0.00162485</text:p>
          </table:table-cell>
          <table:table-cell office:value-type="float" office:value="0.0016247">
            <text:p>0.0016247</text:p>
          </table:table-cell>
          <table:table-cell office:value-type="float" office:value="0.00162017">
            <text:p>0.00162017</text:p>
          </table:table-cell>
          <table:table-cell office:value-type="float" office:value="0.00107785">
            <text:p>0.001077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number-columns-repeated="11"/>
        </table:table-row>
      </table:table>
      <table:table table:name="Sheet3" table:style-name="ta1">
        <table:shapes>
          <draw:frame draw:z-index="0" draw:style-name="gr1" svg:width="18.1165in" svg:height="8.1366in" svg:x="12.5874in" svg:y="0.2398in">
            <draw:object draw:notify-on-update-of-ranges="Sheet3.F21:Sheet3.G42 Sheet3.H19:Sheet3.H20 Sheet3.H21:Sheet3.H42 Sheet3.I19:Sheet3.I20 Sheet3.I21:Sheet3.I42 Sheet3.J19:Sheet3.J20 Sheet3.J21:Sheet3.J42 Sheet3.K19:Sheet3.K20 Sheet3.K21:Sheet3.K4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close</text:p>
          </table:table-cell>
          <table:table-cell office:value-type="string">
            <text:p>0</text:p>
          </table:table-cell>
          <table:table-cell table:style-name="ce2" office:value-type="string">
            <text:p>2.59275e-05</text:p>
          </table:table-cell>
          <table:table-cell office:value-type="float" office:value="0.000114026">
            <text:p>0.000114026</text:p>
          </table:table-cell>
          <table:table-cell table:style-name="ce2" office:value-type="string">
            <text:p>2.4994e-05</text:p>
          </table:table-cell>
          <table:table-cell table:style-name="ce2" office:value-type="string">
            <text:p>3.92354e-05</text:p>
          </table:table-cell>
          <table:table-cell table:style-name="ce2" office:value-type="string">
            <text:p>2.58383e-05</text:p>
          </table:table-cell>
          <table:table-cell table:style-name="ce2" office:value-type="string">
            <text:p>4.00858e-05</text:p>
          </table:table-cell>
          <table:table-cell office:value-type="float" office:value="0.000186531">
            <text:p>0.00018653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close</text:p>
          </table:table-cell>
          <table:table-cell office:value-type="string">
            <text:p>0.5</text:p>
          </table:table-cell>
          <table:table-cell table:style-name="ce2" office:value-type="string">
            <text:p>2.45789e-05</text:p>
          </table:table-cell>
          <table:table-cell office:value-type="float" office:value="0.000118923">
            <text:p>0.000118923</text:p>
          </table:table-cell>
          <table:table-cell table:style-name="ce2" office:value-type="string">
            <text:p>2.76701e-05</text:p>
          </table:table-cell>
          <table:table-cell table:style-name="ce2" office:value-type="string">
            <text:p>3.92294e-05</text:p>
          </table:table-cell>
          <table:table-cell table:style-name="ce2" office:value-type="string">
            <text:p>2.5765e-05</text:p>
          </table:table-cell>
          <table:table-cell table:style-name="ce2" office:value-type="string">
            <text:p>4.02242e-05</text:p>
          </table:table-cell>
          <table:table-cell office:value-type="float" office:value="0.000223472">
            <text:p>0.00022347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close</text:p>
          </table:table-cell>
          <table:table-cell office:value-type="string">
            <text:p>1</text:p>
          </table:table-cell>
          <table:table-cell table:style-name="ce2" office:value-type="string">
            <text:p>2.4579e-05</text:p>
          </table:table-cell>
          <table:table-cell office:value-type="float" office:value="0.000118926">
            <text:p>0.000118926</text:p>
          </table:table-cell>
          <table:table-cell table:style-name="ce2" office:value-type="string">
            <text:p>2.77403e-05</text:p>
          </table:table-cell>
          <table:table-cell table:style-name="ce2" office:value-type="string">
            <text:p>3.92292e-05</text:p>
          </table:table-cell>
          <table:table-cell table:style-name="ce2" office:value-type="string">
            <text:p>2.56912e-05</text:p>
          </table:table-cell>
          <table:table-cell table:style-name="ce2" office:value-type="string">
            <text:p>4.01816e-05</text:p>
          </table:table-cell>
          <table:table-cell office:value-type="float" office:value="0.000216092">
            <text:p>0.00021609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close</text:p>
          </table:table-cell>
          <table:table-cell office:value-type="string">
            <text:p>SVD</text:p>
          </table:table-cell>
          <table:table-cell table:style-name="ce2" office:value-type="string">
            <text:p>2.72404e-05</text:p>
          </table:table-cell>
          <table:table-cell table:style-name="ce2" office:value-type="string">
            <text:p>2.11495e-05</text:p>
          </table:table-cell>
          <table:table-cell table:style-name="ce2" office:value-type="string">
            <text:p>2.79749e-05</text:p>
          </table:table-cell>
          <table:table-cell table:style-name="ce2" office:value-type="string">
            <text:p>4.07414e-05</text:p>
          </table:table-cell>
          <table:table-cell table:style-name="ce2" office:value-type="string">
            <text:p>2.75445e-05</text:p>
          </table:table-cell>
          <table:table-cell table:style-name="ce2" office:value-type="string">
            <text:p>4.06965e-05</text:p>
          </table:table-cell>
          <table:table-cell office:value-type="float" office:value="0.000120941">
            <text:p>0.00012094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/>
          <table:table-cell office:value-type="string">
            <text:p>mid</text:p>
          </table:table-cell>
          <table:table-cell office:value-type="string">
            <text:p>0</text:p>
          </table:table-cell>
          <table:table-cell table:style-name="ce2" office:value-type="string">
            <text:p>3.91157e-05</text:p>
          </table:table-cell>
          <table:table-cell office:value-type="float" office:value="0.000234158">
            <text:p>0.000234158</text:p>
          </table:table-cell>
          <table:table-cell table:style-name="ce2" office:value-type="string">
            <text:p>3.16931e-05</text:p>
          </table:table-cell>
          <table:table-cell table:style-name="ce2" office:value-type="string">
            <text:p>6.76278e-05</text:p>
          </table:table-cell>
          <table:table-cell table:style-name="ce2" office:value-type="string">
            <text:p>4.47781e-05</text:p>
          </table:table-cell>
          <table:table-cell table:style-name="ce2" office:value-type="string">
            <text:p>8.37333e-05</text:p>
          </table:table-cell>
          <table:table-cell office:value-type="float" office:value="0.000263716">
            <text:p>0.00026371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mid</text:p>
          </table:table-cell>
          <table:table-cell office:value-type="string">
            <text:p>0.5</text:p>
          </table:table-cell>
          <table:table-cell table:style-name="ce2" office:value-type="string">
            <text:p>3.80687e-05</text:p>
          </table:table-cell>
          <table:table-cell office:value-type="float" office:value="0.000234876">
            <text:p>0.000234876</text:p>
          </table:table-cell>
          <table:table-cell table:style-name="ce2" office:value-type="string">
            <text:p>3.32766e-05</text:p>
          </table:table-cell>
          <table:table-cell office:value-type="float" office:value="0.000150418">
            <text:p>0.000150418</text:p>
          </table:table-cell>
          <table:table-cell table:style-name="ce2" office:value-type="string">
            <text:p>5.38038e-05</text:p>
          </table:table-cell>
          <table:table-cell table:style-name="ce2" office:value-type="string">
            <text:p>9.01685e-05</text:p>
          </table:table-cell>
          <table:table-cell office:value-type="float" office:value="0.00024678">
            <text:p>0.0002467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string">
            <text:p>mid</text:p>
          </table:table-cell>
          <table:table-cell office:value-type="string">
            <text:p>1</text:p>
          </table:table-cell>
          <table:table-cell table:style-name="ce2" office:value-type="string">
            <text:p>3.80816e-05</text:p>
          </table:table-cell>
          <table:table-cell office:value-type="float" office:value="0.000234885">
            <text:p>0.000234885</text:p>
          </table:table-cell>
          <table:table-cell table:style-name="ce2" office:value-type="string">
            <text:p>3.32761e-05</text:p>
          </table:table-cell>
          <table:table-cell office:value-type="float" office:value="0.000151471">
            <text:p>0.000151471</text:p>
          </table:table-cell>
          <table:table-cell table:style-name="ce2" office:value-type="string">
            <text:p>5.38824e-05</text:p>
          </table:table-cell>
          <table:table-cell table:style-name="ce2" office:value-type="string">
            <text:p>9.01106e-05</text:p>
          </table:table-cell>
          <table:table-cell office:value-type="float" office:value="0.000254509">
            <text:p>0.00025450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mid</text:p>
          </table:table-cell>
          <table:table-cell office:value-type="string">
            <text:p>SVD</text:p>
          </table:table-cell>
          <table:table-cell table:style-name="ce2" office:value-type="string">
            <text:p>3.91124e-05</text:p>
          </table:table-cell>
          <table:table-cell table:style-name="ce2" office:value-type="string">
            <text:p>4.00324e-05</text:p>
          </table:table-cell>
          <table:table-cell table:style-name="ce2" office:value-type="string">
            <text:p>4.01989e-05</text:p>
          </table:table-cell>
          <table:table-cell table:style-name="ce2" office:value-type="string">
            <text:p>5.19473e-05</text:p>
          </table:table-cell>
          <table:table-cell table:style-name="ce2" office:value-type="string">
            <text:p>3.77241e-05</text:p>
          </table:table-cell>
          <table:table-cell table:style-name="ce2" office:value-type="string">
            <text:p>7.40691e-05</text:p>
          </table:table-cell>
          <table:table-cell office:value-type="float" office:value="0.000201704">
            <text:p>0.00020170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string">
            <text:p>far</text:p>
          </table:table-cell>
          <table:table-cell office:value-type="string">
            <text:p>0</text:p>
          </table:table-cell>
          <table:table-cell table:style-name="ce2" office:value-type="string">
            <text:p>5.71255e-05</text:p>
          </table:table-cell>
          <table:table-cell table:style-name="ce2" office:value-type="string">
            <text:p>7.98767e-05</text:p>
          </table:table-cell>
          <table:table-cell table:style-name="ce2" office:value-type="string">
            <text:p>6.60822e-05</text:p>
          </table:table-cell>
          <table:table-cell table:style-name="ce2" office:value-type="string">
            <text:p>6.7183e-05</text:p>
          </table:table-cell>
          <table:table-cell table:style-name="ce2" office:value-type="string">
            <text:p>5.3491e-05</text:p>
          </table:table-cell>
          <table:table-cell office:value-type="float" office:value="0.000117697">
            <text:p>0.000117697</text:p>
          </table:table-cell>
          <table:table-cell office:value-type="float" office:value="0.000313479">
            <text:p>0.00031347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far</text:p>
          </table:table-cell>
          <table:table-cell office:value-type="string">
            <text:p>0.5</text:p>
          </table:table-cell>
          <table:table-cell table:style-name="ce2" office:value-type="string">
            <text:p>5.64846e-05</text:p>
          </table:table-cell>
          <table:table-cell table:style-name="ce2" office:value-type="string">
            <text:p>7.86443e-05</text:p>
          </table:table-cell>
          <table:table-cell table:style-name="ce2" office:value-type="string">
            <text:p>9.48858e-05</text:p>
          </table:table-cell>
          <table:table-cell office:value-type="float" office:value="0.000275256">
            <text:p>0.000275256</text:p>
          </table:table-cell>
          <table:table-cell table:style-name="ce2" office:value-type="string">
            <text:p>5.37134e-05</text:p>
          </table:table-cell>
          <table:table-cell office:value-type="float" office:value="0.000125792">
            <text:p>0.000125792</text:p>
          </table:table-cell>
          <table:table-cell office:value-type="float" office:value="0.000351837">
            <text:p>0.000351837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string">
            <text:p>far</text:p>
          </table:table-cell>
          <table:table-cell office:value-type="string">
            <text:p>1</text:p>
          </table:table-cell>
          <table:table-cell table:style-name="ce2" office:value-type="string">
            <text:p>5.65009e-05</text:p>
          </table:table-cell>
          <table:table-cell table:style-name="ce2" office:value-type="string">
            <text:p>7.8632e-05</text:p>
          </table:table-cell>
          <table:table-cell table:style-name="ce2" office:value-type="string">
            <text:p>9.44967e-05</text:p>
          </table:table-cell>
          <table:table-cell office:value-type="float" office:value="0.000275256">
            <text:p>0.000275256</text:p>
          </table:table-cell>
          <table:table-cell table:style-name="ce2" office:value-type="string">
            <text:p>5.34079e-05</text:p>
          </table:table-cell>
          <table:table-cell office:value-type="float" office:value="0.000127546">
            <text:p>0.000127546</text:p>
          </table:table-cell>
          <table:table-cell office:value-type="float" office:value="0.000351762">
            <text:p>0.000351762</text:p>
          </table:table-cell>
        </table:table-row>
        <table:table-row table:style-name="ro1">
          <table:table-cell table:number-columns-repeated="5"/>
          <table:table-cell office:value-type="string">
            <text:p>far</text:p>
          </table:table-cell>
          <table:table-cell office:value-type="string">
            <text:p>SVD</text:p>
          </table:table-cell>
          <table:table-cell table:style-name="ce2" office:value-type="string">
            <text:p>5.3856e-05</text:p>
          </table:table-cell>
          <table:table-cell table:style-name="ce2" office:value-type="string">
            <text:p>5.09632e-05</text:p>
          </table:table-cell>
          <table:table-cell table:style-name="ce2" office:value-type="string">
            <text:p>7.70909e-05</text:p>
          </table:table-cell>
          <table:table-cell table:style-name="ce2" office:value-type="string">
            <text:p>4.45411e-05</text:p>
          </table:table-cell>
          <table:table-cell table:style-name="ce2" office:value-type="string">
            <text:p>7.5882e-05</text:p>
          </table:table-cell>
          <table:table-cell table:style-name="ce2" office:value-type="string">
            <text:p>9.8343e-05</text:p>
          </table:table-cell>
          <table:table-cell office:value-type="float" office:value="0.00023673">
            <text:p>0.0002367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FEATURE STRUCTURE</text:p>
          </table:table-cell>
          <table:table-cell table:style-name="ce2" office:value-type="string">
            <text:p>2.4579e-05</text:p>
          </table:table-cell>
          <table:table-cell table:style-name="ce2" office:value-type="string">
            <text:p>2.45789e-05</text:p>
          </table:table-cell>
          <table:table-cell table:style-name="ce2" office:value-type="string">
            <text:p>2.59275e-05</text:p>
          </table:table-cell>
          <table:table-cell table:style-name="ce2" office:value-type="string">
            <text:p>2.7240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FEATURE NO STRUCT</text:p>
          </table:table-cell>
          <table:table-cell office:value-type="float" office:value="0.000118926">
            <text:p>0.000118926</text:p>
          </table:table-cell>
          <table:table-cell office:value-type="float" office:value="0.000118923">
            <text:p>0.000118923</text:p>
          </table:table-cell>
          <table:table-cell office:value-type="float" office:value="0.000114026">
            <text:p>0.000114026</text:p>
          </table:table-cell>
          <table:table-cell table:style-name="ce2" office:value-type="string">
            <text:p>2.1149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NO FEATURE STRUCTURE</text:p>
          </table:table-cell>
          <table:table-cell table:style-name="ce2" office:value-type="string">
            <text:p>2.77403e-05</text:p>
          </table:table-cell>
          <table:table-cell table:style-name="ce2" office:value-type="string">
            <text:p>2.76701e-05</text:p>
          </table:table-cell>
          <table:table-cell table:style-name="ce2" office:value-type="string">
            <text:p>2.4994e-05</text:p>
          </table:table-cell>
          <table:table-cell table:style-name="ce2" office:value-type="string">
            <text:p>2.7974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NO FEATURE NO STRUCT</text:p>
          </table:table-cell>
          <table:table-cell table:style-name="ce2" office:value-type="string">
            <text:p>3.92292e-05</text:p>
          </table:table-cell>
          <table:table-cell table:style-name="ce2" office:value-type="string">
            <text:p>3.92294e-05</text:p>
          </table:table-cell>
          <table:table-cell table:style-name="ce2" office:value-type="string">
            <text:p>3.92354e-05</text:p>
          </table:table-cell>
          <table:table-cell table:style-name="ce2" office:value-type="string">
            <text:p>4.0741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&lt;1m</text:p>
          </table:table-cell>
          <table:table-cell table:style-name="ce2" office:value-type="string">
            <text:p>2.56912e-05</text:p>
          </table:table-cell>
          <table:table-cell table:style-name="ce2" office:value-type="string">
            <text:p>2.5765e-05</text:p>
          </table:table-cell>
          <table:table-cell table:style-name="ce2" office:value-type="string">
            <text:p>2.58383e-05</text:p>
          </table:table-cell>
          <table:table-cell table:style-name="ce2" office:value-type="string">
            <text:p>2.7544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~2m</text:p>
          </table:table-cell>
          <table:table-cell table:style-name="ce2" office:value-type="string">
            <text:p>4.01816e-05</text:p>
          </table:table-cell>
          <table:table-cell table:style-name="ce2" office:value-type="string">
            <text:p>4.02242e-05</text:p>
          </table:table-cell>
          <table:table-cell table:style-name="ce2" office:value-type="string">
            <text:p>4.00858e-05</text:p>
          </table:table-cell>
          <table:table-cell table:style-name="ce2" office:value-type="string">
            <text:p>4.06965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string">
            <text:p>consecutive frames (high overlap)</text:p>
          </table:table-cell>
          <table:table-cell office:value-type="string">
            <text:p>~3m</text:p>
          </table:table-cell>
          <table:table-cell office:value-type="float" office:value="0.000216092">
            <text:p>0.000216092</text:p>
          </table:table-cell>
          <table:table-cell office:value-type="float" office:value="0.000223472">
            <text:p>0.000223472</text:p>
          </table:table-cell>
          <table:table-cell office:value-type="float" office:value="0.000186531">
            <text:p>0.000186531</text:p>
          </table:table-cell>
          <table:table-cell office:value-type="float" office:value="0.000120941">
            <text:p>0.000120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Mostly Overlapping</text:p>
          </table:table-cell>
          <table:table-cell office:value-type="string">
            <text:p>FEATURE STRUCTURE</text:p>
          </table:table-cell>
          <table:table-cell table:style-name="ce2" office:value-type="string">
            <text:p>3.80816e-05</text:p>
          </table:table-cell>
          <table:table-cell table:style-name="ce2" office:value-type="string">
            <text:p>3.80687e-05</text:p>
          </table:table-cell>
          <table:table-cell table:style-name="ce2" office:value-type="string">
            <text:p>3.91157e-05</text:p>
          </table:table-cell>
          <table:table-cell table:style-name="ce2" office:value-type="string">
            <text:p>3.9112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FEATURE NO STRUCT</text:p>
          </table:table-cell>
          <table:table-cell office:value-type="float" office:value="0.000234885">
            <text:p>0.000234885</text:p>
          </table:table-cell>
          <table:table-cell office:value-type="float" office:value="0.000234876">
            <text:p>0.000234876</text:p>
          </table:table-cell>
          <table:table-cell office:value-type="float" office:value="0.000234158">
            <text:p>0.000234158</text:p>
          </table:table-cell>
          <table:table-cell table:style-name="ce2" office:value-type="string">
            <text:p>4.0032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NO FEATURE STRUCTURE</text:p>
          </table:table-cell>
          <table:table-cell table:style-name="ce2" office:value-type="string">
            <text:p>3.32761e-05</text:p>
          </table:table-cell>
          <table:table-cell table:style-name="ce2" office:value-type="string">
            <text:p>3.32766e-05</text:p>
          </table:table-cell>
          <table:table-cell table:style-name="ce2" office:value-type="string">
            <text:p>3.16931e-05</text:p>
          </table:table-cell>
          <table:table-cell table:style-name="ce2" office:value-type="string">
            <text:p>4.0198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NO FEATURE NO STRUCT</text:p>
          </table:table-cell>
          <table:table-cell office:value-type="float" office:value="0.000151471">
            <text:p>0.000151471</text:p>
          </table:table-cell>
          <table:table-cell office:value-type="float" office:value="0.000150418">
            <text:p>0.000150418</text:p>
          </table:table-cell>
          <table:table-cell table:style-name="ce2" office:value-type="string">
            <text:p>6.76278e-05</text:p>
          </table:table-cell>
          <table:table-cell table:style-name="ce2" office:value-type="string">
            <text:p>5.19473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&lt;1m</text:p>
          </table:table-cell>
          <table:table-cell table:style-name="ce2" office:value-type="string">
            <text:p>5.38824e-05</text:p>
          </table:table-cell>
          <table:table-cell table:style-name="ce2" office:value-type="string">
            <text:p>5.38038e-05</text:p>
          </table:table-cell>
          <table:table-cell table:style-name="ce2" office:value-type="string">
            <text:p>4.47781e-05</text:p>
          </table:table-cell>
          <table:table-cell table:style-name="ce2" office:value-type="string">
            <text:p>3.77241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~2m</text:p>
          </table:table-cell>
          <table:table-cell table:style-name="ce2" office:value-type="string">
            <text:p>9.01106e-05</text:p>
          </table:table-cell>
          <table:table-cell table:style-name="ce2" office:value-type="string">
            <text:p>9.01685e-05</text:p>
          </table:table-cell>
          <table:table-cell table:style-name="ce2" office:value-type="string">
            <text:p>8.37333e-05</text:p>
          </table:table-cell>
          <table:table-cell table:style-name="ce2" office:value-type="string">
            <text:p>7.40691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string">
            <text:p>Mostly Overlapping</text:p>
          </table:table-cell>
          <table:table-cell office:value-type="string">
            <text:p>~3m</text:p>
          </table:table-cell>
          <table:table-cell office:value-type="float" office:value="0.000254509">
            <text:p>0.000254509</text:p>
          </table:table-cell>
          <table:table-cell office:value-type="float" office:value="0.00024678">
            <text:p>0.00024678</text:p>
          </table:table-cell>
          <table:table-cell office:value-type="float" office:value="0.000263716">
            <text:p>0.000263716</text:p>
          </table:table-cell>
          <table:table-cell office:value-type="float" office:value="0.000201704">
            <text:p>0.000201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FEATURE STRUCTURE</text:p>
          </table:table-cell>
          <table:table-cell table:style-name="ce2" office:value-type="string">
            <text:p>5.65009e-05</text:p>
          </table:table-cell>
          <table:table-cell table:style-name="ce2" office:value-type="string">
            <text:p>5.64846e-05</text:p>
          </table:table-cell>
          <table:table-cell table:style-name="ce2" office:value-type="string">
            <text:p>5.71255e-05</text:p>
          </table:table-cell>
          <table:table-cell table:style-name="ce2" office:value-type="string">
            <text:p>5.3856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FEATURE NO STRUCT</text:p>
          </table:table-cell>
          <table:table-cell table:style-name="ce2" office:value-type="string">
            <text:p>7.8632e-05</text:p>
          </table:table-cell>
          <table:table-cell table:style-name="ce2" office:value-type="string">
            <text:p>7.86443e-05</text:p>
          </table:table-cell>
          <table:table-cell table:style-name="ce2" office:value-type="string">
            <text:p>7.98767e-05</text:p>
          </table:table-cell>
          <table:table-cell table:style-name="ce2" office:value-type="string">
            <text:p>5.09632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NO FEATURE STRUCTURE</text:p>
          </table:table-cell>
          <table:table-cell table:style-name="ce2" office:value-type="string">
            <text:p>9.44967e-05</text:p>
          </table:table-cell>
          <table:table-cell table:style-name="ce2" office:value-type="string">
            <text:p>9.48858e-05</text:p>
          </table:table-cell>
          <table:table-cell table:style-name="ce2" office:value-type="string">
            <text:p>6.60822e-05</text:p>
          </table:table-cell>
          <table:table-cell table:style-name="ce2" office:value-type="string">
            <text:p>7.7090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NO FEATURE NO STRUCT</text:p>
          </table:table-cell>
          <table:table-cell table:number-columns-repeated="2" office:value-type="float" office:value="0.000275256">
            <text:p>0.000275256</text:p>
          </table:table-cell>
          <table:table-cell table:style-name="ce2" office:value-type="string">
            <text:p>6.7183e-05</text:p>
          </table:table-cell>
          <table:table-cell table:style-name="ce2" office:value-type="string">
            <text:p>4.45411e-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Less Overlap</text:p>
          </table:table-cell>
          <table:table-cell office:value-type="string">
            <text:p>&lt;1m</text:p>
          </table:table-cell>
          <table:table-cell table:style-name="ce2" office:value-type="string">
            <text:p>5.34079e-05</text:p>
          </table:table-cell>
          <table:table-cell table:style-name="ce2" office:value-type="string">
            <text:p>5.37134e-05</text:p>
          </table:table-cell>
          <table:table-cell table:style-name="ce2" office:value-type="string">
            <text:p>5.3491e-05</text:p>
          </table:table-cell>
          <table:table-cell table:style-name="ce2" office:value-type="string">
            <text:p>7.5882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~2m</text:p>
          </table:table-cell>
          <table:table-cell office:value-type="float" office:value="0.000127546">
            <text:p>0.000127546</text:p>
          </table:table-cell>
          <table:table-cell office:value-type="float" office:value="0.000125792">
            <text:p>0.000125792</text:p>
          </table:table-cell>
          <table:table-cell office:value-type="float" office:value="0.000117697">
            <text:p>0.000117697</text:p>
          </table:table-cell>
          <table:table-cell table:style-name="ce2" office:value-type="string">
            <text:p>9.8343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string">
            <text:p>Less Overlap</text:p>
          </table:table-cell>
          <table:table-cell office:value-type="string">
            <text:p>~3m</text:p>
          </table:table-cell>
          <table:table-cell office:value-type="float" office:value="0.000351762">
            <text:p>0.000351762</text:p>
          </table:table-cell>
          <table:table-cell office:value-type="float" office:value="0.000351837">
            <text:p>0.000351837</text:p>
          </table:table-cell>
          <table:table-cell office:value-type="float" office:value="0.000313479">
            <text:p>0.000313479</text:p>
          </table:table-cell>
          <table:table-cell office:value-type="float" office:value="0.00023673">
            <text:p>0.000236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12"/>
        </table:table-row>
      </table:table>
      <table:table table:name="Sheet4" table:style-name="ta1">
        <table:shapes>
          <draw:frame draw:z-index="0" draw:style-name="gr1" svg:width="18.0949in" svg:height="8.4181in" svg:x="13.8992in" svg:y="3.678in">
            <draw:object draw:notify-on-update-of-ranges="Sheet4.E20:Sheet4.F42 Sheet4.G19:Sheet4.G19 Sheet4.G20:Sheet4.G42 Sheet4.H19:Sheet4.H19 Sheet4.H20:Sheet4.H42 Sheet4.I19:Sheet4.I19 Sheet4.I20:Sheet4.I42 Sheet4.J19:Sheet4.J19 Sheet4.J20:Sheet4.J4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6.2992in" svg:height="3.5421in" svg:x="6.0063in" svg:y="12.315in">
            <draw:object draw:notify-on-update-of-ranges="Sheet4.I58:Sheet4.I58 Sheet4.I59:Sheet4.I61 Sheet4.J58:Sheet4.J58 Sheet4.J59:Sheet4.J61 Sheet4.K58:Sheet4.K58 Sheet4.K59:Sheet4.K61 Sheet4.L58:Sheet4.L58 Sheet4.L59:Sheet4.L61 Sheet4.M58:Sheet4.M58 Sheet4.M59:Sheet4.M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2992in" svg:height="3.5425in" svg:x="12.8256in" svg:y="12.4398in">
            <draw:object draw:notify-on-update-of-ranges="Sheet4.I49:Sheet4.I49 Sheet4.I50:Sheet4.I52 Sheet4.J49:Sheet4.J49 Sheet4.J50:Sheet4.J52 Sheet4.K49:Sheet4.K49 Sheet4.K50:Sheet4.K52 Sheet4.L49:Sheet4.L49 Sheet4.L50:Sheet4.L52 Sheet4.M49:Sheet4.M49 Sheet4.M50:Sheet4.M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6.2992in" svg:height="3.5425in" svg:x="8.9984in" svg:y="16.5028in">
            <draw:object draw:notify-on-update-of-ranges="Sheet4.D94:Sheet4.D94 Sheet4.D95:Sheet4.D98 Sheet4.E94:Sheet4.E94 Sheet4.E95:Sheet4.E98 Sheet4.F94:Sheet4.F94 Sheet4.F95:Sheet4.F98 Sheet4.G94:Sheet4.G94 Sheet4.G95:Sheet4.G98 Sheet4.H94:Sheet4.H94 Sheet4.H95:Sheet4.H9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0184176">
            <text:p>0.000184176</text:p>
          </table:table-cell>
          <table:table-cell office:value-type="float" office:value="0.000289591">
            <text:p>0.000289591</text:p>
          </table:table-cell>
          <table:table-cell office:value-type="float" office:value="0.000558559">
            <text:p>0.000558559</text:p>
          </table:table-cell>
          <table:table-cell office:value-type="float" office:value="0.000358249">
            <text:p>0.000358249</text:p>
          </table:table-cell>
          <table:table-cell office:value-type="float" office:value="0.000299657">
            <text:p>0.000299657</text:p>
          </table:table-cell>
          <table:table-cell office:value-type="float" office:value="0.000152801">
            <text:p>0.000152801</text:p>
          </table:table-cell>
          <table:table-cell office:value-type="float" office:value="0.000528671">
            <text:p>0.00052867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018148">
            <text:p>0.00018148</text:p>
          </table:table-cell>
          <table:table-cell office:value-type="float" office:value="0.00027378">
            <text:p>0.00027378</text:p>
          </table:table-cell>
          <table:table-cell office:value-type="float" office:value="0.000583485">
            <text:p>0.000583485</text:p>
          </table:table-cell>
          <table:table-cell office:value-type="float" office:value="0.000366312">
            <text:p>0.000366312</text:p>
          </table:table-cell>
          <table:table-cell office:value-type="float" office:value="0.000326026">
            <text:p>0.000326026</text:p>
          </table:table-cell>
          <table:table-cell office:value-type="float" office:value="0.000162161">
            <text:p>0.000162161</text:p>
          </table:table-cell>
          <table:table-cell office:value-type="float" office:value="0.000582493">
            <text:p>0.00058249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0181481">
            <text:p>0.000181481</text:p>
          </table:table-cell>
          <table:table-cell office:value-type="float" office:value="0.000273793">
            <text:p>0.000273793</text:p>
          </table:table-cell>
          <table:table-cell office:value-type="float" office:value="0.00058333">
            <text:p>0.00058333</text:p>
          </table:table-cell>
          <table:table-cell office:value-type="float" office:value="0.000366308">
            <text:p>0.000366308</text:p>
          </table:table-cell>
          <table:table-cell office:value-type="float" office:value="0.000325576">
            <text:p>0.000325576</text:p>
          </table:table-cell>
          <table:table-cell office:value-type="float" office:value="0.000161995">
            <text:p>0.000161995</text:p>
          </table:table-cell>
          <table:table-cell office:value-type="float" office:value="0.000575084">
            <text:p>0.00057508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0113116">
            <text:p>0.000113116</text:p>
          </table:table-cell>
          <table:table-cell table:style-name="ce2" office:value-type="string">
            <text:p>9.46089e-05</text:p>
          </table:table-cell>
          <table:table-cell office:value-type="float" office:value="0.000446156">
            <text:p>0.000446156</text:p>
          </table:table-cell>
          <table:table-cell office:value-type="float" office:value="0.000268597">
            <text:p>0.000268597</text:p>
          </table:table-cell>
          <table:table-cell office:value-type="float" office:value="0.000259016">
            <text:p>0.000259016</text:p>
          </table:table-cell>
          <table:table-cell office:value-type="float" office:value="0.000141355">
            <text:p>0.000141355</text:p>
          </table:table-cell>
          <table:table-cell office:value-type="float" office:value="0.000439036">
            <text:p>0.00043903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294988">
            <text:p>0.00294988</text:p>
          </table:table-cell>
          <table:table-cell office:value-type="float" office:value="0.00434329">
            <text:p>0.00434329</text:p>
          </table:table-cell>
          <table:table-cell office:value-type="float" office:value="0.00349928">
            <text:p>0.00349928</text:p>
          </table:table-cell>
          <table:table-cell office:value-type="float" office:value="0.00325126">
            <text:p>0.00325126</text:p>
          </table:table-cell>
          <table:table-cell office:value-type="float" office:value="0.00366769">
            <text:p>0.00366769</text:p>
          </table:table-cell>
          <table:table-cell office:value-type="float" office:value="0.00268838">
            <text:p>0.00268838</text:p>
          </table:table-cell>
          <table:table-cell office:value-type="float" office:value="0.00270541">
            <text:p>0.0027054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0294986">
            <text:p>0.00294986</text:p>
          </table:table-cell>
          <table:table-cell office:value-type="float" office:value="0.00358471">
            <text:p>0.00358471</text:p>
          </table:table-cell>
          <table:table-cell office:value-type="float" office:value="0.00349645">
            <text:p>0.00349645</text:p>
          </table:table-cell>
          <table:table-cell office:value-type="float" office:value="0.00338951">
            <text:p>0.00338951</text:p>
          </table:table-cell>
          <table:table-cell office:value-type="float" office:value="0.00366065">
            <text:p>0.00366065</text:p>
          </table:table-cell>
          <table:table-cell office:value-type="float" office:value="0.0027291">
            <text:p>0.0027291</text:p>
          </table:table-cell>
          <table:table-cell office:value-type="float" office:value="0.00249755">
            <text:p>0.0024975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2951">
            <text:p>0.002951</text:p>
          </table:table-cell>
          <table:table-cell office:value-type="float" office:value="0.00358478">
            <text:p>0.00358478</text:p>
          </table:table-cell>
          <table:table-cell office:value-type="float" office:value="0.0034966">
            <text:p>0.0034966</text:p>
          </table:table-cell>
          <table:table-cell office:value-type="float" office:value="0.00339167">
            <text:p>0.00339167</text:p>
          </table:table-cell>
          <table:table-cell office:value-type="float" office:value="0.00366105">
            <text:p>0.00366105</text:p>
          </table:table-cell>
          <table:table-cell office:value-type="float" office:value="0.00272873">
            <text:p>0.00272873</text:p>
          </table:table-cell>
          <table:table-cell office:value-type="float" office:value="0.00259367">
            <text:p>0.0025936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29282">
            <text:p>0.0029282</text:p>
          </table:table-cell>
          <table:table-cell office:value-type="float" office:value="0.00294872">
            <text:p>0.00294872</text:p>
          </table:table-cell>
          <table:table-cell office:value-type="float" office:value="0.00346227">
            <text:p>0.00346227</text:p>
          </table:table-cell>
          <table:table-cell office:value-type="float" office:value="0.00324381">
            <text:p>0.00324381</text:p>
          </table:table-cell>
          <table:table-cell office:value-type="float" office:value="0.00368374">
            <text:p>0.00368374</text:p>
          </table:table-cell>
          <table:table-cell office:value-type="float" office:value="0.00268739">
            <text:p>0.00268739</text:p>
          </table:table-cell>
          <table:table-cell office:value-type="float" office:value="0.00120588">
            <text:p>0.0012058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39861">
            <text:p>0.0039861</text:p>
          </table:table-cell>
          <table:table-cell office:value-type="float" office:value="0.00471423">
            <text:p>0.00471423</text:p>
          </table:table-cell>
          <table:table-cell office:value-type="float" office:value="0.00721213">
            <text:p>0.00721213</text:p>
          </table:table-cell>
          <table:table-cell office:value-type="float" office:value="0.00292901">
            <text:p>0.00292901</text:p>
          </table:table-cell>
          <table:table-cell office:value-type="float" office:value="0.00570087">
            <text:p>0.00570087</text:p>
          </table:table-cell>
          <table:table-cell office:value-type="float" office:value="0.00392821">
            <text:p>0.00392821</text:p>
          </table:table-cell>
          <table:table-cell office:value-type="float" office:value="0.00483692">
            <text:p>0.0048369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399362">
            <text:p>0.00399362</text:p>
          </table:table-cell>
          <table:table-cell office:value-type="float" office:value="0.00471844">
            <text:p>0.00471844</text:p>
          </table:table-cell>
          <table:table-cell office:value-type="float" office:value="0.00703144">
            <text:p>0.00703144</text:p>
          </table:table-cell>
          <table:table-cell office:value-type="float" office:value="0.00542383">
            <text:p>0.00542383</text:p>
          </table:table-cell>
          <table:table-cell office:value-type="float" office:value="0.00568367">
            <text:p>0.00568367</text:p>
          </table:table-cell>
          <table:table-cell office:value-type="float" office:value="0.00412255">
            <text:p>0.00412255</text:p>
          </table:table-cell>
          <table:table-cell office:value-type="float" office:value="0.00409206">
            <text:p>0.00409206</text:p>
          </table:table-cell>
        </table:table-row>
        <table:table-row table:style-name="ro1">
          <table:table-cell table:number-columns-repeated="4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399458">
            <text:p>0.00399458</text:p>
          </table:table-cell>
          <table:table-cell office:value-type="float" office:value="0.00471867">
            <text:p>0.00471867</text:p>
          </table:table-cell>
          <table:table-cell office:value-type="float" office:value="0.00703064">
            <text:p>0.00703064</text:p>
          </table:table-cell>
          <table:table-cell office:value-type="float" office:value="0.00542383">
            <text:p>0.00542383</text:p>
          </table:table-cell>
          <table:table-cell office:value-type="float" office:value="0.00568246">
            <text:p>0.00568246</text:p>
          </table:table-cell>
          <table:table-cell office:value-type="float" office:value="0.00412588">
            <text:p>0.00412588</text:p>
          </table:table-cell>
          <table:table-cell office:value-type="float" office:value="0.00408764">
            <text:p>0.0040876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391828">
            <text:p>0.00391828</text:p>
          </table:table-cell>
          <table:table-cell office:value-type="float" office:value="0.00439386">
            <text:p>0.00439386</text:p>
          </table:table-cell>
          <table:table-cell office:value-type="float" office:value="0.00692332">
            <text:p>0.00692332</text:p>
          </table:table-cell>
          <table:table-cell office:value-type="float" office:value="0.00287472">
            <text:p>0.00287472</text:p>
          </table:table-cell>
          <table:table-cell office:value-type="float" office:value="0.00524477">
            <text:p>0.00524477</text:p>
          </table:table-cell>
          <table:table-cell office:value-type="float" office:value="0.00401761">
            <text:p>0.00401761</text:p>
          </table:table-cell>
          <table:table-cell office:value-type="float" office:value="0.00338216">
            <text:p>0.00338216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FEATURE STRUCTURE</text:p>
          </table:table-cell>
          <table:table-cell office:value-type="float" office:value="0.000181481">
            <text:p>0.000181481</text:p>
          </table:table-cell>
          <table:table-cell office:value-type="float" office:value="0.00018148">
            <text:p>0.00018148</text:p>
          </table:table-cell>
          <table:table-cell office:value-type="float" office:value="0.000184176">
            <text:p>0.000184176</text:p>
          </table:table-cell>
          <table:table-cell office:value-type="float" office:value="0.000113116">
            <text:p>0.000113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FEATURE NO STRUCT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46089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NO FEATURE STRUCTURE</text:p>
          </table:table-cell>
          <table:table-cell office:value-type="float" office:value="0.00058333">
            <text:p>0.00058333</text:p>
          </table:table-cell>
          <table:table-cell office:value-type="float" office:value="0.000583485">
            <text:p>0.000583485</text:p>
          </table:table-cell>
          <table:table-cell office:value-type="float" office:value="0.000558559">
            <text:p>0.000558559</text:p>
          </table:table-cell>
          <table:table-cell office:value-type="float" office:value="0.000446156">
            <text:p>0.000446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NO FEATURE NO STRUCT</text:p>
          </table:table-cell>
          <table:table-cell office:value-type="float" office:value="0.000366308">
            <text:p>0.000366308</text:p>
          </table:table-cell>
          <table:table-cell office:value-type="float" office:value="0.000366312">
            <text:p>0.000366312</text:p>
          </table:table-cell>
          <table:table-cell office:value-type="float" office:value="0.000358249">
            <text:p>0.000358249</text:p>
          </table:table-cell>
          <table:table-cell office:value-type="float" office:value="0.000268597">
            <text:p>0.000268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&lt;1m</text:p>
          </table:table-cell>
          <table:table-cell office:value-type="float" office:value="0.000325576">
            <text:p>0.000325576</text:p>
          </table:table-cell>
          <table:table-cell office:value-type="float" office:value="0.000326026">
            <text:p>0.000326026</text:p>
          </table:table-cell>
          <table:table-cell office:value-type="float" office:value="0.000299657">
            <text:p>0.000299657</text:p>
          </table:table-cell>
          <table:table-cell office:value-type="float" office:value="0.000259016">
            <text:p>0.000259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~2m</text:p>
          </table:table-cell>
          <table:table-cell office:value-type="float" office:value="0.000161995">
            <text:p>0.000161995</text:p>
          </table:table-cell>
          <table:table-cell office:value-type="float" office:value="0.000162161">
            <text:p>0.000162161</text:p>
          </table:table-cell>
          <table:table-cell office:value-type="float" office:value="0.000152801">
            <text:p>0.000152801</text:p>
          </table:table-cell>
          <table:table-cell office:value-type="float" office:value="0.000141355">
            <text:p>0.0001413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consecutive frames (high overlap)</text:p>
          </table:table-cell>
          <table:table-cell office:value-type="string">
            <text:p>~3m</text:p>
          </table:table-cell>
          <table:table-cell office:value-type="float" office:value="0.000575084">
            <text:p>0.000575084</text:p>
          </table:table-cell>
          <table:table-cell office:value-type="float" office:value="0.000582493">
            <text:p>0.000582493</text:p>
          </table:table-cell>
          <table:table-cell office:value-type="float" office:value="0.000528671">
            <text:p>0.000528671</text:p>
          </table:table-cell>
          <table:table-cell office:value-type="float" office:value="0.000439036">
            <text:p>0.00043903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FEATURE STRUCTURE</text:p>
          </table:table-cell>
          <table:table-cell office:value-type="float" office:value="0.002951">
            <text:p>0.002951</text:p>
          </table:table-cell>
          <table:table-cell office:value-type="float" office:value="0.00294986">
            <text:p>0.00294986</text:p>
          </table:table-cell>
          <table:table-cell office:value-type="float" office:value="0.00294988">
            <text:p>0.00294988</text:p>
          </table:table-cell>
          <table:table-cell office:value-type="float" office:value="0.0029282">
            <text:p>0.0029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FEATURE NO STRUCT</text:p>
          </table:table-cell>
          <table:table-cell office:value-type="float" office:value="0.00358478">
            <text:p>0.00358478</text:p>
          </table:table-cell>
          <table:table-cell office:value-type="float" office:value="0.00358471">
            <text:p>0.00358471</text:p>
          </table:table-cell>
          <table:table-cell office:value-type="float" office:value="0.00434329">
            <text:p>0.00434329</text:p>
          </table:table-cell>
          <table:table-cell office:value-type="float" office:value="0.00294872">
            <text:p>0.002948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NO FEATURE STRUCTURE</text:p>
          </table:table-cell>
          <table:table-cell office:value-type="float" office:value="0.0034966">
            <text:p>0.0034966</text:p>
          </table:table-cell>
          <table:table-cell office:value-type="float" office:value="0.00349645">
            <text:p>0.00349645</text:p>
          </table:table-cell>
          <table:table-cell office:value-type="float" office:value="0.00349928">
            <text:p>0.00349928</text:p>
          </table:table-cell>
          <table:table-cell office:value-type="float" office:value="0.00346227">
            <text:p>0.003462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NO FEATURE NO STRUCT</text:p>
          </table:table-cell>
          <table:table-cell office:value-type="float" office:value="0.00339167">
            <text:p>0.00339167</text:p>
          </table:table-cell>
          <table:table-cell office:value-type="float" office:value="0.00338951">
            <text:p>0.00338951</text:p>
          </table:table-cell>
          <table:table-cell office:value-type="float" office:value="0.00325126">
            <text:p>0.00325126</text:p>
          </table:table-cell>
          <table:table-cell office:value-type="float" office:value="0.00324381">
            <text:p>0.00324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&lt;1m</text:p>
          </table:table-cell>
          <table:table-cell office:value-type="float" office:value="0.00366105">
            <text:p>0.00366105</text:p>
          </table:table-cell>
          <table:table-cell office:value-type="float" office:value="0.00366065">
            <text:p>0.00366065</text:p>
          </table:table-cell>
          <table:table-cell office:value-type="float" office:value="0.00366769">
            <text:p>0.00366769</text:p>
          </table:table-cell>
          <table:table-cell office:value-type="float" office:value="0.00368374">
            <text:p>0.00368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~2m</text:p>
          </table:table-cell>
          <table:table-cell office:value-type="float" office:value="0.00272873">
            <text:p>0.00272873</text:p>
          </table:table-cell>
          <table:table-cell office:value-type="float" office:value="0.0027291">
            <text:p>0.0027291</text:p>
          </table:table-cell>
          <table:table-cell office:value-type="float" office:value="0.00268838">
            <text:p>0.00268838</text:p>
          </table:table-cell>
          <table:table-cell office:value-type="float" office:value="0.00268739">
            <text:p>0.00268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  <table:table-cell office:value-type="string">
            <text:p>Mostly Overlapping</text:p>
          </table:table-cell>
          <table:table-cell office:value-type="string">
            <text:p>~3m</text:p>
          </table:table-cell>
          <table:table-cell office:value-type="float" office:value="0.00259367">
            <text:p>0.00259367</text:p>
          </table:table-cell>
          <table:table-cell office:value-type="float" office:value="0.00249755">
            <text:p>0.00249755</text:p>
          </table:table-cell>
          <table:table-cell office:value-type="float" office:value="0.00270541">
            <text:p>0.00270541</text:p>
          </table:table-cell>
          <table:table-cell office:value-type="float" office:value="0.00120588">
            <text:p>0.00120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FEATURE STRUCTURE</text:p>
          </table:table-cell>
          <table:table-cell office:value-type="float" office:value="0.00399458">
            <text:p>0.00399458</text:p>
          </table:table-cell>
          <table:table-cell office:value-type="float" office:value="0.00399362">
            <text:p>0.00399362</text:p>
          </table:table-cell>
          <table:table-cell office:value-type="float" office:value="0.0039861">
            <text:p>0.0039861</text:p>
          </table:table-cell>
          <table:table-cell office:value-type="float" office:value="0.00391828">
            <text:p>0.00391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FEATURE NO STRUCT</text:p>
          </table:table-cell>
          <table:table-cell office:value-type="float" office:value="0.00471867">
            <text:p>0.00471867</text:p>
          </table:table-cell>
          <table:table-cell office:value-type="float" office:value="0.00471844">
            <text:p>0.00471844</text:p>
          </table:table-cell>
          <table:table-cell office:value-type="float" office:value="0.00471423">
            <text:p>0.00471423</text:p>
          </table:table-cell>
          <table:table-cell office:value-type="float" office:value="0.00439386">
            <text:p>0.00439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NO FEATURE STRUCTURE</text:p>
          </table:table-cell>
          <table:table-cell office:value-type="float" office:value="0.00703064">
            <text:p>0.00703064</text:p>
          </table:table-cell>
          <table:table-cell office:value-type="float" office:value="0.00703144">
            <text:p>0.00703144</text:p>
          </table:table-cell>
          <table:table-cell office:value-type="float" office:value="0.00721213">
            <text:p>0.00721213</text:p>
          </table:table-cell>
          <table:table-cell office:value-type="float" office:value="0.00692332">
            <text:p>0.006923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Less Overlap</text:p>
          </table:table-cell>
          <table:table-cell office:value-type="string">
            <text:p>NO FEATURE NO STRUCT</text:p>
          </table:table-cell>
          <table:table-cell table:number-columns-repeated="2" office:value-type="float" office:value="0.00542383">
            <text:p>0.00542383</text:p>
          </table:table-cell>
          <table:table-cell office:value-type="float" office:value="0.00292901">
            <text:p>0.00292901</text:p>
          </table:table-cell>
          <table:table-cell office:value-type="float" office:value="0.00287472">
            <text:p>0.002874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&lt;1m</text:p>
          </table:table-cell>
          <table:table-cell office:value-type="float" office:value="0.00568246">
            <text:p>0.00568246</text:p>
          </table:table-cell>
          <table:table-cell office:value-type="float" office:value="0.00568367">
            <text:p>0.00568367</text:p>
          </table:table-cell>
          <table:table-cell office:value-type="float" office:value="0.00570087">
            <text:p>0.00570087</text:p>
          </table:table-cell>
          <table:table-cell office:value-type="float" office:value="0.00524477">
            <text:p>0.00524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~2m</text:p>
          </table:table-cell>
          <table:table-cell office:value-type="float" office:value="0.00412588">
            <text:p>0.00412588</text:p>
          </table:table-cell>
          <table:table-cell office:value-type="float" office:value="0.00412255">
            <text:p>0.00412255</text:p>
          </table:table-cell>
          <table:table-cell office:value-type="float" office:value="0.00392821">
            <text:p>0.00392821</text:p>
          </table:table-cell>
          <table:table-cell office:value-type="float" office:value="0.00401761">
            <text:p>0.004017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/>
          <table:table-cell office:value-type="string">
            <text:p>Less Overlap</text:p>
          </table:table-cell>
          <table:table-cell office:value-type="string">
            <text:p>~3m</text:p>
          </table:table-cell>
          <table:table-cell office:value-type="float" office:value="0.00408764">
            <text:p>0.00408764</text:p>
          </table:table-cell>
          <table:table-cell office:value-type="float" office:value="0.00409206">
            <text:p>0.00409206</text:p>
          </table:table-cell>
          <table:table-cell office:value-type="float" office:value="0.00483692">
            <text:p>0.00483692</text:p>
          </table:table-cell>
          <table:table-cell office:value-type="float" office:value="0.00338216">
            <text:p>0.00338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6"/>
          <table:table-cell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6"/>
          <table:table-cell office:value-type="string">
            <text:p>c</text:p>
          </table:table-cell>
          <table:table-cell office:value-type="float" office:value="0.000103704">
            <text:p>0.000103704</text:p>
          </table:table-cell>
          <table:table-cell office:value-type="float" office:value="0.000103711">
            <text:p>0.000103711</text:p>
          </table:table-cell>
          <table:table-cell table:style-name="ce2" office:value-type="string">
            <text:p>9.95345e-05</text:p>
          </table:table-cell>
          <table:table-cell table:style-name="ce2" office:value-type="string">
            <text:p>5.50646e-05</text:p>
          </table:table-cell>
        </table:table-row>
        <table:table-row table:style-name="ro1">
          <table:table-cell table:number-columns-repeated="8"/>
          <table:table-cell office:value-type="string">
            <text:p>m</text:p>
          </table:table-cell>
          <table:table-cell office:value-type="float" office:value="0.000915555">
            <text:p>0.000915555</text:p>
          </table:table-cell>
          <table:table-cell office:value-type="float" office:value="0.000915664">
            <text:p>0.000915664</text:p>
          </table:table-cell>
          <table:table-cell office:value-type="float" office:value="0.00073537">
            <text:p>0.00073537</text:p>
          </table:table-cell>
          <table:table-cell office:value-type="float" office:value="0.000501437">
            <text:p>0.000501437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6"/>
          <table:table-cell office:value-type="string">
            <text:p>f</text:p>
          </table:table-cell>
          <table:table-cell office:value-type="float" office:value="0.0022175">
            <text:p>0.0022175</text:p>
          </table:table-cell>
          <table:table-cell office:value-type="float" office:value="0.00199719">
            <text:p>0.00199719</text:p>
          </table:table-cell>
          <table:table-cell office:value-type="float" office:value="0.00157136">
            <text:p>0.00157136</text:p>
          </table:table-cell>
          <table:table-cell office:value-type="float" office:value="0.000517904">
            <text:p>0.000517904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6"/>
          <table:table-cell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office:value-type="string">
            <text:p>close</text:p>
          </table:table-cell>
          <table:table-cell office:value-type="string">
            <text:p>0</text:p>
          </table:table-cell>
          <table:table-cell table:style-name="ce2" office:value-type="string">
            <text:p>9.95345e-05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00268785">
            <text:p>0.00268785</text:p>
          </table:table-cell>
          <table:table-cell office:value-type="float" office:value="0.00269079">
            <text:p>0.00269079</text:p>
          </table:table-cell>
          <table:table-cell office:value-type="float" office:value="0.000213955">
            <text:p>0.000213955</text:p>
          </table:table-cell>
          <table:table-cell table:style-name="ce2" office:value-type="string">
            <text:p>1.79935e-0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0103711">
            <text:p>0.000103711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0.00267166">
            <text:p>0.00267166</text:p>
          </table:table-cell>
          <table:table-cell office:value-type="float" office:value="0.00294706">
            <text:p>0.00294706</text:p>
          </table:table-cell>
          <table:table-cell office:value-type="float" office:value="0.000263614">
            <text:p>0.000263614</text:p>
          </table:table-cell>
          <table:table-cell table:style-name="ce2" office:value-type="string">
            <text:p>4.41633e-0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0103704">
            <text:p>0.000103704</text:p>
          </table:table-cell>
          <table:table-cell table:number-columns-repeated="2"/>
          <table:table-cell office:value-type="string">
            <text:p>f</text:p>
          </table:table-cell>
          <table:table-cell office:value-type="float" office:value="0.00103196">
            <text:p>0.00103196</text:p>
          </table:table-cell>
          <table:table-cell office:value-type="float" office:value="0.001032">
            <text:p>0.001032</text:p>
          </table:table-cell>
          <table:table-cell office:value-type="float" office:value="0.000408163">
            <text:p>0.000408163</text:p>
          </table:table-cell>
          <table:table-cell office:value-type="float" office:value="0.000249791">
            <text:p>0.00024979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  <table:table-cell office:value-type="string">
            <text:p>close</text:p>
          </table:table-cell>
          <table:table-cell office:value-type="string">
            <text:p>SVD</text:p>
          </table:table-cell>
          <table:table-cell table:style-name="ce2" office:value-type="string">
            <text:p>5.50646e-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073537">
            <text:p>0.000735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">
            <text:p>61</text:p>
          </table:table-cell>
          <table:table-cell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00915664">
            <text:p>0.0009156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0915555">
            <text:p>0.0009155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0501437">
            <text:p>0.0005014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157136">
            <text:p>0.001571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199719">
            <text:p>0.001997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22175">
            <text:p>0.00221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0517904">
            <text:p>0.0005179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3">
            <text:p>83</text:p>
          </table:table-cell>
          <table:table-cell table:number-columns-repeated="11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3"/>
          <table:table-cell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</text:p>
          </table:table-cell>
          <table:table-cell office:value-type="float" office:value="0.000362063">
            <text:p>0.000362063</text:p>
          </table:table-cell>
          <table:table-cell office:value-type="string">
            <text:p>75</text:p>
          </table:table-cell>
          <table:table-cell office:value-type="float" office:value="0.000373785">
            <text:p>0.000373785</text:p>
          </table:table-cell>
          <table:table-cell office:value-type="float" office:value="0.000373736">
            <text:p>0.000373736</text:p>
          </table:table-cell>
          <table:table-cell office:value-type="float" office:value="0.000362063">
            <text:p>0.000362063</text:p>
          </table:table-cell>
          <table:table-cell office:value-type="float" office:value="0.000341901">
            <text:p>0.0003419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.5</text:p>
          </table:table-cell>
          <table:table-cell office:value-type="float" office:value="0.000373736">
            <text:p>0.000373736</text:p>
          </table:table-cell>
          <table:table-cell office:value-type="string">
            <text:p>74</text:p>
          </table:table-cell>
          <table:table-cell office:value-type="float" office:value="0.000388518">
            <text:p>0.000388518</text:p>
          </table:table-cell>
          <table:table-cell office:value-type="float" office:value="0.000388589">
            <text:p>0.000388589</text:p>
          </table:table-cell>
          <table:table-cell office:value-type="float" office:value="0.000350155">
            <text:p>0.000350155</text:p>
          </table:table-cell>
          <table:table-cell office:value-type="float" office:value="0.000340256">
            <text:p>0.00034025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</text:p>
          </table:table-cell>
          <table:table-cell office:value-type="float" office:value="0.000373785">
            <text:p>0.000373785</text:p>
          </table:table-cell>
          <table:table-cell office:value-type="string">
            <text:p>72</text:p>
          </table:table-cell>
          <table:table-cell office:value-type="float" office:value="0.000447702">
            <text:p>0.000447702</text:p>
          </table:table-cell>
          <table:table-cell office:value-type="float" office:value="0.000447712">
            <text:p>0.000447712</text:p>
          </table:table-cell>
          <table:table-cell office:value-type="float" office:value="0.000273132">
            <text:p>0.000273132</text:p>
          </table:table-cell>
          <table:table-cell office:value-type="float" office:value="0.000278665">
            <text:p>0.00027866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VD</text:p>
          </table:table-cell>
          <table:table-cell office:value-type="float" office:value="0.000341901">
            <text:p>0.000341901</text:p>
          </table:table-cell>
          <table:table-cell office:value-type="string">
            <text:p>71</text:p>
          </table:table-cell>
          <table:table-cell office:value-type="float" office:value="0.000433106">
            <text:p>0.000433106</text:p>
          </table:table-cell>
          <table:table-cell office:value-type="float" office:value="0.000448008">
            <text:p>0.000448008</text:p>
          </table:table-cell>
          <table:table-cell office:value-type="float" office:value="0.000322721">
            <text:p>0.000322721</text:p>
          </table:table-cell>
          <table:table-cell office:value-type="float" office:value="0.000277171">
            <text:p>0.00027717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0</text:p>
          </table:table-cell>
          <table:table-cell office:value-type="float" office:value="0.000350155">
            <text:p>0.00035015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.5</text:p>
          </table:table-cell>
          <table:table-cell office:value-type="float" office:value="0.000388589">
            <text:p>0.00038858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</text:p>
          </table:table-cell>
          <table:table-cell office:value-type="float" office:value="0.000388518">
            <text:p>0.00038851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VD</text:p>
          </table:table-cell>
          <table:table-cell office:value-type="float" office:value="0.000340256">
            <text:p>0.00034025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</text:p>
          </table:table-cell>
          <table:table-cell office:value-type="float" office:value="0.000273132">
            <text:p>0.00027313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.5</text:p>
          </table:table-cell>
          <table:table-cell office:value-type="float" office:value="0.000447712">
            <text:p>0.00044771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</text:p>
          </table:table-cell>
          <table:table-cell office:value-type="float" office:value="0.000447702">
            <text:p>0.0004477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VD</text:p>
          </table:table-cell>
          <table:table-cell office:value-type="float" office:value="0.000278665">
            <text:p>0.00027866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</text:p>
          </table:table-cell>
          <table:table-cell office:value-type="float" office:value="0.000322721">
            <text:p>0.00032272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0.5</text:p>
          </table:table-cell>
          <table:table-cell office:value-type="float" office:value="0.000448008">
            <text:p>0.000448008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</text:p>
          </table:table-cell>
          <table:table-cell office:value-type="float" office:value="0.000433106">
            <text:p>0.00043310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VD</text:p>
          </table:table-cell>
          <table:table-cell office:value-type="float" office:value="0.000277171">
            <text:p>0.000277171</text:p>
          </table:table-cell>
          <table:table-cell table:number-columns-repeated="10"/>
        </table:table-row>
      </table:table>
      <table:table table:name="Sheet5" table:style-name="ta1">
        <table:shapes>
          <draw:frame draw:z-index="0" draw:style-name="gr1" svg:width="16.6854in" svg:height="8.4075in" svg:x="2.526in" svg:y="7.626in">
            <draw:object draw:notify-on-update-of-ranges="Sheet5.E18:Sheet5.F18 Sheet5.E19:Sheet5.F41 Sheet5.G18:Sheet5.G18 Sheet5.G19:Sheet5.G41 Sheet5.H18:Sheet5.H18 Sheet5.H19:Sheet5.H41 Sheet5.I18:Sheet5.I18 Sheet5.I19:Sheet5.I41 Sheet5.J18:Sheet5.J18 Sheet5.J19:Sheet5.J4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table:style-name="ce1" office:value-type="string" table:number-columns-spanned="2" table:number-rows-spanned="1">
            <text:p>FEATURE</text:p>
          </table:table-cell>
          <table:covered-table-cell/>
          <table:table-cell table:style-name="ce1" office:value-type="string" table:number-columns-spanned="2" table:number-rows-spanned="1">
            <text:p>NO FEATURE</text:p>
          </table:table-cell>
          <table:covered-table-cell/>
          <table:table-cell table:style-name="ce1" office:value-type="string" table:number-columns-spanned="3" table:number-rows-spanned="1">
            <text:p>DESK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STRUCTURE</text:p>
          </table:table-cell>
          <table:table-cell office:value-type="string">
            <text:p>NO STRUCT</text:p>
          </table:table-cell>
          <table:table-cell office:value-type="string">
            <text:p>&lt;1m</text:p>
          </table:table-cell>
          <table:table-cell office:value-type="string">
            <text:p>~2m</text:p>
          </table:table-cell>
          <table:table-cell office:value-type="string">
            <text:p>~3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</text:p>
          </table:table-cell>
          <table:table-cell office:value-type="float" office:value="0.000183627">
            <text:p>0.000183627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95345e-05</text:p>
          </table:table-cell>
          <table:table-cell office:value-type="float" office:value="0.000262636">
            <text:p>0.000262636</text:p>
          </table:table-cell>
          <table:table-cell office:value-type="float" office:value="0.000237751">
            <text:p>0.000237751</text:p>
          </table:table-cell>
          <table:table-cell table:style-name="ce2" office:value-type="string">
            <text:p>9.64073e-05</text:p>
          </table:table-cell>
          <table:table-cell office:value-type="float" office:value="0.000341619">
            <text:p>0.0003416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0.5</text:p>
          </table:table-cell>
          <table:table-cell office:value-type="float" office:value="0.000180932">
            <text:p>0.000180932</text:p>
          </table:table-cell>
          <table:table-cell office:value-type="float" office:value="0.00027378">
            <text:p>0.00027378</text:p>
          </table:table-cell>
          <table:table-cell office:value-type="float" office:value="0.000103711">
            <text:p>0.000103711</text:p>
          </table:table-cell>
          <table:table-cell office:value-type="float" office:value="0.000262191">
            <text:p>0.000262191</text:p>
          </table:table-cell>
          <table:table-cell office:value-type="float" office:value="0.000261258">
            <text:p>0.000261258</text:p>
          </table:table-cell>
          <table:table-cell office:value-type="float" office:value="0.000103578">
            <text:p>0.000103578</text:p>
          </table:table-cell>
          <table:table-cell office:value-type="float" office:value="0.000389735">
            <text:p>0.000389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1</text:p>
          </table:table-cell>
          <table:table-cell office:value-type="float" office:value="0.000180933">
            <text:p>0.000180933</text:p>
          </table:table-cell>
          <table:table-cell office:value-type="float" office:value="0.000273793">
            <text:p>0.000273793</text:p>
          </table:table-cell>
          <table:table-cell office:value-type="float" office:value="0.000103704">
            <text:p>0.000103704</text:p>
          </table:table-cell>
          <table:table-cell office:value-type="float" office:value="0.000262226">
            <text:p>0.000262226</text:p>
          </table:table-cell>
          <table:table-cell office:value-type="float" office:value="0.000260891">
            <text:p>0.000260891</text:p>
          </table:table-cell>
          <table:table-cell office:value-type="float" office:value="0.000103462">
            <text:p>0.000103462</text:p>
          </table:table-cell>
          <table:table-cell office:value-type="float" office:value="0.000381221">
            <text:p>0.0003812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string">
            <text:p>close</text:p>
          </table:table-cell>
          <table:table-cell office:value-type="string">
            <text:p>SVD</text:p>
          </table:table-cell>
          <table:table-cell office:value-type="float" office:value="0.000113116">
            <text:p>0.000113116</text:p>
          </table:table-cell>
          <table:table-cell table:style-name="ce2" office:value-type="string">
            <text:p>9.46089e-05</text:p>
          </table:table-cell>
          <table:table-cell table:style-name="ce2" office:value-type="string">
            <text:p>5.50646e-05</text:p>
          </table:table-cell>
          <table:table-cell office:value-type="float" office:value="0.000249048">
            <text:p>0.000249048</text:p>
          </table:table-cell>
          <table:table-cell office:value-type="float" office:value="0.000205218">
            <text:p>0.000205218</text:p>
          </table:table-cell>
          <table:table-cell table:style-name="ce2" office:value-type="string">
            <text:p>8.96289e-05</text:p>
          </table:table-cell>
          <table:table-cell office:value-type="float" office:value="0.000252477">
            <text:p>0.000252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</text:p>
          </table:table-cell>
          <table:table-cell office:value-type="float" office:value="0.000311298">
            <text:p>0.000311298</text:p>
          </table:table-cell>
          <table:table-cell office:value-type="float" office:value="0.0010465">
            <text:p>0.0010465</text:p>
          </table:table-cell>
          <table:table-cell office:value-type="float" office:value="0.00073537">
            <text:p>0.00073537</text:p>
          </table:table-cell>
          <table:table-cell office:value-type="float" office:value="0.000420595">
            <text:p>0.000420595</text:p>
          </table:table-cell>
          <table:table-cell office:value-type="float" office:value="0.000452688">
            <text:p>0.000452688</text:p>
          </table:table-cell>
          <table:table-cell office:value-type="float" office:value="0.000364633">
            <text:p>0.000364633</text:p>
          </table:table-cell>
          <table:table-cell office:value-type="float" office:value="0.00112754">
            <text:p>0.00112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0.5</text:p>
          </table:table-cell>
          <table:table-cell office:value-type="float" office:value="0.000313433">
            <text:p>0.000313433</text:p>
          </table:table-cell>
          <table:table-cell office:value-type="float" office:value="0.000969885">
            <text:p>0.000969885</text:p>
          </table:table-cell>
          <table:table-cell office:value-type="float" office:value="0.000915664">
            <text:p>0.000915664</text:p>
          </table:table-cell>
          <table:table-cell office:value-type="float" office:value="0.00330333">
            <text:p>0.00330333</text:p>
          </table:table-cell>
          <table:table-cell office:value-type="float" office:value="0.000474962">
            <text:p>0.000474962</text:p>
          </table:table-cell>
          <table:table-cell office:value-type="float" office:value="0.000383541">
            <text:p>0.000383541</text:p>
          </table:table-cell>
          <table:table-cell office:value-type="float" office:value="0.000999751">
            <text:p>0.0009997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1</text:p>
          </table:table-cell>
          <table:table-cell office:value-type="float" office:value="0.000313534">
            <text:p>0.000313534</text:p>
          </table:table-cell>
          <table:table-cell office:value-type="float" office:value="0.000969953">
            <text:p>0.000969953</text:p>
          </table:table-cell>
          <table:table-cell office:value-type="float" office:value="0.000915555">
            <text:p>0.000915555</text:p>
          </table:table-cell>
          <table:table-cell office:value-type="float" office:value="0.0031159">
            <text:p>0.0031159</text:p>
          </table:table-cell>
          <table:table-cell office:value-type="float" office:value="0.000474858">
            <text:p>0.000474858</text:p>
          </table:table-cell>
          <table:table-cell office:value-type="float" office:value="0.000383374">
            <text:p>0.000383374</text:p>
          </table:table-cell>
          <table:table-cell office:value-type="float" office:value="0.0010425">
            <text:p>0.0010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mid</text:p>
          </table:table-cell>
          <table:table-cell office:value-type="string">
            <text:p>SVD</text:p>
          </table:table-cell>
          <table:table-cell office:value-type="float" office:value="0.000310256">
            <text:p>0.000310256</text:p>
          </table:table-cell>
          <table:table-cell office:value-type="float" office:value="0.000333384">
            <text:p>0.000333384</text:p>
          </table:table-cell>
          <table:table-cell office:value-type="float" office:value="0.000501437">
            <text:p>0.000501437</text:p>
          </table:table-cell>
          <table:table-cell office:value-type="float" office:value="0.0001734">
            <text:p>0.0001734</text:p>
          </table:table-cell>
          <table:table-cell office:value-type="float" office:value="0.000460199">
            <text:p>0.000460199</text:p>
          </table:table-cell>
          <table:table-cell office:value-type="float" office:value="0.000364691">
            <text:p>0.000364691</text:p>
          </table:table-cell>
          <table:table-cell office:value-type="float" office:value="0.00052656">
            <text:p>0.00052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</text:p>
          </table:table-cell>
          <table:table-cell office:value-type="float" office:value="0.000483643">
            <text:p>0.000483643</text:p>
          </table:table-cell>
          <table:table-cell office:value-type="float" office:value="0.000625664">
            <text:p>0.000625664</text:p>
          </table:table-cell>
          <table:table-cell office:value-type="float" office:value="0.00157136">
            <text:p>0.00157136</text:p>
          </table:table-cell>
          <table:table-cell office:value-type="float" office:value="0.000458795">
            <text:p>0.000458795</text:p>
          </table:table-cell>
          <table:table-cell office:value-type="float" office:value="0.000783142">
            <text:p>0.000783142</text:p>
          </table:table-cell>
          <table:table-cell office:value-type="float" office:value="0.00065175">
            <text:p>0.00065175</text:p>
          </table:table-cell>
          <table:table-cell office:value-type="float" office:value="0.00196085">
            <text:p>0.00196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0.5</text:p>
          </table:table-cell>
          <table:table-cell office:value-type="float" office:value="0.000483954">
            <text:p>0.000483954</text:p>
          </table:table-cell>
          <table:table-cell office:value-type="float" office:value="0.000627527">
            <text:p>0.000627527</text:p>
          </table:table-cell>
          <table:table-cell office:value-type="float" office:value="0.00199719">
            <text:p>0.00199719</text:p>
          </table:table-cell>
          <table:table-cell office:value-type="float" office:value="0.00318037">
            <text:p>0.00318037</text:p>
          </table:table-cell>
          <table:table-cell office:value-type="float" office:value="0.000784426">
            <text:p>0.000784426</text:p>
          </table:table-cell>
          <table:table-cell office:value-type="float" office:value="0.000664476">
            <text:p>0.000664476</text:p>
          </table:table-cell>
          <table:table-cell office:value-type="float" office:value="0.00167102">
            <text:p>0.001671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far</text:p>
          </table:table-cell>
          <table:table-cell office:value-type="string">
            <text:p>1</text:p>
          </table:table-cell>
          <table:table-cell office:value-type="float" office:value="0.000483641">
            <text:p>0.000483641</text:p>
          </table:table-cell>
          <table:table-cell office:value-type="float" office:value="0.00062758">
            <text:p>0.00062758</text:p>
          </table:table-cell>
          <table:table-cell office:value-type="float" office:value="0.0022175">
            <text:p>0.0022175</text:p>
          </table:table-cell>
          <table:table-cell office:value-type="float" office:value="0.00312888">
            <text:p>0.00312888</text:p>
          </table:table-cell>
          <table:table-cell office:value-type="float" office:value="0.000784258">
            <text:p>0.000784258</text:p>
          </table:table-cell>
          <table:table-cell office:value-type="float" office:value="0.000668867">
            <text:p>0.000668867</text:p>
          </table:table-cell>
          <table:table-cell office:value-type="float" office:value="0.00166476">
            <text:p>0.00166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far</text:p>
          </table:table-cell>
          <table:table-cell office:value-type="string">
            <text:p>SVD</text:p>
          </table:table-cell>
          <table:table-cell office:value-type="float" office:value="0.000464887">
            <text:p>0.000464887</text:p>
          </table:table-cell>
          <table:table-cell office:value-type="float" office:value="0.000519898">
            <text:p>0.000519898</text:p>
          </table:table-cell>
          <table:table-cell office:value-type="float" office:value="0.000517904">
            <text:p>0.000517904</text:p>
          </table:table-cell>
          <table:table-cell office:value-type="float" office:value="0.000112385">
            <text:p>0.000112385</text:p>
          </table:table-cell>
          <table:table-cell office:value-type="float" office:value="0.000794037">
            <text:p>0.000794037</text:p>
          </table:table-cell>
          <table:table-cell office:value-type="float" office:value="0.000635993">
            <text:p>0.000635993</text:p>
          </table:table-cell>
          <table:table-cell office:value-type="float" office:value="0.00114041">
            <text:p>0.00114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Texture, Structure</text:p>
          </table:table-cell>
          <table:table-cell office:value-type="float" office:value="0.000180933">
            <text:p>0.000180933</text:p>
          </table:table-cell>
          <table:table-cell office:value-type="float" office:value="0.000180932">
            <text:p>0.000180932</text:p>
          </table:table-cell>
          <table:table-cell office:value-type="float" office:value="0.000183627">
            <text:p>0.000183627</text:p>
          </table:table-cell>
          <table:table-cell office:value-type="float" office:value="0.000113116">
            <text:p>0.000113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Texture, No Structure</text:p>
          </table:table-cell>
          <table:table-cell office:value-type="float" office:value="0.000273793">
            <text:p>0.000273793</text:p>
          </table:table-cell>
          <table:table-cell office:value-type="float" office:value="0.00027378">
            <text:p>0.00027378</text:p>
          </table:table-cell>
          <table:table-cell office:value-type="float" office:value="0.000289591">
            <text:p>0.000289591</text:p>
          </table:table-cell>
          <table:table-cell table:style-name="ce2" office:value-type="string">
            <text:p>9.46089e-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No Texture, Structure</text:p>
          </table:table-cell>
          <table:table-cell office:value-type="float" office:value="0.000103704">
            <text:p>0.000103704</text:p>
          </table:table-cell>
          <table:table-cell office:value-type="float" office:value="0.000103711">
            <text:p>0.000103711</text:p>
          </table:table-cell>
          <table:table-cell table:style-name="ce2" office:value-type="string">
            <text:p>9.95345e-05</text:p>
          </table:table-cell>
          <table:table-cell table:style-name="ce2" office:value-type="string">
            <text:p>5.50646e-05</text:p>
          </table:table-cell>
          <table:table-cell table:number-columns-repeated="2"/>
          <table:table-cell office:value-type="float" office:value="0.000373785">
            <text:p>0.000373785</text:p>
          </table:table-cell>
          <table:table-cell office:value-type="float" office:value="0.000373736">
            <text:p>0.000373736</text:p>
          </table:table-cell>
          <table:table-cell office:value-type="float" office:value="0.000362063">
            <text:p>0.000362063</text:p>
          </table:table-cell>
          <table:table-cell office:value-type="float" office:value="0.000341901">
            <text:p>0.00034190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No Texture, No Structure</text:p>
          </table:table-cell>
          <table:table-cell office:value-type="float" office:value="0.000262226">
            <text:p>0.000262226</text:p>
          </table:table-cell>
          <table:table-cell office:value-type="float" office:value="0.000262191">
            <text:p>0.000262191</text:p>
          </table:table-cell>
          <table:table-cell office:value-type="float" office:value="0.000262636">
            <text:p>0.000262636</text:p>
          </table:table-cell>
          <table:table-cell office:value-type="float" office:value="0.000249048">
            <text:p>0.000249048</text:p>
          </table:table-cell>
          <table:table-cell table:number-columns-repeated="2"/>
          <table:table-cell office:value-type="float" office:value="0.000388518">
            <text:p>0.000388518</text:p>
          </table:table-cell>
          <table:table-cell office:value-type="float" office:value="0.000388589">
            <text:p>0.000388589</text:p>
          </table:table-cell>
          <table:table-cell office:value-type="float" office:value="0.000350155">
            <text:p>0.000350155</text:p>
          </table:table-cell>
          <table:table-cell office:value-type="float" office:value="0.000340256">
            <text:p>0.00034025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Desk scene &lt;1m</text:p>
          </table:table-cell>
          <table:table-cell office:value-type="float" office:value="0.000260891">
            <text:p>0.000260891</text:p>
          </table:table-cell>
          <table:table-cell office:value-type="float" office:value="0.000261258">
            <text:p>0.000261258</text:p>
          </table:table-cell>
          <table:table-cell office:value-type="float" office:value="0.000237751">
            <text:p>0.000237751</text:p>
          </table:table-cell>
          <table:table-cell office:value-type="float" office:value="0.000205218">
            <text:p>0.000205218</text:p>
          </table:table-cell>
          <table:table-cell table:number-columns-repeated="2"/>
          <table:table-cell office:value-type="float" office:value="0.000447702">
            <text:p>0.000447702</text:p>
          </table:table-cell>
          <table:table-cell office:value-type="float" office:value="0.000447712">
            <text:p>0.000447712</text:p>
          </table:table-cell>
          <table:table-cell office:value-type="float" office:value="0.000273132">
            <text:p>0.000273132</text:p>
          </table:table-cell>
          <table:table-cell office:value-type="float" office:value="0.000278665">
            <text:p>0.00027866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Desk scene~2m</text:p>
          </table:table-cell>
          <table:table-cell office:value-type="float" office:value="0.000103462">
            <text:p>0.000103462</text:p>
          </table:table-cell>
          <table:table-cell office:value-type="float" office:value="0.000103578">
            <text:p>0.000103578</text:p>
          </table:table-cell>
          <table:table-cell table:style-name="ce2" office:value-type="string">
            <text:p>9.64073e-05</text:p>
          </table:table-cell>
          <table:table-cell table:style-name="ce2" office:value-type="string">
            <text:p>8.96289e-05</text:p>
          </table:table-cell>
          <table:table-cell table:number-columns-repeated="2"/>
          <table:table-cell office:value-type="float" office:value="0.000433106">
            <text:p>0.000433106</text:p>
          </table:table-cell>
          <table:table-cell office:value-type="float" office:value="0.000448008">
            <text:p>0.000448008</text:p>
          </table:table-cell>
          <table:table-cell office:value-type="float" office:value="0.000322721">
            <text:p>0.000322721</text:p>
          </table:table-cell>
          <table:table-cell office:value-type="float" office:value="0.000277171">
            <text:p>0.00027717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office:value-type="string">
            <text:p>~95% pointcloud overlap</text:p>
          </table:table-cell>
          <table:table-cell office:value-type="string">
            <text:p>Desk scene ~3m</text:p>
          </table:table-cell>
          <table:table-cell office:value-type="float" office:value="0.000381221">
            <text:p>0.000381221</text:p>
          </table:table-cell>
          <table:table-cell office:value-type="float" office:value="0.000389735">
            <text:p>0.000389735</text:p>
          </table:table-cell>
          <table:table-cell office:value-type="float" office:value="0.000341619">
            <text:p>0.000341619</text:p>
          </table:table-cell>
          <table:table-cell office:value-type="float" office:value="0.000252477">
            <text:p>0.00025247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Texture, Structure</text:p>
          </table:table-cell>
          <table:table-cell office:value-type="float" office:value="0.000313534">
            <text:p>0.000313534</text:p>
          </table:table-cell>
          <table:table-cell office:value-type="float" office:value="0.000313433">
            <text:p>0.000313433</text:p>
          </table:table-cell>
          <table:table-cell office:value-type="float" office:value="0.000311298">
            <text:p>0.000311298</text:p>
          </table:table-cell>
          <table:table-cell office:value-type="float" office:value="0.000310256">
            <text:p>0.000310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Texture, No Structure</text:p>
          </table:table-cell>
          <table:table-cell office:value-type="float" office:value="0.000373785">
            <text:p>0.000373785</text:p>
          </table:table-cell>
          <table:table-cell office:value-type="float" office:value="0.000373736">
            <text:p>0.000373736</text:p>
          </table:table-cell>
          <table:table-cell office:value-type="float" office:value="0.000362063">
            <text:p>0.000362063</text:p>
          </table:table-cell>
          <table:table-cell office:value-type="float" office:value="0.000341901">
            <text:p>0.000341901</text:p>
          </table:table-cell>
          <table:table-cell table:number-columns-repeated="2"/>
          <table:table-cell office:value-type="float" office:value="0.000969953">
            <text:p>0.000969953</text:p>
          </table:table-cell>
          <table:table-cell office:value-type="float" office:value="0.000969885">
            <text:p>0.000969885</text:p>
          </table:table-cell>
          <table:table-cell office:value-type="float" office:value="0.0010465">
            <text:p>0.0010465</text:p>
          </table:table-cell>
          <table:table-cell office:value-type="float" office:value="0.000333384">
            <text:p>0.00033338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No Texture, Structure</text:p>
          </table:table-cell>
          <table:table-cell office:value-type="float" office:value="0.000915555">
            <text:p>0.000915555</text:p>
          </table:table-cell>
          <table:table-cell office:value-type="float" office:value="0.000915664">
            <text:p>0.000915664</text:p>
          </table:table-cell>
          <table:table-cell office:value-type="float" office:value="0.00073537">
            <text:p>0.00073537</text:p>
          </table:table-cell>
          <table:table-cell office:value-type="float" office:value="0.000501437">
            <text:p>0.000501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No Texture, No Structure</text:p>
          </table:table-cell>
          <table:table-cell office:value-type="float" office:value="0.0031159">
            <text:p>0.0031159</text:p>
          </table:table-cell>
          <table:table-cell office:value-type="float" office:value="0.00330333">
            <text:p>0.00330333</text:p>
          </table:table-cell>
          <table:table-cell office:value-type="float" office:value="0.000420595">
            <text:p>0.000420595</text:p>
          </table:table-cell>
          <table:table-cell office:value-type="float" office:value="0.0001734">
            <text:p>0.0001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Desk scene &lt;1m</text:p>
          </table:table-cell>
          <table:table-cell office:value-type="float" office:value="0.000474858">
            <text:p>0.000474858</text:p>
          </table:table-cell>
          <table:table-cell office:value-type="float" office:value="0.000474962">
            <text:p>0.000474962</text:p>
          </table:table-cell>
          <table:table-cell office:value-type="float" office:value="0.000452688">
            <text:p>0.000452688</text:p>
          </table:table-cell>
          <table:table-cell office:value-type="float" office:value="0.000460199">
            <text:p>0.000460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Desk scene~2m</text:p>
          </table:table-cell>
          <table:table-cell office:value-type="float" office:value="0.000383374">
            <text:p>0.000383374</text:p>
          </table:table-cell>
          <table:table-cell office:value-type="float" office:value="0.000383541">
            <text:p>0.000383541</text:p>
          </table:table-cell>
          <table:table-cell office:value-type="float" office:value="0.000364633">
            <text:p>0.000364633</text:p>
          </table:table-cell>
          <table:table-cell office:value-type="float" office:value="0.000364691">
            <text:p>0.000364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  <table:table-cell table:style-name="ce3" office:value-type="string">
            <text:p>~70% pointcloud overlap</text:p>
          </table:table-cell>
          <table:table-cell office:value-type="string">
            <text:p>Desk scene ~3m</text:p>
          </table:table-cell>
          <table:table-cell office:value-type="float" office:value="0.0010425">
            <text:p>0.0010425</text:p>
          </table:table-cell>
          <table:table-cell office:value-type="float" office:value="0.000999751">
            <text:p>0.000999751</text:p>
          </table:table-cell>
          <table:table-cell office:value-type="float" office:value="0.00112754">
            <text:p>0.00112754</text:p>
          </table:table-cell>
          <table:table-cell office:value-type="float" office:value="0.00052656">
            <text:p>0.0005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0.5</text:p>
          </table:table-cell>
          <table:table-cell office:value-type="string">
            <text:p>0</text:p>
          </table:table-cell>
          <table:table-cell office:value-type="string">
            <text:p>SVD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Texture, Structure</text:p>
          </table:table-cell>
          <table:table-cell office:value-type="float" office:value="0.000483641">
            <text:p>0.000483641</text:p>
          </table:table-cell>
          <table:table-cell office:value-type="float" office:value="0.000483954">
            <text:p>0.000483954</text:p>
          </table:table-cell>
          <table:table-cell office:value-type="float" office:value="0.000483643">
            <text:p>0.000483643</text:p>
          </table:table-cell>
          <table:table-cell office:value-type="float" office:value="0.000464887">
            <text:p>0.000464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Texture, No Structure</text:p>
          </table:table-cell>
          <table:table-cell office:value-type="float" office:value="0.00062758">
            <text:p>0.00062758</text:p>
          </table:table-cell>
          <table:table-cell office:value-type="float" office:value="0.000627527">
            <text:p>0.000627527</text:p>
          </table:table-cell>
          <table:table-cell office:value-type="float" office:value="0.000625664">
            <text:p>0.000625664</text:p>
          </table:table-cell>
          <table:table-cell office:value-type="float" office:value="0.000519898">
            <text:p>0.000519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No Texture, Structure</text:p>
          </table:table-cell>
          <table:table-cell office:value-type="float" office:value="0.0022175">
            <text:p>0.0022175</text:p>
          </table:table-cell>
          <table:table-cell office:value-type="float" office:value="0.00199719">
            <text:p>0.00199719</text:p>
          </table:table-cell>
          <table:table-cell office:value-type="float" office:value="0.00157136">
            <text:p>0.00157136</text:p>
          </table:table-cell>
          <table:table-cell office:value-type="float" office:value="0.000517904">
            <text:p>0.00051790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~50% pointcloud overlap</text:p>
          </table:table-cell>
          <table:table-cell office:value-type="string">
            <text:p>No Texture, No Structure</text:p>
          </table:table-cell>
          <table:table-cell office:value-type="float" office:value="0.00312888">
            <text:p>0.00312888</text:p>
          </table:table-cell>
          <table:table-cell office:value-type="float" office:value="0.00318037">
            <text:p>0.00318037</text:p>
          </table:table-cell>
          <table:table-cell office:value-type="float" office:value="0.000458795">
            <text:p>0.000458795</text:p>
          </table:table-cell>
          <table:table-cell office:value-type="float" office:value="0.000112385">
            <text:p>0.000112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Desk scene &lt;1m</text:p>
          </table:table-cell>
          <table:table-cell office:value-type="float" office:value="0.000784258">
            <text:p>0.000784258</text:p>
          </table:table-cell>
          <table:table-cell office:value-type="float" office:value="0.000784426">
            <text:p>0.000784426</text:p>
          </table:table-cell>
          <table:table-cell office:value-type="float" office:value="0.000783142">
            <text:p>0.000783142</text:p>
          </table:table-cell>
          <table:table-cell office:value-type="float" office:value="0.000794037">
            <text:p>0.000794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Desk scene~2m</text:p>
          </table:table-cell>
          <table:table-cell office:value-type="float" office:value="0.000668867">
            <text:p>0.000668867</text:p>
          </table:table-cell>
          <table:table-cell office:value-type="float" office:value="0.000664476">
            <text:p>0.000664476</text:p>
          </table:table-cell>
          <table:table-cell office:value-type="float" office:value="0.00065175">
            <text:p>0.00065175</text:p>
          </table:table-cell>
          <table:table-cell office:value-type="float" office:value="0.000635993">
            <text:p>0.000635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/>
          <table:table-cell office:value-type="string">
            <text:p>~50% pointcloud overlap</text:p>
          </table:table-cell>
          <table:table-cell office:value-type="string">
            <text:p>Desk scene ~3m</text:p>
          </table:table-cell>
          <table:table-cell office:value-type="float" office:value="0.00166476">
            <text:p>0.00166476</text:p>
          </table:table-cell>
          <table:table-cell office:value-type="float" office:value="0.00167102">
            <text:p>0.00167102</text:p>
          </table:table-cell>
          <table:table-cell office:value-type="float" office:value="0.00196085">
            <text:p>0.00196085</text:p>
          </table:table-cell>
          <table:table-cell office:value-type="float" office:value="0.00114041">
            <text:p>0.00114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5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</meta:initial-creator>
    <meta:creation-date>2012-04-02T19:28:03</meta:creation-date>
    <dc:date>2012-04-18T15:27:18</dc:date>
    <dc:creator>Ross </dc:creator>
    <meta:editing-duration>PT12H39M38S</meta:editing-duration>
    <meta:editing-cycles>5</meta:editing-cycles>
    <meta:generator>LibreOffice/3.4$Unix LibreOffice_project/340m1$Build-402</meta:generator>
    <meta:document-statistic meta:table-count="5" meta:cell-count="182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6.127cm" svg:height="23.5cm" xlink:href=".." xlink:type="simple" chart:class="chart:bar" chart:style-name="ch1">
        <chart:legend chart:legend-position="end" svg:x="40.953cm" svg:y="9.957cm" style:legend-expansion="high" chart:style-name="ch2"/>
        <chart:plot-area chart:style-name="ch3" table:cell-range-address="Sheet1.D5:Sheet1.L18" chart:data-source-has-labels="both" svg:x="1.372cm" svg:y="2.015cm" svg:width="37.737cm" svg:height="20.595cm">
          <chartooo:coordinate-region svg:x="2.284cm" svg:y="2.214cm" svg:width="36.825cm" svg:height="19.351cm"/>
          <chart:axis chart:dimension="x" chart:name="primary-x" chart:style-name="ch4" chartooo:axis-type="auto">
            <chartooo:date-scale/>
            <chart:categories table:cell-range-address="Sheet1.D7:Sheet1.E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7:Sheet1.F18" chart:label-cell-address="Sheet1.F5:Sheet1.F6" chart:class="chart:bar">
            <chart:data-point chart:repeated="12"/>
          </chart:series>
          <chart:series chart:style-name="ch8" chart:values-cell-range-address="Sheet1.G7:Sheet1.G18" chart:label-cell-address="Sheet1.G5:Sheet1.G6" chart:class="chart:bar">
            <chart:data-point chart:repeated="12"/>
          </chart:series>
          <chart:series chart:style-name="ch9" chart:values-cell-range-address="Sheet1.H7:Sheet1.H18" chart:label-cell-address="Sheet1.H5:Sheet1.H6" chart:class="chart:bar">
            <chart:data-point chart:repeated="12"/>
          </chart:series>
          <chart:series chart:style-name="ch10" chart:values-cell-range-address="Sheet1.I7:Sheet1.I18" chart:label-cell-address="Sheet1.I5:Sheet1.I6" chart:class="chart:bar">
            <chart:data-point chart:repeated="12"/>
          </chart:series>
          <chart:series chart:style-name="ch11" chart:values-cell-range-address="Sheet1.J7:Sheet1.J18" chart:label-cell-address="Sheet1.J5:Sheet1.J6" chart:class="chart:bar">
            <chart:data-point chart:repeated="12"/>
          </chart:series>
          <chart:series chart:style-name="ch12" chart:values-cell-range-address="Sheet1.K7:Sheet1.K18" chart:label-cell-address="Sheet1.K5:Sheet1.K6" chart:class="chart:bar">
            <chart:data-point chart:repeated="12"/>
          </chart:series>
          <chart:series chart:style-name="ch13" chart:values-cell-range-address="Sheet1.L7:Sheet1.L18" chart:label-cell-address="Sheet1.L5:Sheet1.L6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ATURE STRUCTURE</text:p>
                <text:list>
                  <text:list-item>
                    <text:p>FEATURE</text:p>
                  </text:list-item>
                  <text:list-item>
                    <text:p>STRUCTURE</text:p>
                  </text:list-item>
                </text:list>
                <draw:g>
                  <svg:desc>Sheet1.F5:Sheet1.F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G5:Sheet1.G6</svg:desc>
                </draw:g>
              </table:table-cell>
              <table:table-cell office:value-type="string">
                <text:p>NO FEATURE STRUCTURE</text:p>
                <text:list>
                  <text:list-item>
                    <text:p>NO FEATURE</text:p>
                  </text:list-item>
                  <text:list-item>
                    <text:p>STRUCTURE</text:p>
                  </text:list-item>
                </text:list>
                <draw:g>
                  <svg:desc>Sheet1.H5:Sheet1.H6</svg:desc>
                </draw:g>
              </table:table-cell>
              <table:table-cell office:value-type="string">
                <text:p>NO STRUCT</text:p>
                <text:list>
                  <text:list-item>
                    <text:p/>
                  </text:list-item>
                  <text:list-item>
                    <text:p>NO STRUCT</text:p>
                  </text:list-item>
                </text:list>
                <draw:g>
                  <svg:desc>Sheet1.I5:Sheet1.I6</svg:desc>
                </draw:g>
              </table:table-cell>
              <table:table-cell office:value-type="string">
                <text:p>DESK &lt;1m</text:p>
                <text:list>
                  <text:list-item>
                    <text:p>DESK</text:p>
                  </text:list-item>
                  <text:list-item>
                    <text:p>&lt;1m</text:p>
                  </text:list-item>
                </text:list>
                <draw:g>
                  <svg:desc>Sheet1.J5:Sheet1.J6</svg:desc>
                </draw:g>
              </table:table-cell>
              <table:table-cell office:value-type="string">
                <text:p>~2m</text:p>
                <text:list>
                  <text:list-item>
                    <text:p/>
                  </text:list-item>
                  <text:list-item>
                    <text:p>~2m</text:p>
                  </text:list-item>
                </text:list>
                <draw:g>
                  <svg:desc>Sheet1.K5:Sheet1.K6</svg:desc>
                </draw:g>
              </table:table-cell>
              <table:table-cell office:value-type="string">
                <text:p>~3m</text:p>
                <text:list>
                  <text:list-item>
                    <text:p/>
                  </text:list-item>
                  <text:list-item>
                    <text:p>~3m</text:p>
                  </text:list-item>
                </text:list>
                <draw:g>
                  <svg:desc>Sheet1.L5:Sheet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0</text:p>
                <text:list>
                  <text:list-item>
                    <text:p>close</text:p>
                  </text:list-item>
                  <text:list-item>
                    <text:p>0</text:p>
                  </text:list-item>
                </text:list>
                <draw:g>
                  <svg:desc>Sheet1.D7:Sheet1.E18</svg:desc>
                </draw:g>
              </table:table-cell>
              <table:table-cell office:value-type="float" office:value="0.0068161">
                <text:p>0.0068161</text:p>
                <draw:g>
                  <svg:desc>Sheet1.F7:Sheet1.F18</svg:desc>
                </draw:g>
              </table:table-cell>
              <table:table-cell office:value-type="float" office:value="0.000289591">
                <text:p>0.000289591</text:p>
                <draw:g>
                  <svg:desc>Sheet1.G7:Sheet1.G18</svg:desc>
                </draw:g>
              </table:table-cell>
              <table:table-cell office:value-type="float" office:value="0.000558559">
                <text:p>0.000558559</text:p>
                <draw:g>
                  <svg:desc>Sheet1.H7:Sheet1.H18</svg:desc>
                </draw:g>
              </table:table-cell>
              <table:table-cell office:value-type="float" office:value="0.000595015">
                <text:p>0.000595015</text:p>
                <draw:g>
                  <svg:desc>Sheet1.I7:Sheet1.I18</svg:desc>
                </draw:g>
              </table:table-cell>
              <table:table-cell office:value-type="float" office:value="0.000116531">
                <text:p>0.000116531</text:p>
                <draw:g>
                  <svg:desc>Sheet1.J7:Sheet1.J18</svg:desc>
                </draw:g>
              </table:table-cell>
              <table:table-cell office:value-type="float" office:value="NaN">
                <text:p>NaN</text:p>
                <draw:g>
                  <svg:desc>Sheet1.K7:Sheet1.K18</svg:desc>
                </draw:g>
              </table:table-cell>
              <table:table-cell office:value-type="float" office:value="0.000411284">
                <text:p>0.000411284</text:p>
                <draw:g>
                  <svg:desc>Sheet1.L7:Sheet1.L18</svg:desc>
                </draw:g>
              </table:table-cell>
            </table:table-row>
            <table:table-row>
              <table:table-cell office:value-type="string">
                <text:p>close 0.5</text:p>
                <text:list>
                  <text:list-item>
                    <text:p>close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671041">
                <text:p>0.00671041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NaN">
                <text:p>NaN</text:p>
              </table:table-cell>
              <table:table-cell office:value-type="float" office:value="0.000379894">
                <text:p>0.000379894</text:p>
              </table:table-cell>
            </table:table-row>
            <table:table-row>
              <table:table-cell office:value-type="string">
                <text:p>close 1</text:p>
                <text:list>
                  <text:list-item>
                    <text:p>close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671083">
                <text:p>0.00671083</text:p>
              </table:table-cell>
              <table:table-cell office:value-type="float" office:value="0.000273793">
                <text:p>0.000273793</text:p>
              </table:table-cell>
              <table:table-cell office:value-type="float" office:value="0.00058333">
                <text:p>0.00058333</text:p>
              </table:table-cell>
              <table:table-cell office:value-type="float" office:value="0.00281736">
                <text:p>0.00281736</text:p>
              </table:table-cell>
              <table:table-cell office:value-type="float" office:value="0.000126281">
                <text:p>0.000126281</text:p>
              </table:table-cell>
              <table:table-cell office:value-type="float" office:value="NaN">
                <text:p>NaN</text:p>
              </table:table-cell>
              <table:table-cell office:value-type="float" office:value="0.000379692">
                <text:p>0.000379692</text:p>
              </table:table-cell>
            </table:table-row>
            <table:table-row>
              <table:table-cell office:value-type="string">
                <text:p>close SVD</text:p>
                <text:list>
                  <text:list-item>
                    <text:p>close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659943">
                <text:p>0.00659943</text:p>
              </table:table-cell>
              <table:table-cell office:value-type="float" office:value="NaN">
                <text:p>NaN</text:p>
              </table:table-cell>
              <table:table-cell office:value-type="float" office:value="0.000446156">
                <text:p>0.000446156</text:p>
              </table:table-cell>
              <table:table-cell office:value-type="float" office:value="NaN">
                <text:p>NaN</text:p>
              </table:table-cell>
              <table:table-cell office:value-type="float" office:value="0.000110496">
                <text:p>0.000110496</text:p>
              </table:table-cell>
              <table:table-cell office:value-type="float" office:value="NaN">
                <text:p>NaN</text:p>
              </table:table-cell>
              <table:table-cell office:value-type="float" office:value="0.00035355">
                <text:p>0.00035355</text:p>
              </table:table-cell>
            </table:table-row>
            <table:table-row>
              <table:table-cell office:value-type="string">
                <text:p>mid 0</text:p>
                <text:list>
                  <text:list-item>
                    <text:p>mid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892701">
                <text:p>0.00892701</text:p>
              </table:table-cell>
              <table:table-cell office:value-type="float" office:value="0.122084">
                <text:p>0.122084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27976">
                <text:p>0.002797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126034">
                <text:p>0.00126034</text:p>
              </table:table-cell>
              <table:table-cell office:value-type="float" office:value="0.0344942">
                <text:p>0.0344942</text:p>
              </table:table-cell>
            </table:table-row>
            <table:table-row>
              <table:table-cell office:value-type="string">
                <text:p>mid 0.5</text:p>
                <text:list>
                  <text:list-item>
                    <text:p>mid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101037">
                <text:p>0.0101037</text:p>
              </table:table-cell>
              <table:table-cell office:value-type="float" office:value="0.0708973">
                <text:p>0.0708973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65">
                <text:p>0.0337265</text:p>
              </table:table-cell>
            </table:table-row>
            <table:table-row>
              <table:table-cell office:value-type="string">
                <text:p>mid 1</text:p>
                <text:list>
                  <text:list-item>
                    <text:p>mid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101043">
                <text:p>0.0101043</text:p>
              </table:table-cell>
              <table:table-cell office:value-type="float" office:value="0.0708961">
                <text:p>0.0708961</text:p>
              </table:table-cell>
              <table:table-cell office:value-type="float" office:value="0.0198994">
                <text:p>0.0198994</text:p>
              </table:table-cell>
              <table:table-cell office:value-type="float" office:value="0.0123538">
                <text:p>0.0123538</text:p>
              </table:table-cell>
              <table:table-cell office:value-type="float" office:value="0.00584741">
                <text:p>0.0058474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337208">
                <text:p>0.0337208</text:p>
              </table:table-cell>
            </table:table-row>
            <table:table-row>
              <table:table-cell office:value-type="string">
                <text:p>mid SVD</text:p>
                <text:list>
                  <text:list-item>
                    <text:p>mid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897632">
                <text:p>0.00897632</text:p>
              </table:table-cell>
              <table:table-cell office:value-type="float" office:value="0.0641591">
                <text:p>0.0641591</text:p>
              </table:table-cell>
              <table:table-cell office:value-type="float" office:value="0.0184802">
                <text:p>0.0184802</text:p>
              </table:table-cell>
              <table:table-cell office:value-type="float" office:value="0.00092078">
                <text:p>0.00092078</text:p>
              </table:table-cell>
              <table:table-cell office:value-type="float" office:value="0.00580203">
                <text:p>0.00580203</text:p>
              </table:table-cell>
              <table:table-cell office:value-type="float" office:value="0.00124262">
                <text:p>0.00124262</text:p>
              </table:table-cell>
              <table:table-cell office:value-type="float" office:value="0.0342276">
                <text:p>0.0342276</text:p>
              </table:table-cell>
            </table:table-row>
            <table:table-row>
              <table:table-cell office:value-type="string">
                <text:p>far 0</text:p>
                <text:list>
                  <text:list-item>
                    <text:p>far</text:p>
                  </text:list-item>
                  <text:list-item>
                    <text:p>0</text:p>
                  </text:list-item>
                </text:list>
              </table:table-cell>
              <table:table-cell office:value-type="float" office:value="0.00322542">
                <text:p>0.00322542</text:p>
              </table:table-cell>
              <table:table-cell office:value-type="float" office:value="0.361618">
                <text:p>0.361618</text:p>
              </table:table-cell>
              <table:table-cell office:value-type="float" office:value="0.212017">
                <text:p>0.21201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0263407">
                <text:p>0.00263407</text:p>
              </table:table-cell>
            </table:table-row>
            <table:table-row>
              <table:table-cell office:value-type="string">
                <text:p>far 0.5</text:p>
                <text:list>
                  <text:list-item>
                    <text:p>far</text:p>
                  </text:list-item>
                  <text:list-item>
                    <text:p>0.5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6">
                <text:p>0.361566</text:p>
              </table:table-cell>
              <table:table-cell office:value-type="float" office:value="0.213044">
                <text:p>0.21304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19">
                <text:p>0.00264319</text:p>
              </table:table-cell>
            </table:table-row>
            <table:table-row>
              <table:table-cell office:value-type="string">
                <text:p>far 1</text:p>
                <text:list>
                  <text:list-item>
                    <text:p>far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00459792">
                <text:p>0.00459792</text:p>
              </table:table-cell>
              <table:table-cell office:value-type="float" office:value="0.361568">
                <text:p>0.361568</text:p>
              </table:table-cell>
              <table:table-cell office:value-type="float" office:value="0.21304">
                <text:p>0.21304</text:p>
              </table:table-cell>
              <table:table-cell office:value-type="float" office:value="0.000887198">
                <text:p>0.000887198</text:p>
              </table:table-cell>
              <table:table-cell office:value-type="float" office:value="0.00447392">
                <text:p>0.00447392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0264331">
                <text:p>0.00264331</text:p>
              </table:table-cell>
            </table:table-row>
            <table:table-row>
              <table:table-cell office:value-type="string">
                <text:p>far SVD</text:p>
                <text:list>
                  <text:list-item>
                    <text:p>far</text:p>
                  </text:list-item>
                  <text:list-item>
                    <text:p>SVD</text:p>
                  </text:list-item>
                </text:list>
              </table:table-cell>
              <table:table-cell office:value-type="float" office:value="0.00321238">
                <text:p>0.00321238</text:p>
              </table:table-cell>
              <table:table-cell office:value-type="float" office:value="0.330448">
                <text:p>0.330448</text:p>
              </table:table-cell>
              <table:table-cell office:value-type="float" office:value="0.196929">
                <text:p>0.196929</text:p>
              </table:table-cell>
              <table:table-cell office:value-type="float" office:value="0.000505785">
                <text:p>0.000505785</text:p>
              </table:table-cell>
              <table:table-cell office:value-type="float" office:value="0.00419697">
                <text:p>0.00419697</text:p>
              </table:table-cell>
              <table:table-cell office:value-type="float" office:value="0.0299846">
                <text:p>0.0299846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962cm" svg:height="21.383cm" xlink:href=".." xlink:type="simple" chart:class="chart:bar" chart:style-name="ch1">
        <chart:legend chart:legend-position="end" svg:x="44.493cm" svg:y="9.645cm" style:legend-expansion="high" chart:style-name="ch2"/>
        <chart:plot-area chart:style-name="ch3" table:cell-range-address="Sheet4.E19:Sheet4.J42" chart:data-source-has-labels="both" svg:x="1.369cm" svg:y="1.843cm" svg:width="41.286cm" svg:height="18.693cm">
          <chartooo:coordinate-region svg:x="2.467cm" svg:y="2.042cm" svg:width="40.188cm" svg:height="13.426cm"/>
          <chart:axis chart:dimension="x" chart:name="primary-x" chart:style-name="ch4" chartooo:axis-type="auto">
            <chartooo:date-scale/>
            <chart:categories table:cell-range-address="Sheet4.E20:Sheet4.F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G20:Sheet4.G42" chart:label-cell-address="Sheet4.G19:Sheet4.G19" chart:class="chart:bar">
            <chart:data-point chart:repeated="23"/>
          </chart:series>
          <chart:series chart:style-name="ch8" chart:values-cell-range-address="Sheet4.H20:Sheet4.H42" chart:label-cell-address="Sheet4.H19:Sheet4.H19" chart:class="chart:bar">
            <chart:data-point chart:repeated="23"/>
          </chart:series>
          <chart:series chart:style-name="ch9" chart:values-cell-range-address="Sheet4.I20:Sheet4.I42" chart:label-cell-address="Sheet4.I19:Sheet4.I19" chart:class="chart:bar">
            <chart:data-point chart:repeated="23"/>
          </chart:series>
          <chart:series chart:style-name="ch10" chart:values-cell-range-address="Sheet4.J20:Sheet4.J42" chart:label-cell-address="Sheet4.J19:Sheet4.J19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G19:Sheet4.G19</svg:desc>
                </draw:g>
              </table:table-cell>
              <table:table-cell office:value-type="string">
                <text:p>0.5</text:p>
                <draw:g>
                  <svg:desc>Sheet4.H19:Sheet4.H19</svg:desc>
                </draw:g>
              </table:table-cell>
              <table:table-cell office:value-type="string">
                <text:p>0</text:p>
                <draw:g>
                  <svg:desc>Sheet4.I19:Sheet4.I19</svg:desc>
                </draw:g>
              </table:table-cell>
              <table:table-cell office:value-type="string">
                <text:p>SVD</text:p>
                <draw:g>
                  <svg:desc>Sheet4.J19:Sheet4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ecutive frames (high overlap) FEATURE STRUCTURE</text:p>
                <text:list>
                  <text:list-item>
                    <text:p>consecutive frames (high overlap)</text:p>
                  </text:list-item>
                  <text:list-item>
                    <text:p>FEATURE STRUCTURE</text:p>
                  </text:list-item>
                </text:list>
                <draw:g>
                  <svg:desc>Sheet4.E20:Sheet4.F42</svg:desc>
                </draw:g>
              </table:table-cell>
              <table:table-cell office:value-type="float" office:value="0.000181481">
                <text:p>0.000181481</text:p>
                <draw:g>
                  <svg:desc>Sheet4.G20:Sheet4.G42</svg:desc>
                </draw:g>
              </table:table-cell>
              <table:table-cell office:value-type="float" office:value="0.00018148">
                <text:p>0.00018148</text:p>
                <draw:g>
                  <svg:desc>Sheet4.H20:Sheet4.H42</svg:desc>
                </draw:g>
              </table:table-cell>
              <table:table-cell office:value-type="float" office:value="0.000184176">
                <text:p>0.000184176</text:p>
                <draw:g>
                  <svg:desc>Sheet4.I20:Sheet4.I42</svg:desc>
                </draw:g>
              </table:table-cell>
              <table:table-cell office:value-type="float" office:value="0.000113116">
                <text:p>0.000113116</text:p>
                <draw:g>
                  <svg:desc>Sheet4.J20:Sheet4.J42</svg:desc>
                </draw:g>
              </table:table-cell>
            </table:table-row>
            <table:table-row>
              <table:table-cell office:value-type="string">
                <text:p>consecutive frames (high overlap) FEATURE NO STRUCT</text:p>
                <text:list>
                  <text:list-item>
                    <text:p>consecutive frames (high overlap)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NO FEATURE STRUCTURE</text:p>
                <text:list>
                  <text:list-item>
                    <text:p>consecutive frames (high overlap)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onsecutive frames (high overlap) NO FEATURE NO STRUCT</text:p>
                <text:list>
                  <text:list-item>
                    <text:p>consecutive frames (high overlap)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366308">
                <text:p>0.000366308</text:p>
              </table:table-cell>
              <table:table-cell office:value-type="float" office:value="0.000366312">
                <text:p>0.000366312</text:p>
              </table:table-cell>
              <table:table-cell office:value-type="float" office:value="0.000358249">
                <text:p>0.000358249</text:p>
              </table:table-cell>
              <table:table-cell office:value-type="float" office:value="0.000268597">
                <text:p>0.000268597</text:p>
              </table:table-cell>
            </table:table-row>
            <table:table-row>
              <table:table-cell office:value-type="string">
                <text:p>consecutive frames (high overlap) &lt;1m</text:p>
                <text:list>
                  <text:list-item>
                    <text:p>consecutive frames (high overlap)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325576">
                <text:p>0.000325576</text:p>
              </table:table-cell>
              <table:table-cell office:value-type="float" office:value="0.000326026">
                <text:p>0.000326026</text:p>
              </table:table-cell>
              <table:table-cell office:value-type="float" office:value="0.000299657">
                <text:p>0.000299657</text:p>
              </table:table-cell>
              <table:table-cell office:value-type="float" office:value="0.000259016">
                <text:p>0.000259016</text:p>
              </table:table-cell>
            </table:table-row>
            <table:table-row>
              <table:table-cell office:value-type="string">
                <text:p>consecutive frames (high overlap) ~2m</text:p>
                <text:list>
                  <text:list-item>
                    <text:p>consecutive frames (high overlap)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0161995">
                <text:p>0.000161995</text:p>
              </table:table-cell>
              <table:table-cell office:value-type="float" office:value="0.000162161">
                <text:p>0.000162161</text:p>
              </table:table-cell>
              <table:table-cell office:value-type="float" office:value="0.000152801">
                <text:p>0.000152801</text:p>
              </table:table-cell>
              <table:table-cell office:value-type="float" office:value="0.000141355">
                <text:p>0.000141355</text:p>
              </table:table-cell>
            </table:table-row>
            <table:table-row>
              <table:table-cell office:value-type="string">
                <text:p>consecutive frames (high overlap) ~3m</text:p>
                <text:list>
                  <text:list-item>
                    <text:p>consecutive frames (high overlap)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575084">
                <text:p>0.000575084</text:p>
              </table:table-cell>
              <table:table-cell office:value-type="float" office:value="0.000582493">
                <text:p>0.000582493</text:p>
              </table:table-cell>
              <table:table-cell office:value-type="float" office:value="0.000528671">
                <text:p>0.000528671</text:p>
              </table:table-cell>
              <table:table-cell office:value-type="float" office:value="0.000439036">
                <text:p>0.000439036</text:p>
              </table:table-cell>
            </table:table-row>
            <table:table-row>
              <table:table-cell office:value-type="string">
                <text:p>consecutive frames (high overlap)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FEATURE STRUCTURE</text:p>
                <text:list>
                  <text:list-item>
                    <text:p>Mostly Overlapping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0.002951">
                <text:p>0.002951</text:p>
              </table:table-cell>
              <table:table-cell office:value-type="float" office:value="0.00294986">
                <text:p>0.00294986</text:p>
              </table:table-cell>
              <table:table-cell office:value-type="float" office:value="0.00294988">
                <text:p>0.00294988</text:p>
              </table:table-cell>
              <table:table-cell office:value-type="float" office:value="0.0029282">
                <text:p>0.0029282</text:p>
              </table:table-cell>
            </table:table-row>
            <table:table-row>
              <table:table-cell office:value-type="string">
                <text:p>Mostly Overlapping FEATURE NO STRUCT</text:p>
                <text:list>
                  <text:list-item>
                    <text:p>Mostly Overlapping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358478">
                <text:p>0.00358478</text:p>
              </table:table-cell>
              <table:table-cell office:value-type="float" office:value="0.00358471">
                <text:p>0.00358471</text:p>
              </table:table-cell>
              <table:table-cell office:value-type="float" office:value="0.00434329">
                <text:p>0.00434329</text:p>
              </table:table-cell>
              <table:table-cell office:value-type="float" office:value="0.00294872">
                <text:p>0.00294872</text:p>
              </table:table-cell>
            </table:table-row>
            <table:table-row>
              <table:table-cell office:value-type="string">
                <text:p>Mostly Overlapping NO FEATURE STRUCTURE</text:p>
                <text:list>
                  <text:list-item>
                    <text:p>Mostly Overlapping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34966">
                <text:p>0.0034966</text:p>
              </table:table-cell>
              <table:table-cell office:value-type="float" office:value="0.00349645">
                <text:p>0.00349645</text:p>
              </table:table-cell>
              <table:table-cell office:value-type="float" office:value="0.00349928">
                <text:p>0.00349928</text:p>
              </table:table-cell>
              <table:table-cell office:value-type="float" office:value="0.00346227">
                <text:p>0.00346227</text:p>
              </table:table-cell>
            </table:table-row>
            <table:table-row>
              <table:table-cell office:value-type="string">
                <text:p>Mostly Overlapping NO FEATURE NO STRUCT</text:p>
                <text:list>
                  <text:list-item>
                    <text:p>Mostly Overlapping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339167">
                <text:p>0.00339167</text:p>
              </table:table-cell>
              <table:table-cell office:value-type="float" office:value="0.00338951">
                <text:p>0.00338951</text:p>
              </table:table-cell>
              <table:table-cell office:value-type="float" office:value="0.00325126">
                <text:p>0.00325126</text:p>
              </table:table-cell>
              <table:table-cell office:value-type="float" office:value="0.00324381">
                <text:p>0.00324381</text:p>
              </table:table-cell>
            </table:table-row>
            <table:table-row>
              <table:table-cell office:value-type="string">
                <text:p>Mostly Overlapping &lt;1m</text:p>
                <text:list>
                  <text:list-item>
                    <text:p>Mostly Overlapping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366105">
                <text:p>0.00366105</text:p>
              </table:table-cell>
              <table:table-cell office:value-type="float" office:value="0.00366065">
                <text:p>0.00366065</text:p>
              </table:table-cell>
              <table:table-cell office:value-type="float" office:value="0.00366769">
                <text:p>0.00366769</text:p>
              </table:table-cell>
              <table:table-cell office:value-type="float" office:value="0.00368374">
                <text:p>0.00368374</text:p>
              </table:table-cell>
            </table:table-row>
            <table:table-row>
              <table:table-cell office:value-type="string">
                <text:p>Mostly Overlapping ~2m</text:p>
                <text:list>
                  <text:list-item>
                    <text:p>Mostly Overlapping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272873">
                <text:p>0.00272873</text:p>
              </table:table-cell>
              <table:table-cell office:value-type="float" office:value="0.0027291">
                <text:p>0.0027291</text:p>
              </table:table-cell>
              <table:table-cell office:value-type="float" office:value="0.00268838">
                <text:p>0.00268838</text:p>
              </table:table-cell>
              <table:table-cell office:value-type="float" office:value="0.00268739">
                <text:p>0.00268739</text:p>
              </table:table-cell>
            </table:table-row>
            <table:table-row>
              <table:table-cell office:value-type="string">
                <text:p>Mostly Overlapping ~3m</text:p>
                <text:list>
                  <text:list-item>
                    <text:p>Mostly Overlapping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259367">
                <text:p>0.00259367</text:p>
              </table:table-cell>
              <table:table-cell office:value-type="float" office:value="0.00249755">
                <text:p>0.00249755</text:p>
              </table:table-cell>
              <table:table-cell office:value-type="float" office:value="0.00270541">
                <text:p>0.00270541</text:p>
              </table:table-cell>
              <table:table-cell office:value-type="float" office:value="0.00120588">
                <text:p>0.00120588</text:p>
              </table:table-cell>
            </table:table-row>
            <table:table-row>
              <table:table-cell office:value-type="string">
                <text:p>Mostly Overlapp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FEATURE STRUCTURE</text:p>
                <text:list>
                  <text:list-item>
                    <text:p>Less Overlap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0.00399458">
                <text:p>0.00399458</text:p>
              </table:table-cell>
              <table:table-cell office:value-type="float" office:value="0.00399362">
                <text:p>0.00399362</text:p>
              </table:table-cell>
              <table:table-cell office:value-type="float" office:value="0.0039861">
                <text:p>0.0039861</text:p>
              </table:table-cell>
              <table:table-cell office:value-type="float" office:value="0.00391828">
                <text:p>0.00391828</text:p>
              </table:table-cell>
            </table:table-row>
            <table:table-row>
              <table:table-cell office:value-type="string">
                <text:p>Less Overlap FEATURE NO STRUCT</text:p>
                <text:list>
                  <text:list-item>
                    <text:p>Less Overlap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471867">
                <text:p>0.00471867</text:p>
              </table:table-cell>
              <table:table-cell office:value-type="float" office:value="0.00471844">
                <text:p>0.00471844</text:p>
              </table:table-cell>
              <table:table-cell office:value-type="float" office:value="0.00471423">
                <text:p>0.00471423</text:p>
              </table:table-cell>
              <table:table-cell office:value-type="float" office:value="0.00439386">
                <text:p>0.00439386</text:p>
              </table:table-cell>
            </table:table-row>
            <table:table-row>
              <table:table-cell office:value-type="string">
                <text:p>Less Overlap NO FEATURE STRUCTURE</text:p>
                <text:list>
                  <text:list-item>
                    <text:p>Less Overlap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703064">
                <text:p>0.00703064</text:p>
              </table:table-cell>
              <table:table-cell office:value-type="float" office:value="0.00703144">
                <text:p>0.00703144</text:p>
              </table:table-cell>
              <table:table-cell office:value-type="float" office:value="0.00721213">
                <text:p>0.00721213</text:p>
              </table:table-cell>
              <table:table-cell office:value-type="float" office:value="0.00692332">
                <text:p>0.00692332</text:p>
              </table:table-cell>
            </table:table-row>
            <table:table-row>
              <table:table-cell office:value-type="string">
                <text:p>Less Overlap NO FEATURE NO STRUCT</text:p>
                <text:list>
                  <text:list-item>
                    <text:p>Less Overlap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542383">
                <text:p>0.00542383</text:p>
              </table:table-cell>
              <table:table-cell office:value-type="float" office:value="0.00542383">
                <text:p>0.00542383</text:p>
              </table:table-cell>
              <table:table-cell office:value-type="float" office:value="0.00292901">
                <text:p>0.00292901</text:p>
              </table:table-cell>
              <table:table-cell office:value-type="float" office:value="0.00287472">
                <text:p>0.00287472</text:p>
              </table:table-cell>
            </table:table-row>
            <table:table-row>
              <table:table-cell office:value-type="string">
                <text:p>Less Overlap &lt;1m</text:p>
                <text:list>
                  <text:list-item>
                    <text:p>Less Overlap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568246">
                <text:p>0.00568246</text:p>
              </table:table-cell>
              <table:table-cell office:value-type="float" office:value="0.00568367">
                <text:p>0.00568367</text:p>
              </table:table-cell>
              <table:table-cell office:value-type="float" office:value="0.00570087">
                <text:p>0.00570087</text:p>
              </table:table-cell>
              <table:table-cell office:value-type="float" office:value="0.00524477">
                <text:p>0.00524477</text:p>
              </table:table-cell>
            </table:table-row>
            <table:table-row>
              <table:table-cell office:value-type="string">
                <text:p>Less Overlap ~2m</text:p>
                <text:list>
                  <text:list-item>
                    <text:p>Less Overlap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412588">
                <text:p>0.00412588</text:p>
              </table:table-cell>
              <table:table-cell office:value-type="float" office:value="0.00412255">
                <text:p>0.00412255</text:p>
              </table:table-cell>
              <table:table-cell office:value-type="float" office:value="0.00392821">
                <text:p>0.00392821</text:p>
              </table:table-cell>
              <table:table-cell office:value-type="float" office:value="0.00401761">
                <text:p>0.00401761</text:p>
              </table:table-cell>
            </table:table-row>
            <table:table-row>
              <table:table-cell office:value-type="string">
                <text:p>Less Overlap ~3m</text:p>
                <text:list>
                  <text:list-item>
                    <text:p>Less Overlap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408764">
                <text:p>0.00408764</text:p>
              </table:table-cell>
              <table:table-cell office:value-type="float" office:value="0.00409206">
                <text:p>0.00409206</text:p>
              </table:table-cell>
              <table:table-cell office:value-type="float" office:value="0.00483692">
                <text:p>0.00483692</text:p>
              </table:table-cell>
              <table:table-cell office:value-type="float" office:value="0.00338216">
                <text:p>0.003382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bar" chart:style-name="ch1">
        <chart:legend chart:legend-position="end" svg:x="14.532cm" svg:y="3.453cm" style:legend-expansion="high" chart:style-name="ch2"/>
        <chart:plot-area chart:style-name="ch3" table:cell-range-address="Sheet4.I58:Sheet4.M61" chart:data-source-has-labels="both" svg:x="0.77cm" svg:y="0.851cm" svg:width="13.122cm" svg:height="7.548cm">
          <chartooo:coordinate-region svg:x="2.053cm" svg:y="1.05cm" svg:width="11.839cm" svg:height="6.702cm"/>
          <chart:axis chart:dimension="x" chart:name="primary-x" chart:style-name="ch4" chartooo:axis-type="auto">
            <chartooo:date-scale/>
            <chart:categories table:cell-range-address="Sheet4.I59:Sheet4.I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J59:Sheet4.J61" chart:label-cell-address="Sheet4.J58:Sheet4.J58" chart:class="chart:bar">
            <chart:data-point chart:repeated="3"/>
          </chart:series>
          <chart:series chart:style-name="ch8" chart:values-cell-range-address="Sheet4.K59:Sheet4.K61" chart:label-cell-address="Sheet4.K58:Sheet4.K58" chart:class="chart:bar">
            <chart:data-point chart:repeated="3"/>
          </chart:series>
          <chart:series chart:style-name="ch9" chart:values-cell-range-address="Sheet4.L59:Sheet4.L61" chart:label-cell-address="Sheet4.L58:Sheet4.L58" chart:class="chart:bar">
            <chart:data-point chart:repeated="3"/>
          </chart:series>
          <chart:series chart:style-name="ch10" chart:values-cell-range-address="Sheet4.M59:Sheet4.M61" chart:label-cell-address="Sheet4.M58:Sheet4.M5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J58:Sheet4.J58</svg:desc>
                </draw:g>
              </table:table-cell>
              <table:table-cell office:value-type="string">
                <text:p>0.5</text:p>
                <draw:g>
                  <svg:desc>Sheet4.K58:Sheet4.K58</svg:desc>
                </draw:g>
              </table:table-cell>
              <table:table-cell office:value-type="string">
                <text:p>0</text:p>
                <draw:g>
                  <svg:desc>Sheet4.L58:Sheet4.L58</svg:desc>
                </draw:g>
              </table:table-cell>
              <table:table-cell office:value-type="string">
                <text:p>SVD</text:p>
                <draw:g>
                  <svg:desc>Sheet4.M58:Sheet4.M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4.I59:Sheet4.I61</svg:desc>
                </draw:g>
              </table:table-cell>
              <table:table-cell office:value-type="float" office:value="0.00268785">
                <text:p>0.00268785</text:p>
                <draw:g>
                  <svg:desc>Sheet4.J59:Sheet4.J61</svg:desc>
                </draw:g>
              </table:table-cell>
              <table:table-cell office:value-type="float" office:value="0.00269079">
                <text:p>0.00269079</text:p>
                <draw:g>
                  <svg:desc>Sheet4.K59:Sheet4.K61</svg:desc>
                </draw:g>
              </table:table-cell>
              <table:table-cell office:value-type="float" office:value="0.000213955">
                <text:p>0.000213955</text:p>
                <draw:g>
                  <svg:desc>Sheet4.L59:Sheet4.L61</svg:desc>
                </draw:g>
              </table:table-cell>
              <table:table-cell office:value-type="float" office:value="NaN">
                <text:p>NaN</text:p>
                <draw:g>
                  <svg:desc>Sheet4.M59:Sheet4.M61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0267166">
                <text:p>0.00267166</text:p>
              </table:table-cell>
              <table:table-cell office:value-type="float" office:value="0.00294706">
                <text:p>0.00294706</text:p>
              </table:table-cell>
              <table:table-cell office:value-type="float" office:value="0.000263614">
                <text:p>0.00026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103196">
                <text:p>0.00103196</text:p>
              </table:table-cell>
              <table:table-cell office:value-type="float" office:value="0.001032">
                <text:p>0.001032</text:p>
              </table:table-cell>
              <table:table-cell office:value-type="float" office:value="0.000408163">
                <text:p>0.000408163</text:p>
              </table:table-cell>
              <table:table-cell office:value-type="float" office:value="0.000249791">
                <text:p>0.0002497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bar" chart:style-name="ch1">
        <chart:legend chart:legend-position="end" svg:x="14.532cm" svg:y="3.453cm" style:legend-expansion="high" chart:style-name="ch2"/>
        <chart:plot-area chart:style-name="ch3" table:cell-range-address="Sheet4.I49:Sheet4.M52" chart:data-source-has-labels="both" svg:x="0.77cm" svg:y="0.851cm" svg:width="13.122cm" svg:height="7.549cm">
          <chartooo:coordinate-region svg:x="2.053cm" svg:y="1.05cm" svg:width="11.839cm" svg:height="6.703cm"/>
          <chart:axis chart:dimension="x" chart:name="primary-x" chart:style-name="ch4" chartooo:axis-type="auto">
            <chartooo:date-scale/>
            <chart:categories table:cell-range-address="Sheet4.I50:Sheet4.I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J50:Sheet4.J52" chart:label-cell-address="Sheet4.J49:Sheet4.J49" chart:class="chart:bar">
            <chart:data-point chart:repeated="3"/>
          </chart:series>
          <chart:series chart:style-name="ch8" chart:values-cell-range-address="Sheet4.K50:Sheet4.K52" chart:label-cell-address="Sheet4.K49:Sheet4.K49" chart:class="chart:bar">
            <chart:data-point chart:repeated="3"/>
          </chart:series>
          <chart:series chart:style-name="ch9" chart:values-cell-range-address="Sheet4.L50:Sheet4.L52" chart:label-cell-address="Sheet4.L49:Sheet4.L49" chart:class="chart:bar">
            <chart:data-point chart:repeated="3"/>
          </chart:series>
          <chart:series chart:style-name="ch10" chart:values-cell-range-address="Sheet4.M50:Sheet4.M52" chart:label-cell-address="Sheet4.M49:Sheet4.M4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J49:Sheet4.J49</svg:desc>
                </draw:g>
              </table:table-cell>
              <table:table-cell office:value-type="string">
                <text:p>0.5</text:p>
                <draw:g>
                  <svg:desc>Sheet4.K49:Sheet4.K49</svg:desc>
                </draw:g>
              </table:table-cell>
              <table:table-cell office:value-type="string">
                <text:p>0</text:p>
                <draw:g>
                  <svg:desc>Sheet4.L49:Sheet4.L49</svg:desc>
                </draw:g>
              </table:table-cell>
              <table:table-cell office:value-type="string">
                <text:p>SVD</text:p>
                <draw:g>
                  <svg:desc>Sheet4.M49:Sheet4.M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4.I50:Sheet4.I52</svg:desc>
                </draw:g>
              </table:table-cell>
              <table:table-cell office:value-type="float" office:value="0.000103704">
                <text:p>0.000103704</text:p>
                <draw:g>
                  <svg:desc>Sheet4.J50:Sheet4.J52</svg:desc>
                </draw:g>
              </table:table-cell>
              <table:table-cell office:value-type="float" office:value="0.000103711">
                <text:p>0.000103711</text:p>
                <draw:g>
                  <svg:desc>Sheet4.K50:Sheet4.K52</svg:desc>
                </draw:g>
              </table:table-cell>
              <table:table-cell office:value-type="float" office:value="NaN">
                <text:p>NaN</text:p>
                <draw:g>
                  <svg:desc>Sheet4.L50:Sheet4.L52</svg:desc>
                </draw:g>
              </table:table-cell>
              <table:table-cell office:value-type="float" office:value="NaN">
                <text:p>NaN</text:p>
                <draw:g>
                  <svg:desc>Sheet4.M50:Sheet4.M52</svg:desc>
                </draw:g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00915555">
                <text:p>0.000915555</text:p>
              </table:table-cell>
              <table:table-cell office:value-type="float" office:value="0.000915664">
                <text:p>0.000915664</text:p>
              </table:table-cell>
              <table:table-cell office:value-type="float" office:value="0.00073537">
                <text:p>0.00073537</text:p>
              </table:table-cell>
              <table:table-cell office:value-type="float" office:value="0.000501437">
                <text:p>0.00050143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22175">
                <text:p>0.0022175</text:p>
              </table:table-cell>
              <table:table-cell office:value-type="float" office:value="0.00199719">
                <text:p>0.00199719</text:p>
              </table:table-cell>
              <table:table-cell office:value-type="float" office:value="0.00157136">
                <text:p>0.00157136</text:p>
              </table:table-cell>
              <table:table-cell office:value-type="float" office:value="0.000517904">
                <text:p>0.0005179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382cm" svg:height="21.356cm" xlink:href=".." xlink:type="simple" chart:class="chart:bar" chart:style-name="ch1">
        <chart:legend chart:legend-position="end" svg:x="40.913cm" svg:y="9.632cm" style:legend-expansion="high" chart:style-name="ch2"/>
        <chart:plot-area chart:style-name="ch3" table:cell-range-address="Sheet5.E18:Sheet5.J41" chart:data-source-has-labels="both" svg:x="1.297cm" svg:y="1.843cm" svg:width="37.922cm" svg:height="18.666cm">
          <chartooo:coordinate-region svg:x="2.58cm" svg:y="2.042cm" svg:width="36.639cm" svg:height="13.982cm"/>
          <chart:axis chart:dimension="x" chart:name="primary-x" chart:style-name="ch4" chartooo:axis-type="auto">
            <chartooo:date-scale/>
            <chart:categories table:cell-range-address="Sheet5.E19:Sheet5.F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G19:Sheet5.G41" chart:label-cell-address="Sheet5.G18:Sheet5.G18" chart:class="chart:bar">
            <chart:data-point chart:repeated="23"/>
          </chart:series>
          <chart:series chart:style-name="ch8" chart:values-cell-range-address="Sheet5.H19:Sheet5.H41" chart:label-cell-address="Sheet5.H18:Sheet5.H18" chart:class="chart:bar">
            <chart:data-point chart:repeated="23"/>
          </chart:series>
          <chart:series chart:style-name="ch9" chart:values-cell-range-address="Sheet5.I19:Sheet5.I41" chart:label-cell-address="Sheet5.I18:Sheet5.I18" chart:class="chart:bar">
            <chart:data-point chart:repeated="23"/>
          </chart:series>
          <chart:series chart:style-name="ch10" chart:values-cell-range-address="Sheet5.J19:Sheet5.J41" chart:label-cell-address="Sheet5.J18:Sheet5.J18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5.G18:Sheet5.G18</svg:desc>
                </draw:g>
              </table:table-cell>
              <table:table-cell office:value-type="string">
                <text:p>0.5</text:p>
                <draw:g>
                  <svg:desc>Sheet5.H18:Sheet5.H18</svg:desc>
                </draw:g>
              </table:table-cell>
              <table:table-cell office:value-type="string">
                <text:p>0</text:p>
                <draw:g>
                  <svg:desc>Sheet5.I18:Sheet5.I18</svg:desc>
                </draw:g>
              </table:table-cell>
              <table:table-cell office:value-type="string">
                <text:p>SVD</text:p>
                <draw:g>
                  <svg:desc>Sheet5.J18:Sheet5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~95% pointcloud overlap Texture, Structure</text:p>
                <text:list>
                  <text:list-item>
                    <text:p>~95% pointcloud overlap</text:p>
                  </text:list-item>
                  <text:list-item>
                    <text:p>Texture, Structure</text:p>
                  </text:list-item>
                </text:list>
                <draw:g>
                  <svg:desc>Sheet5.E19:Sheet5.F41</svg:desc>
                </draw:g>
              </table:table-cell>
              <table:table-cell office:value-type="float" office:value="0.000180933">
                <text:p>0.000180933</text:p>
                <draw:g>
                  <svg:desc>Sheet5.G19:Sheet5.G41</svg:desc>
                </draw:g>
              </table:table-cell>
              <table:table-cell office:value-type="float" office:value="0.000180932">
                <text:p>0.000180932</text:p>
                <draw:g>
                  <svg:desc>Sheet5.H19:Sheet5.H41</svg:desc>
                </draw:g>
              </table:table-cell>
              <table:table-cell office:value-type="float" office:value="0.000183627">
                <text:p>0.000183627</text:p>
                <draw:g>
                  <svg:desc>Sheet5.I19:Sheet5.I41</svg:desc>
                </draw:g>
              </table:table-cell>
              <table:table-cell office:value-type="float" office:value="0.000113116">
                <text:p>0.000113116</text:p>
                <draw:g>
                  <svg:desc>Sheet5.J19:Sheet5.J41</svg:desc>
                </draw:g>
              </table:table-cell>
            </table:table-row>
            <table:table-row>
              <table:table-cell office:value-type="string">
                <text:p>~95% pointcloud overlap Texture, No Structure</text:p>
                <text:list>
                  <text:list-item>
                    <text:p>~95% pointcloud overlap</text:p>
                  </text:list-item>
                  <text:list-item>
                    <text:p>Texture, No Structure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95% pointcloud overlap No Texture, Structure</text:p>
                <text:list>
                  <text:list-item>
                    <text:p>~95% pointcloud overlap</text:p>
                  </text:list-item>
                  <text:list-item>
                    <text:p>No Texture, Structure</text:p>
                  </text:list-item>
                </text:list>
              </table:table-cell>
              <table:table-cell office:value-type="float" office:value="0.000103704">
                <text:p>0.000103704</text:p>
              </table:table-cell>
              <table:table-cell office:value-type="float" office:value="0.000103711">
                <text:p>0.00010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95% pointcloud overlap No Texture, No Structure</text:p>
                <text:list>
                  <text:list-item>
                    <text:p>~95% pointcloud overlap</text:p>
                  </text:list-item>
                  <text:list-item>
                    <text:p>No Texture, No Structure</text:p>
                  </text:list-item>
                </text:list>
              </table:table-cell>
              <table:table-cell office:value-type="float" office:value="0.000262226">
                <text:p>0.000262226</text:p>
              </table:table-cell>
              <table:table-cell office:value-type="float" office:value="0.000262191">
                <text:p>0.000262191</text:p>
              </table:table-cell>
              <table:table-cell office:value-type="float" office:value="0.000262636">
                <text:p>0.000262636</text:p>
              </table:table-cell>
              <table:table-cell office:value-type="float" office:value="0.000249048">
                <text:p>0.000249048</text:p>
              </table:table-cell>
            </table:table-row>
            <table:table-row>
              <table:table-cell office:value-type="string">
                <text:p>~95% pointcloud overlap Desk scene &lt;1m</text:p>
                <text:list>
                  <text:list-item>
                    <text:p>~95% pointcloud overlap</text:p>
                  </text:list-item>
                  <text:list-item>
                    <text:p>Desk scene &lt;1m</text:p>
                  </text:list-item>
                </text:list>
              </table:table-cell>
              <table:table-cell office:value-type="float" office:value="0.000260891">
                <text:p>0.000260891</text:p>
              </table:table-cell>
              <table:table-cell office:value-type="float" office:value="0.000261258">
                <text:p>0.000261258</text:p>
              </table:table-cell>
              <table:table-cell office:value-type="float" office:value="0.000237751">
                <text:p>0.000237751</text:p>
              </table:table-cell>
              <table:table-cell office:value-type="float" office:value="0.000205218">
                <text:p>0.000205218</text:p>
              </table:table-cell>
            </table:table-row>
            <table:table-row>
              <table:table-cell office:value-type="string">
                <text:p>~95% pointcloud overlap Desk scene~2m</text:p>
                <text:list>
                  <text:list-item>
                    <text:p>~95% pointcloud overlap</text:p>
                  </text:list-item>
                  <text:list-item>
                    <text:p>Desk scene~2m</text:p>
                  </text:list-item>
                </text:list>
              </table:table-cell>
              <table:table-cell office:value-type="float" office:value="0.000103462">
                <text:p>0.000103462</text:p>
              </table:table-cell>
              <table:table-cell office:value-type="float" office:value="0.000103578">
                <text:p>0.00010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95% pointcloud overlap Desk scene ~3m</text:p>
                <text:list>
                  <text:list-item>
                    <text:p>~95% pointcloud overlap</text:p>
                  </text:list-item>
                  <text:list-item>
                    <text:p>Desk scene ~3m</text:p>
                  </text:list-item>
                </text:list>
              </table:table-cell>
              <table:table-cell office:value-type="float" office:value="0.000381221">
                <text:p>0.000381221</text:p>
              </table:table-cell>
              <table:table-cell office:value-type="float" office:value="0.000389735">
                <text:p>0.000389735</text:p>
              </table:table-cell>
              <table:table-cell office:value-type="float" office:value="0.000341619">
                <text:p>0.000341619</text:p>
              </table:table-cell>
              <table:table-cell office:value-type="float" office:value="0.000252477">
                <text:p>0.000252477</text:p>
              </table:table-cell>
            </table:table-row>
            <table:table-row>
              <table:table-cell office:value-type="string">
                <text:p>~95% pointcloud overlap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70% pointcloud overlap Texture, Structure</text:p>
                <text:list>
                  <text:list-item>
                    <text:p>~70% pointcloud overlap</text:p>
                  </text:list-item>
                  <text:list-item>
                    <text:p>Texture, Structure</text:p>
                  </text:list-item>
                </text:list>
              </table:table-cell>
              <table:table-cell office:value-type="float" office:value="0.000313534">
                <text:p>0.000313534</text:p>
              </table:table-cell>
              <table:table-cell office:value-type="float" office:value="0.000313433">
                <text:p>0.000313433</text:p>
              </table:table-cell>
              <table:table-cell office:value-type="float" office:value="0.000311298">
                <text:p>0.000311298</text:p>
              </table:table-cell>
              <table:table-cell office:value-type="float" office:value="0.000310256">
                <text:p>0.000310256</text:p>
              </table:table-cell>
            </table:table-row>
            <table:table-row>
              <table:table-cell office:value-type="string">
                <text:p>~70% pointcloud overlap Texture, No Structure</text:p>
                <text:list>
                  <text:list-item>
                    <text:p>~70% pointcloud overlap</text:p>
                  </text:list-item>
                  <text:list-item>
                    <text:p>Texture, No Structure</text:p>
                  </text:list-item>
                </text:list>
              </table:table-cell>
              <table:table-cell office:value-type="float" office:value="0.000373785">
                <text:p>0.000373785</text:p>
              </table:table-cell>
              <table:table-cell office:value-type="float" office:value="0.000373736">
                <text:p>0.000373736</text:p>
              </table:table-cell>
              <table:table-cell office:value-type="float" office:value="0.000362063">
                <text:p>0.000362063</text:p>
              </table:table-cell>
              <table:table-cell office:value-type="float" office:value="0.000341901">
                <text:p>0.000341901</text:p>
              </table:table-cell>
            </table:table-row>
            <table:table-row>
              <table:table-cell office:value-type="string">
                <text:p>~70% pointcloud overlap No Texture, Structure</text:p>
                <text:list>
                  <text:list-item>
                    <text:p>~70% pointcloud overlap</text:p>
                  </text:list-item>
                  <text:list-item>
                    <text:p>No Texture, Structure</text:p>
                  </text:list-item>
                </text:list>
              </table:table-cell>
              <table:table-cell office:value-type="float" office:value="0.000915555">
                <text:p>0.000915555</text:p>
              </table:table-cell>
              <table:table-cell office:value-type="float" office:value="0.000915664">
                <text:p>0.000915664</text:p>
              </table:table-cell>
              <table:table-cell office:value-type="float" office:value="0.00073537">
                <text:p>0.00073537</text:p>
              </table:table-cell>
              <table:table-cell office:value-type="float" office:value="0.000501437">
                <text:p>0.000501437</text:p>
              </table:table-cell>
            </table:table-row>
            <table:table-row>
              <table:table-cell office:value-type="string">
                <text:p>~70% pointcloud overlap No Texture, No Structure</text:p>
                <text:list>
                  <text:list-item>
                    <text:p>~70% pointcloud overlap</text:p>
                  </text:list-item>
                  <text:list-item>
                    <text:p>No Texture, No Structure</text:p>
                  </text:list-item>
                </text:list>
              </table:table-cell>
              <table:table-cell office:value-type="float" office:value="0.0031159">
                <text:p>0.0031159</text:p>
              </table:table-cell>
              <table:table-cell office:value-type="float" office:value="0.00330333">
                <text:p>0.00330333</text:p>
              </table:table-cell>
              <table:table-cell office:value-type="float" office:value="0.000420595">
                <text:p>0.000420595</text:p>
              </table:table-cell>
              <table:table-cell office:value-type="float" office:value="0.0001734">
                <text:p>0.0001734</text:p>
              </table:table-cell>
            </table:table-row>
            <table:table-row>
              <table:table-cell office:value-type="string">
                <text:p>~70% pointcloud overlap Desk scene &lt;1m</text:p>
                <text:list>
                  <text:list-item>
                    <text:p>~70% pointcloud overlap</text:p>
                  </text:list-item>
                  <text:list-item>
                    <text:p>Desk scene &lt;1m</text:p>
                  </text:list-item>
                </text:list>
              </table:table-cell>
              <table:table-cell office:value-type="float" office:value="0.000474858">
                <text:p>0.000474858</text:p>
              </table:table-cell>
              <table:table-cell office:value-type="float" office:value="0.000474962">
                <text:p>0.000474962</text:p>
              </table:table-cell>
              <table:table-cell office:value-type="float" office:value="0.000452688">
                <text:p>0.000452688</text:p>
              </table:table-cell>
              <table:table-cell office:value-type="float" office:value="0.000460199">
                <text:p>0.000460199</text:p>
              </table:table-cell>
            </table:table-row>
            <table:table-row>
              <table:table-cell office:value-type="string">
                <text:p>~70% pointcloud overlap Desk scene~2m</text:p>
                <text:list>
                  <text:list-item>
                    <text:p>~70% pointcloud overlap</text:p>
                  </text:list-item>
                  <text:list-item>
                    <text:p>Desk scene~2m</text:p>
                  </text:list-item>
                </text:list>
              </table:table-cell>
              <table:table-cell office:value-type="float" office:value="0.000383374">
                <text:p>0.000383374</text:p>
              </table:table-cell>
              <table:table-cell office:value-type="float" office:value="0.000383541">
                <text:p>0.000383541</text:p>
              </table:table-cell>
              <table:table-cell office:value-type="float" office:value="0.000364633">
                <text:p>0.000364633</text:p>
              </table:table-cell>
              <table:table-cell office:value-type="float" office:value="0.000364691">
                <text:p>0.000364691</text:p>
              </table:table-cell>
            </table:table-row>
            <table:table-row>
              <table:table-cell office:value-type="string">
                <text:p>~70% pointcloud overlap Desk scene ~3m</text:p>
                <text:list>
                  <text:list-item>
                    <text:p>~70% pointcloud overlap</text:p>
                  </text:list-item>
                  <text:list-item>
                    <text:p>Desk scene ~3m</text:p>
                  </text:list-item>
                </text:list>
              </table:table-cell>
              <table:table-cell office:value-type="float" office:value="0.0010425">
                <text:p>0.0010425</text:p>
              </table:table-cell>
              <table:table-cell office:value-type="float" office:value="0.000999751">
                <text:p>0.000999751</text:p>
              </table:table-cell>
              <table:table-cell office:value-type="float" office:value="0.00112754">
                <text:p>0.00112754</text:p>
              </table:table-cell>
              <table:table-cell office:value-type="float" office:value="0.00052656">
                <text:p>0.00052656</text:p>
              </table:table-cell>
            </table:table-row>
            <table:table-row>
              <table:table-cell office:value-type="string">
                <text:p>~70% pointcloud overlap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~50% pointcloud overlap Texture, Structure</text:p>
                <text:list>
                  <text:list-item>
                    <text:p>~50% pointcloud overlap</text:p>
                  </text:list-item>
                  <text:list-item>
                    <text:p>Texture, Structure</text:p>
                  </text:list-item>
                </text:list>
              </table:table-cell>
              <table:table-cell office:value-type="float" office:value="0.000483641">
                <text:p>0.000483641</text:p>
              </table:table-cell>
              <table:table-cell office:value-type="float" office:value="0.000483954">
                <text:p>0.000483954</text:p>
              </table:table-cell>
              <table:table-cell office:value-type="float" office:value="0.000483643">
                <text:p>0.000483643</text:p>
              </table:table-cell>
              <table:table-cell office:value-type="float" office:value="0.000464887">
                <text:p>0.000464887</text:p>
              </table:table-cell>
            </table:table-row>
            <table:table-row>
              <table:table-cell office:value-type="string">
                <text:p>~50% pointcloud overlap Texture, No Structure</text:p>
                <text:list>
                  <text:list-item>
                    <text:p>~50% pointcloud overlap</text:p>
                  </text:list-item>
                  <text:list-item>
                    <text:p>Texture, No Structure</text:p>
                  </text:list-item>
                </text:list>
              </table:table-cell>
              <table:table-cell office:value-type="float" office:value="0.00062758">
                <text:p>0.00062758</text:p>
              </table:table-cell>
              <table:table-cell office:value-type="float" office:value="0.000627527">
                <text:p>0.000627527</text:p>
              </table:table-cell>
              <table:table-cell office:value-type="float" office:value="0.000625664">
                <text:p>0.000625664</text:p>
              </table:table-cell>
              <table:table-cell office:value-type="float" office:value="0.000519898">
                <text:p>0.000519898</text:p>
              </table:table-cell>
            </table:table-row>
            <table:table-row>
              <table:table-cell office:value-type="string">
                <text:p>~50% pointcloud overlap No Texture, Structure</text:p>
                <text:list>
                  <text:list-item>
                    <text:p>~50% pointcloud overlap</text:p>
                  </text:list-item>
                  <text:list-item>
                    <text:p>No Texture, Structure</text:p>
                  </text:list-item>
                </text:list>
              </table:table-cell>
              <table:table-cell office:value-type="float" office:value="0.0022175">
                <text:p>0.0022175</text:p>
              </table:table-cell>
              <table:table-cell office:value-type="float" office:value="0.00199719">
                <text:p>0.00199719</text:p>
              </table:table-cell>
              <table:table-cell office:value-type="float" office:value="0.00157136">
                <text:p>0.00157136</text:p>
              </table:table-cell>
              <table:table-cell office:value-type="float" office:value="0.000517904">
                <text:p>0.000517904</text:p>
              </table:table-cell>
            </table:table-row>
            <table:table-row>
              <table:table-cell office:value-type="string">
                <text:p>~50% pointcloud overlap No Texture, No Structure</text:p>
                <text:list>
                  <text:list-item>
                    <text:p>~50% pointcloud overlap</text:p>
                  </text:list-item>
                  <text:list-item>
                    <text:p>No Texture, No Structure</text:p>
                  </text:list-item>
                </text:list>
              </table:table-cell>
              <table:table-cell office:value-type="float" office:value="0.00312888">
                <text:p>0.00312888</text:p>
              </table:table-cell>
              <table:table-cell office:value-type="float" office:value="0.00318037">
                <text:p>0.00318037</text:p>
              </table:table-cell>
              <table:table-cell office:value-type="float" office:value="0.000458795">
                <text:p>0.000458795</text:p>
              </table:table-cell>
              <table:table-cell office:value-type="float" office:value="0.000112385">
                <text:p>0.000112385</text:p>
              </table:table-cell>
            </table:table-row>
            <table:table-row>
              <table:table-cell office:value-type="string">
                <text:p>~50% pointcloud overlap Desk scene &lt;1m</text:p>
                <text:list>
                  <text:list-item>
                    <text:p>~50% pointcloud overlap</text:p>
                  </text:list-item>
                  <text:list-item>
                    <text:p>Desk scene &lt;1m</text:p>
                  </text:list-item>
                </text:list>
              </table:table-cell>
              <table:table-cell office:value-type="float" office:value="0.000784258">
                <text:p>0.000784258</text:p>
              </table:table-cell>
              <table:table-cell office:value-type="float" office:value="0.000784426">
                <text:p>0.000784426</text:p>
              </table:table-cell>
              <table:table-cell office:value-type="float" office:value="0.000783142">
                <text:p>0.000783142</text:p>
              </table:table-cell>
              <table:table-cell office:value-type="float" office:value="0.000794037">
                <text:p>0.000794037</text:p>
              </table:table-cell>
            </table:table-row>
            <table:table-row>
              <table:table-cell office:value-type="string">
                <text:p>~50% pointcloud overlap Desk scene~2m</text:p>
                <text:list>
                  <text:list-item>
                    <text:p>~50% pointcloud overlap</text:p>
                  </text:list-item>
                  <text:list-item>
                    <text:p>Desk scene~2m</text:p>
                  </text:list-item>
                </text:list>
              </table:table-cell>
              <table:table-cell office:value-type="float" office:value="0.000668867">
                <text:p>0.000668867</text:p>
              </table:table-cell>
              <table:table-cell office:value-type="float" office:value="0.000664476">
                <text:p>0.000664476</text:p>
              </table:table-cell>
              <table:table-cell office:value-type="float" office:value="0.00065175">
                <text:p>0.00065175</text:p>
              </table:table-cell>
              <table:table-cell office:value-type="float" office:value="0.000635993">
                <text:p>0.000635993</text:p>
              </table:table-cell>
            </table:table-row>
            <table:table-row>
              <table:table-cell office:value-type="string">
                <text:p>~50% pointcloud overlap Desk scene ~3m</text:p>
                <text:list>
                  <text:list-item>
                    <text:p>~50% pointcloud overlap</text:p>
                  </text:list-item>
                  <text:list-item>
                    <text:p>Desk scene ~3m</text:p>
                  </text:list-item>
                </text:list>
              </table:table-cell>
              <table:table-cell office:value-type="float" office:value="0.00166476">
                <text:p>0.00166476</text:p>
              </table:table-cell>
              <table:table-cell office:value-type="float" office:value="0.00167102">
                <text:p>0.00167102</text:p>
              </table:table-cell>
              <table:table-cell office:value-type="float" office:value="0.00196085">
                <text:p>0.00196085</text:p>
              </table:table-cell>
              <table:table-cell office:value-type="float" office:value="0.00114041">
                <text:p>0.001140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bar" chart:style-name="ch1">
        <chart:legend chart:legend-position="end" svg:x="14.532cm" svg:y="3.453cm" style:legend-expansion="high" chart:style-name="ch2"/>
        <chart:plot-area chart:style-name="ch3" table:cell-range-address="Sheet4.D94:Sheet4.H98" chart:data-source-has-labels="both" svg:x="0.77cm" svg:y="0.851cm" svg:width="13.122cm" svg:height="7.549cm">
          <chartooo:coordinate-region svg:x="2.238cm" svg:y="1.05cm" svg:width="11.654cm" svg:height="6.703cm"/>
          <chart:axis chart:dimension="x" chart:name="primary-x" chart:style-name="ch4" chartooo:axis-type="auto">
            <chartooo:date-scale/>
            <chart:categories table:cell-range-address="Sheet4.D95:Sheet4.D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E95:Sheet4.E98" chart:label-cell-address="Sheet4.E94:Sheet4.E94" chart:class="chart:bar">
            <chart:data-point chart:repeated="4"/>
          </chart:series>
          <chart:series chart:style-name="ch8" chart:values-cell-range-address="Sheet4.F95:Sheet4.F98" chart:label-cell-address="Sheet4.F94:Sheet4.F94" chart:class="chart:bar">
            <chart:data-point chart:repeated="4"/>
          </chart:series>
          <chart:series chart:style-name="ch9" chart:values-cell-range-address="Sheet4.G95:Sheet4.G98" chart:label-cell-address="Sheet4.G94:Sheet4.G94" chart:class="chart:bar">
            <chart:data-point chart:repeated="4"/>
          </chart:series>
          <chart:series chart:style-name="ch10" chart:values-cell-range-address="Sheet4.H95:Sheet4.H98" chart:label-cell-address="Sheet4.H94:Sheet4.H9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E94:Sheet4.E94</svg:desc>
                </draw:g>
              </table:table-cell>
              <table:table-cell office:value-type="string">
                <text:p>0.5</text:p>
                <draw:g>
                  <svg:desc>Sheet4.F94:Sheet4.F94</svg:desc>
                </draw:g>
              </table:table-cell>
              <table:table-cell office:value-type="string">
                <text:p>0</text:p>
                <draw:g>
                  <svg:desc>Sheet4.G94:Sheet4.G94</svg:desc>
                </draw:g>
              </table:table-cell>
              <table:table-cell office:value-type="string">
                <text:p>SVD</text:p>
                <draw:g>
                  <svg:desc>Sheet4.H94:Sheet4.H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5</text:p>
                <draw:g>
                  <svg:desc>Sheet4.D95:Sheet4.D98</svg:desc>
                </draw:g>
              </table:table-cell>
              <table:table-cell office:value-type="float" office:value="0.000373785">
                <text:p>0.000373785</text:p>
                <draw:g>
                  <svg:desc>Sheet4.E95:Sheet4.E98</svg:desc>
                </draw:g>
              </table:table-cell>
              <table:table-cell office:value-type="float" office:value="0.000373736">
                <text:p>0.000373736</text:p>
                <draw:g>
                  <svg:desc>Sheet4.F95:Sheet4.F98</svg:desc>
                </draw:g>
              </table:table-cell>
              <table:table-cell office:value-type="float" office:value="0.000362063">
                <text:p>0.000362063</text:p>
                <draw:g>
                  <svg:desc>Sheet4.G95:Sheet4.G98</svg:desc>
                </draw:g>
              </table:table-cell>
              <table:table-cell office:value-type="float" office:value="0.000341901">
                <text:p>0.000341901</text:p>
                <draw:g>
                  <svg:desc>Sheet4.H95:Sheet4.H98</svg:desc>
                </draw:g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88518">
                <text:p>0.000388518</text:p>
              </table:table-cell>
              <table:table-cell office:value-type="float" office:value="0.000388589">
                <text:p>0.000388589</text:p>
              </table:table-cell>
              <table:table-cell office:value-type="float" office:value="0.000350155">
                <text:p>0.000350155</text:p>
              </table:table-cell>
              <table:table-cell office:value-type="float" office:value="0.000340256">
                <text:p>0.00034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447702">
                <text:p>0.000447702</text:p>
              </table:table-cell>
              <table:table-cell office:value-type="float" office:value="0.000447712">
                <text:p>0.000447712</text:p>
              </table:table-cell>
              <table:table-cell office:value-type="float" office:value="0.000273132">
                <text:p>0.000273132</text:p>
              </table:table-cell>
              <table:table-cell office:value-type="float" office:value="0.000278665">
                <text:p>0.000278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433106">
                <text:p>0.000433106</text:p>
              </table:table-cell>
              <table:table-cell office:value-type="float" office:value="0.000448008">
                <text:p>0.000448008</text:p>
              </table:table-cell>
              <table:table-cell office:value-type="float" office:value="0.000322721">
                <text:p>0.000322721</text:p>
              </table:table-cell>
              <table:table-cell office:value-type="float" office:value="0.000277171">
                <text:p>0.00027717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88cm" svg:height="16.567cm" xlink:href=".." xlink:type="simple" chart:class="chart:bar" chart:style-name="ch1">
        <chart:legend chart:legend-position="end" svg:x="19.819cm" svg:y="7.237cm" style:legend-expansion="high" chart:style-name="ch2"/>
        <chart:plot-area chart:style-name="ch3" table:cell-range-address="Sheet1.D20:Sheet1.I27" chart:data-source-has-labels="both" svg:x="0.875cm" svg:y="1.459cm" svg:width="18.094cm" svg:height="14.357cm">
          <chartooo:coordinate-region svg:x="1.973cm" svg:y="1.658cm" svg:width="16.996cm" svg:height="12.716cm"/>
          <chart:axis chart:dimension="x" chart:name="primary-x" chart:style-name="ch4" chartooo:axis-type="auto">
            <chartooo:date-scale/>
            <chart:categories table:cell-range-address="Sheet1.D21:Sheet1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1:Sheet1.F27" chart:label-cell-address="Sheet1.F20:Sheet1.F20" chart:class="chart:bar">
            <chart:data-point chart:repeated="7"/>
          </chart:series>
          <chart:series chart:style-name="ch8" chart:values-cell-range-address="Sheet1.G21:Sheet1.G27" chart:label-cell-address="Sheet1.G20:Sheet1.G20" chart:class="chart:bar">
            <chart:data-point chart:repeated="7"/>
          </chart:series>
          <chart:series chart:style-name="ch9" chart:values-cell-range-address="Sheet1.H21:Sheet1.H27" chart:label-cell-address="Sheet1.H20:Sheet1.H20" chart:class="chart:bar">
            <chart:data-point chart:repeated="7"/>
          </chart:series>
          <chart:series chart:style-name="ch10" chart:values-cell-range-address="Sheet1.I21:Sheet1.I27" chart:label-cell-address="Sheet1.I20:Sheet1.I2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0:Sheet1.F20</svg:desc>
                </draw:g>
              </table:table-cell>
              <table:table-cell office:value-type="string">
                <text:p>0.5</text:p>
                <draw:g>
                  <svg:desc>Sheet1.G20:Sheet1.G20</svg:desc>
                </draw:g>
              </table:table-cell>
              <table:table-cell office:value-type="string">
                <text:p>0</text:p>
                <draw:g>
                  <svg:desc>Sheet1.H20:Sheet1.H20</svg:desc>
                </draw:g>
              </table:table-cell>
              <table:table-cell office:value-type="string">
                <text:p>SVD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ose FEATURE STRUCTURE</text:p>
                <text:list>
                  <text:list-item>
                    <text:p>close</text:p>
                  </text:list-item>
                  <text:list-item>
                    <text:p>FEATURE STRUCTURE</text:p>
                  </text:list-item>
                </text:list>
                <draw:g>
                  <svg:desc>Sheet1.D21:Sheet1.E27</svg:desc>
                </draw:g>
              </table:table-cell>
              <table:table-cell office:value-type="float" office:value="0.00671083">
                <text:p>0.00671083</text:p>
                <draw:g>
                  <svg:desc>Sheet1.F21:Sheet1.F27</svg:desc>
                </draw:g>
              </table:table-cell>
              <table:table-cell office:value-type="float" office:value="0.00671041">
                <text:p>0.00671041</text:p>
                <draw:g>
                  <svg:desc>Sheet1.G21:Sheet1.G27</svg:desc>
                </draw:g>
              </table:table-cell>
              <table:table-cell office:value-type="float" office:value="0.0068161">
                <text:p>0.0068161</text:p>
                <draw:g>
                  <svg:desc>Sheet1.H21:Sheet1.H27</svg:desc>
                </draw:g>
              </table:table-cell>
              <table:table-cell office:value-type="float" office:value="0.00659943">
                <text:p>0.00659943</text:p>
                <draw:g>
                  <svg:desc>Sheet1.I21:Sheet1.I27</svg:desc>
                </draw:g>
              </table:table-cell>
            </table:table-row>
            <table:table-row>
              <table:table-cell office:value-type="string">
                <text:p>close FEATURE NO STRUCT</text:p>
                <text:list>
                  <text:list-item>
                    <text:p>close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NO FEATURE STRUCTURE</text:p>
                <text:list>
                  <text:list-item>
                    <text:p>close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lose NO FEATURE NO STRUCT</text:p>
                <text:list>
                  <text:list-item>
                    <text:p>close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&lt;1m</text:p>
                <text:list>
                  <text:list-item>
                    <text:p>close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lose ~2m</text:p>
                <text:list>
                  <text:list-item>
                    <text:p>close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 ~3m</text:p>
                <text:list>
                  <text:list-item>
                    <text:p>close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79692">
                <text:p>0.000379692</text:p>
              </table:table-cell>
              <table:table-cell office:value-type="float" office:value="0.000379894">
                <text:p>0.000379894</text:p>
              </table:table-cell>
              <table:table-cell office:value-type="float" office:value="0.000411284">
                <text:p>0.000411284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94cm" svg:height="17.015cm" xlink:href=".." xlink:type="simple" chart:class="chart:bar" chart:style-name="ch1">
        <chart:legend chart:legend-position="end" svg:x="21.225cm" svg:y="7.461cm" style:legend-expansion="high" chart:style-name="ch2"/>
        <chart:plot-area chart:style-name="ch3" table:cell-range-address="Sheet1.D28:Sheet1.I35" chart:data-source-has-labels="both" svg:x="0.903cm" svg:y="1.495cm" svg:width="19.416cm" svg:height="14.76cm">
          <chartooo:coordinate-region svg:x="1.815cm" svg:y="1.695cm" svg:width="18.504cm" svg:height="13.118cm"/>
          <chart:axis chart:dimension="x" chart:name="primary-x" chart:style-name="ch4" chartooo:axis-type="auto">
            <chartooo:date-scale/>
            <chart:categories table:cell-range-address="Sheet1.D29:Sheet1.E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9:Sheet1.F35" chart:label-cell-address="Sheet1.F28:Sheet1.F28" chart:class="chart:bar">
            <chart:data-point chart:repeated="7"/>
          </chart:series>
          <chart:series chart:style-name="ch8" chart:values-cell-range-address="Sheet1.G29:Sheet1.G35" chart:label-cell-address="Sheet1.G28:Sheet1.G28" chart:class="chart:bar">
            <chart:data-point chart:repeated="7"/>
          </chart:series>
          <chart:series chart:style-name="ch9" chart:values-cell-range-address="Sheet1.H29:Sheet1.H35" chart:label-cell-address="Sheet1.H28:Sheet1.H28" chart:class="chart:bar">
            <chart:data-point chart:repeated="7"/>
          </chart:series>
          <chart:series chart:style-name="ch10" chart:values-cell-range-address="Sheet1.I29:Sheet1.I35" chart:label-cell-address="Sheet1.I28:Sheet1.I2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28:Sheet1.F28</svg:desc>
                </draw:g>
              </table:table-cell>
              <table:table-cell office:value-type="string">
                <text:p>0.5</text:p>
                <draw:g>
                  <svg:desc>Sheet1.G28:Sheet1.G28</svg:desc>
                </draw:g>
              </table:table-cell>
              <table:table-cell office:value-type="string">
                <text:p>0</text:p>
                <draw:g>
                  <svg:desc>Sheet1.H28:Sheet1.H28</svg:desc>
                </draw:g>
              </table:table-cell>
              <table:table-cell office:value-type="string">
                <text:p>SVD</text:p>
                <draw:g>
                  <svg:desc>Sheet1.I28:Sheet1.I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d FEATURE STRUCTURE</text:p>
                <text:list>
                  <text:list-item>
                    <text:p>mid</text:p>
                  </text:list-item>
                  <text:list-item>
                    <text:p>FEATURE STRUCTURE</text:p>
                  </text:list-item>
                </text:list>
                <draw:g>
                  <svg:desc>Sheet1.D29:Sheet1.E35</svg:desc>
                </draw:g>
              </table:table-cell>
              <table:table-cell office:value-type="float" office:value="0.0101043">
                <text:p>0.0101043</text:p>
                <draw:g>
                  <svg:desc>Sheet1.F29:Sheet1.F35</svg:desc>
                </draw:g>
              </table:table-cell>
              <table:table-cell office:value-type="float" office:value="0.0101037">
                <text:p>0.0101037</text:p>
                <draw:g>
                  <svg:desc>Sheet1.G29:Sheet1.G35</svg:desc>
                </draw:g>
              </table:table-cell>
              <table:table-cell office:value-type="float" office:value="0.00892701">
                <text:p>0.00892701</text:p>
                <draw:g>
                  <svg:desc>Sheet1.H29:Sheet1.H35</svg:desc>
                </draw:g>
              </table:table-cell>
              <table:table-cell office:value-type="float" office:value="0.00659943">
                <text:p>0.00659943</text:p>
                <draw:g>
                  <svg:desc>Sheet1.I29:Sheet1.I35</svg:desc>
                </draw:g>
              </table:table-cell>
            </table:table-row>
            <table:table-row>
              <table:table-cell office:value-type="string">
                <text:p>mid FEATURE NO STRUCT</text:p>
                <text:list>
                  <text:list-item>
                    <text:p>mid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708961">
                <text:p>0.0708961</text:p>
              </table:table-cell>
              <table:table-cell office:value-type="float" office:value="0.0708973">
                <text:p>0.0708973</text:p>
              </table:table-cell>
              <table:table-cell office:value-type="float" office:value="0.122084">
                <text:p>0.12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NO FEATURE STRUCTURE</text:p>
                <text:list>
                  <text:list-item>
                    <text:p>mid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198994">
                <text:p>0.0198994</text:p>
              </table:table-cell>
              <table:table-cell office:value-type="float" office:value="0.0198973">
                <text:p>0.0198973</text:p>
              </table:table-cell>
              <table:table-cell office:value-type="float" office:value="0.0201728">
                <text:p>0.0201728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mid NO FEATURE NO STRUCT</text:p>
                <text:list>
                  <text:list-item>
                    <text:p>mid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123538">
                <text:p>0.0123538</text:p>
              </table:table-cell>
              <table:table-cell office:value-type="float" office:value="0.0114718">
                <text:p>0.0114718</text:p>
              </table:table-cell>
              <table:table-cell office:value-type="float" office:value="0.0027976">
                <text:p>0.0027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&lt;1m</text:p>
                <text:list>
                  <text:list-item>
                    <text:p>mid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584741">
                <text:p>0.00584741</text:p>
              </table:table-cell>
              <table:table-cell office:value-type="float" office:value="0.00584836">
                <text:p>0.00584836</text:p>
              </table:table-cell>
              <table:table-cell office:value-type="float" office:value="0.00583263">
                <text:p>0.00583263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mid ~2m</text:p>
                <text:list>
                  <text:list-item>
                    <text:p>mid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29611">
                <text:p>0.00129611</text:p>
              </table:table-cell>
              <table:table-cell office:value-type="float" office:value="0.00129611">
                <text:p>0.00129611</text:p>
              </table:table-cell>
              <table:table-cell office:value-type="float" office:value="0.00126034">
                <text:p>0.0012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d ~3m</text:p>
                <text:list>
                  <text:list-item>
                    <text:p>mid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337208">
                <text:p>0.0337208</text:p>
              </table:table-cell>
              <table:table-cell office:value-type="float" office:value="0.0337265">
                <text:p>0.0337265</text:p>
              </table:table-cell>
              <table:table-cell office:value-type="float" office:value="0.0344942">
                <text:p>0.0344942</text:p>
              </table:table-cell>
              <table:table-cell office:value-type="float" office:value="0.00035355">
                <text:p>0.00035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68cm" svg:height="16.83cm" xlink:href=".." xlink:type="simple" chart:class="chart:bar" chart:style-name="ch1">
        <chart:legend chart:legend-position="end" svg:x="23.399cm" svg:y="7.369cm" style:legend-expansion="high" chart:style-name="ch2"/>
        <chart:plot-area chart:style-name="ch3" table:cell-range-address="Sheet1.D36:Sheet1.I43" chart:data-source-has-labels="both" svg:x="0.947cm" svg:y="1.479cm" svg:width="21.458cm" svg:height="14.595cm">
          <chartooo:coordinate-region svg:x="1.859cm" svg:y="1.678cm" svg:width="20.546cm" svg:height="12.954cm"/>
          <chart:axis chart:dimension="x" chart:name="primary-x" chart:style-name="ch4" chartooo:axis-type="auto">
            <chartooo:date-scale/>
            <chart:categories table:cell-range-address="Sheet1.D37:Sheet1.E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7:Sheet1.F43" chart:label-cell-address="Sheet1.F36:Sheet1.F36" chart:class="chart:bar">
            <chart:data-point chart:repeated="7"/>
          </chart:series>
          <chart:series chart:style-name="ch8" chart:values-cell-range-address="Sheet1.G37:Sheet1.G43" chart:label-cell-address="Sheet1.G36:Sheet1.G36" chart:class="chart:bar">
            <chart:data-point chart:repeated="7"/>
          </chart:series>
          <chart:series chart:style-name="ch9" chart:values-cell-range-address="Sheet1.H37:Sheet1.H43" chart:label-cell-address="Sheet1.H36:Sheet1.H36" chart:class="chart:bar">
            <chart:data-point chart:repeated="7"/>
          </chart:series>
          <chart:series chart:style-name="ch10" chart:values-cell-range-address="Sheet1.I37:Sheet1.I43" chart:label-cell-address="Sheet1.I36:Sheet1.I36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F36:Sheet1.F36</svg:desc>
                </draw:g>
              </table:table-cell>
              <table:table-cell office:value-type="string">
                <text:p>0.5</text:p>
                <draw:g>
                  <svg:desc>Sheet1.G36:Sheet1.G36</svg:desc>
                </draw:g>
              </table:table-cell>
              <table:table-cell office:value-type="string">
                <text:p>0</text:p>
                <draw:g>
                  <svg:desc>Sheet1.H36:Sheet1.H36</svg:desc>
                </draw:g>
              </table:table-cell>
              <table:table-cell office:value-type="string">
                <text:p>SVD</text:p>
                <draw:g>
                  <svg:desc>Sheet1.I36:Sheet1.I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r FEATURE STRUCTURE</text:p>
                <text:list>
                  <text:list-item>
                    <text:p>far</text:p>
                  </text:list-item>
                  <text:list-item>
                    <text:p>FEATURE STRUCTURE</text:p>
                  </text:list-item>
                </text:list>
                <draw:g>
                  <svg:desc>Sheet1.D37:Sheet1.E43</svg:desc>
                </draw:g>
              </table:table-cell>
              <table:table-cell office:value-type="float" office:value="0.00459792">
                <text:p>0.00459792</text:p>
                <draw:g>
                  <svg:desc>Sheet1.F37:Sheet1.F43</svg:desc>
                </draw:g>
              </table:table-cell>
              <table:table-cell office:value-type="float" office:value="0.00459792">
                <text:p>0.00459792</text:p>
                <draw:g>
                  <svg:desc>Sheet1.G37:Sheet1.G43</svg:desc>
                </draw:g>
              </table:table-cell>
              <table:table-cell office:value-type="float" office:value="0.00322542">
                <text:p>0.00322542</text:p>
                <draw:g>
                  <svg:desc>Sheet1.H37:Sheet1.H43</svg:desc>
                </draw:g>
              </table:table-cell>
              <table:table-cell office:value-type="float" office:value="0.00321238">
                <text:p>0.00321238</text:p>
                <draw:g>
                  <svg:desc>Sheet1.I37:Sheet1.I43</svg:desc>
                </draw:g>
              </table:table-cell>
            </table:table-row>
            <table:table-row>
              <table:table-cell office:value-type="string">
                <text:p>far FEATURE NO STRUCT</text:p>
                <text:list>
                  <text:list-item>
                    <text:p>far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361568">
                <text:p>0.361568</text:p>
              </table:table-cell>
              <table:table-cell office:value-type="float" office:value="0.361566">
                <text:p>0.361566</text:p>
              </table:table-cell>
              <table:table-cell office:value-type="float" office:value="0.361618">
                <text:p>0.361618</text:p>
              </table:table-cell>
              <table:table-cell office:value-type="float" office:value="0.330448">
                <text:p>0.330448</text:p>
              </table:table-cell>
            </table:table-row>
            <table:table-row>
              <table:table-cell office:value-type="string">
                <text:p>far NO FEATURE STRUCTURE</text:p>
                <text:list>
                  <text:list-item>
                    <text:p>far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21304">
                <text:p>0.21304</text:p>
              </table:table-cell>
              <table:table-cell office:value-type="float" office:value="0.213044">
                <text:p>0.213044</text:p>
              </table:table-cell>
              <table:table-cell office:value-type="float" office:value="0.212017">
                <text:p>0.212017</text:p>
              </table:table-cell>
              <table:table-cell office:value-type="float" office:value="0.196929">
                <text:p>0.196929</text:p>
              </table:table-cell>
            </table:table-row>
            <table:table-row>
              <table:table-cell office:value-type="string">
                <text:p>far NO FEATURE NO STRUCT</text:p>
                <text:list>
                  <text:list-item>
                    <text:p>far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887198">
                <text:p>0.000887198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843552">
                <text:p>0.000843552</text:p>
              </table:table-cell>
              <table:table-cell office:value-type="float" office:value="0.000505785">
                <text:p>0.000505785</text:p>
              </table:table-cell>
            </table:table-row>
            <table:table-row>
              <table:table-cell office:value-type="string">
                <text:p>far &lt;1m</text:p>
                <text:list>
                  <text:list-item>
                    <text:p>far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447392">
                <text:p>0.00447392</text:p>
              </table:table-cell>
              <table:table-cell office:value-type="float" office:value="0.00447346">
                <text:p>0.00447346</text:p>
              </table:table-cell>
              <table:table-cell office:value-type="float" office:value="0.00454847">
                <text:p>0.00454847</text:p>
              </table:table-cell>
              <table:table-cell office:value-type="float" office:value="0.00419697">
                <text:p>0.00419697</text:p>
              </table:table-cell>
            </table:table-row>
            <table:table-row>
              <table:table-cell office:value-type="string">
                <text:p>far ~2m</text:p>
                <text:list>
                  <text:list-item>
                    <text:p>far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301663">
                <text:p>0.0301663</text:p>
              </table:table-cell>
              <table:table-cell office:value-type="float" office:value="0.0301663">
                <text:p>0.0301663</text:p>
              </table:table-cell>
              <table:table-cell office:value-type="float" office:value="0.0303873">
                <text:p>0.0303873</text:p>
              </table:table-cell>
              <table:table-cell office:value-type="float" office:value="0.0299846">
                <text:p>0.0299846</text:p>
              </table:table-cell>
            </table:table-row>
            <table:table-row>
              <table:table-cell office:value-type="string">
                <text:p>far ~3m</text:p>
                <text:list>
                  <text:list-item>
                    <text:p>far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264331">
                <text:p>0.00264331</text:p>
              </table:table-cell>
              <table:table-cell office:value-type="float" office:value="0.00264319">
                <text:p>0.00264319</text:p>
              </table:table-cell>
              <table:table-cell office:value-type="float" office:value="0.00263407">
                <text:p>0.00263407</text:p>
              </table:table-cell>
              <table:table-cell office:value-type="float" office:value="0.00207233">
                <text:p>0.00207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68cm" svg:height="19.267cm" xlink:href=".." xlink:type="simple" chart:class="chart:bar" chart:style-name="ch1">
        <chart:title svg:x="5.598cm" svg:y="0.521cm" chart:style-name="ch2">
          <text:p>Consecutive Point Clouds</text:p>
        </chart:title>
        <chart:legend chart:legend-position="end" svg:x="14.999cm" svg:y="8.587cm" style:legend-expansion="high" chart:style-name="ch3"/>
        <chart:plot-area chart:style-name="ch4" table:cell-range-address="Sheet2.F19:Sheet2.K26" chart:data-source-has-labels="both" svg:x="0.779cm" svg:y="2.455cm" svg:width="13.562cm" svg:height="16.007cm">
          <chartooo:coordinate-region svg:x="1.877cm" svg:y="2.654cm" svg:width="12.464cm" svg:height="10.74cm"/>
          <chart:axis chart:dimension="x" chart:name="primary-x" chart:style-name="ch5" chartooo:axis-type="auto">
            <chartooo:date-scale/>
            <chart:categories table:cell-range-address="Sheet2.F20:Sheet2.G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H20:Sheet2.H26" chart:label-cell-address="Sheet2.H19:Sheet2.H19" chart:class="chart:bar">
            <chart:data-point chart:repeated="7"/>
          </chart:series>
          <chart:series chart:style-name="ch9" chart:values-cell-range-address="Sheet2.I20:Sheet2.I26" chart:label-cell-address="Sheet2.I19:Sheet2.I19" chart:class="chart:bar">
            <chart:data-point chart:repeated="7"/>
          </chart:series>
          <chart:series chart:style-name="ch10" chart:values-cell-range-address="Sheet2.J20:Sheet2.J26" chart:label-cell-address="Sheet2.J19:Sheet2.J19" chart:class="chart:bar">
            <chart:data-point chart:repeated="7"/>
          </chart:series>
          <chart:series chart:style-name="ch11" chart:values-cell-range-address="Sheet2.K20:Sheet2.K26" chart:label-cell-address="Sheet2.K19:Sheet2.K1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19:Sheet2.H19</svg:desc>
                </draw:g>
              </table:table-cell>
              <table:table-cell office:value-type="string">
                <text:p>0.5</text:p>
                <draw:g>
                  <svg:desc>Sheet2.I19:Sheet2.I19</svg:desc>
                </draw:g>
              </table:table-cell>
              <table:table-cell office:value-type="string">
                <text:p>0</text:p>
                <draw:g>
                  <svg:desc>Sheet2.J19:Sheet2.J19</svg:desc>
                </draw:g>
              </table:table-cell>
              <table:table-cell office:value-type="string">
                <text:p>SVD</text:p>
                <draw:g>
                  <svg:desc>Sheet2.K19:Sheet2.K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ecutive frames (high overlap) FEATURE STRUCTURE</text:p>
                <text:list>
                  <text:list-item>
                    <text:p>consecutive frames (high overlap)</text:p>
                  </text:list-item>
                  <text:list-item>
                    <text:p>FEATURE STRUCTURE</text:p>
                  </text:list-item>
                </text:list>
                <draw:g>
                  <svg:desc>Sheet2.F20:Sheet2.G26</svg:desc>
                </draw:g>
              </table:table-cell>
              <table:table-cell office:value-type="float" office:value="0.00340676">
                <text:p>0.00340676</text:p>
                <draw:g>
                  <svg:desc>Sheet2.H20:Sheet2.H26</svg:desc>
                </draw:g>
              </table:table-cell>
              <table:table-cell office:value-type="float" office:value="0.00340629">
                <text:p>0.00340629</text:p>
                <draw:g>
                  <svg:desc>Sheet2.I20:Sheet2.I26</svg:desc>
                </draw:g>
              </table:table-cell>
              <table:table-cell office:value-type="float" office:value="0.00340745">
                <text:p>0.00340745</text:p>
                <draw:g>
                  <svg:desc>Sheet2.J20:Sheet2.J26</svg:desc>
                </draw:g>
              </table:table-cell>
              <table:table-cell office:value-type="float" office:value="0.00326561">
                <text:p>0.00326561</text:p>
                <draw:g>
                  <svg:desc>Sheet2.K20:Sheet2.K26</svg:desc>
                </draw:g>
              </table:table-cell>
            </table:table-row>
            <table:table-row>
              <table:table-cell office:value-type="string">
                <text:p>consecutive frames (high overlap) FEATURE NO STRUCT</text:p>
                <text:list>
                  <text:list-item>
                    <text:p>consecutive frames (high overlap)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NO FEATURE STRUCTURE</text:p>
                <text:list>
                  <text:list-item>
                    <text:p>consecutive frames (high overlap)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onsecutive frames (high overlap) NO FEATURE NO STRUCT</text:p>
                <text:list>
                  <text:list-item>
                    <text:p>consecutive frames (high overlap)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&lt;1m</text:p>
                <text:list>
                  <text:list-item>
                    <text:p>consecutive frames (high overlap)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onsecutive frames (high overlap) ~2m</text:p>
                <text:list>
                  <text:list-item>
                    <text:p>consecutive frames (high overlap)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~3m</text:p>
                <text:list>
                  <text:list-item>
                    <text:p>consecutive frames (high overlap)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41234">
                <text:p>0.000341234</text:p>
              </table:table-cell>
              <table:table-cell office:value-type="float" office:value="0.000341424">
                <text:p>0.000341424</text:p>
              </table:table-cell>
              <table:table-cell office:value-type="float" office:value="0.000369921">
                <text:p>0.000369921</text:p>
              </table:table-cell>
              <table:table-cell office:value-type="float" office:value="0.000319759">
                <text:p>0.0003197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86cm" svg:height="19.319cm" xlink:href=".." xlink:type="simple" chart:class="chart:bar" chart:style-name="ch1">
        <chart:title svg:x="4.485cm" svg:y="0.522cm" chart:style-name="ch2">
          <text:p>Point clouds with medium separation</text:p>
        </chart:title>
        <chart:legend chart:legend-position="end" svg:x="14.917cm" svg:y="8.613cm" style:legend-expansion="high" chart:style-name="ch3"/>
        <chart:plot-area chart:style-name="ch4" table:cell-range-address="Sheet2.F27:Sheet2.K34" chart:data-source-has-labels="both" svg:x="0.777cm" svg:y="2.459cm" svg:width="13.486cm" svg:height="16.054cm">
          <chartooo:coordinate-region svg:x="1.875cm" svg:y="2.658cm" svg:width="12.388cm" svg:height="10.787cm"/>
          <chart:axis chart:dimension="x" chart:name="primary-x" chart:style-name="ch5" chartooo:axis-type="auto">
            <chartooo:date-scale/>
            <chart:categories table:cell-range-address="Sheet2.F28:Sheet2.G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H28:Sheet2.H34" chart:label-cell-address="Sheet2.H27:Sheet2.H27" chart:class="chart:bar">
            <chart:data-point chart:repeated="7"/>
          </chart:series>
          <chart:series chart:style-name="ch9" chart:values-cell-range-address="Sheet2.I28:Sheet2.I34" chart:label-cell-address="Sheet2.I27:Sheet2.I27" chart:class="chart:bar">
            <chart:data-point chart:repeated="7"/>
          </chart:series>
          <chart:series chart:style-name="ch10" chart:values-cell-range-address="Sheet2.J28:Sheet2.J34" chart:label-cell-address="Sheet2.J27:Sheet2.J27" chart:class="chart:bar">
            <chart:data-point chart:repeated="7"/>
          </chart:series>
          <chart:series chart:style-name="ch11" chart:values-cell-range-address="Sheet2.K28:Sheet2.K34" chart:label-cell-address="Sheet2.K27:Sheet2.K2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27:Sheet2.H27</svg:desc>
                </draw:g>
              </table:table-cell>
              <table:table-cell office:value-type="string">
                <text:p>0.5</text:p>
                <draw:g>
                  <svg:desc>Sheet2.I27:Sheet2.I27</svg:desc>
                </draw:g>
              </table:table-cell>
              <table:table-cell office:value-type="string">
                <text:p>0</text:p>
                <draw:g>
                  <svg:desc>Sheet2.J27:Sheet2.J27</svg:desc>
                </draw:g>
              </table:table-cell>
              <table:table-cell office:value-type="string">
                <text:p>SVD</text:p>
                <draw:g>
                  <svg:desc>Sheet2.K27:Sheet2.K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ly Overlapping FEATURE STRUCTURE</text:p>
                <text:list>
                  <text:list-item>
                    <text:p>Mostly Overlapping</text:p>
                  </text:list-item>
                  <text:list-item>
                    <text:p>FEATURE STRUCTURE</text:p>
                  </text:list-item>
                </text:list>
                <draw:g>
                  <svg:desc>Sheet2.F28:Sheet2.G34</svg:desc>
                </draw:g>
              </table:table-cell>
              <table:table-cell office:value-type="float" office:value="0.00499105">
                <text:p>0.00499105</text:p>
                <draw:g>
                  <svg:desc>Sheet2.H28:Sheet2.H34</svg:desc>
                </draw:g>
              </table:table-cell>
              <table:table-cell office:value-type="float" office:value="0.00499198">
                <text:p>0.00499198</text:p>
                <draw:g>
                  <svg:desc>Sheet2.I28:Sheet2.I34</svg:desc>
                </draw:g>
              </table:table-cell>
              <table:table-cell office:value-type="float" office:value="0.00487312">
                <text:p>0.00487312</text:p>
                <draw:g>
                  <svg:desc>Sheet2.J28:Sheet2.J34</svg:desc>
                </draw:g>
              </table:table-cell>
              <table:table-cell office:value-type="float" office:value="0.00485816">
                <text:p>0.00485816</text:p>
                <draw:g>
                  <svg:desc>Sheet2.K28:Sheet2.K34</svg:desc>
                </draw:g>
              </table:table-cell>
            </table:table-row>
            <table:table-row>
              <table:table-cell office:value-type="string">
                <text:p>Mostly Overlapping FEATURE NO STRUCT</text:p>
                <text:list>
                  <text:list-item>
                    <text:p>Mostly Overlapping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358478">
                <text:p>0.00358478</text:p>
              </table:table-cell>
              <table:table-cell office:value-type="float" office:value="0.00358471">
                <text:p>0.00358471</text:p>
              </table:table-cell>
              <table:table-cell office:value-type="float" office:value="0.00434329">
                <text:p>0.00434329</text:p>
              </table:table-cell>
              <table:table-cell office:value-type="float" office:value="0.00294872">
                <text:p>0.00294872</text:p>
              </table:table-cell>
            </table:table-row>
            <table:table-row>
              <table:table-cell office:value-type="string">
                <text:p>Mostly Overlapping NO FEATURE STRUCTURE</text:p>
                <text:list>
                  <text:list-item>
                    <text:p>Mostly Overlapping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34966">
                <text:p>0.0034966</text:p>
              </table:table-cell>
              <table:table-cell office:value-type="float" office:value="0.00349645">
                <text:p>0.00349645</text:p>
              </table:table-cell>
              <table:table-cell office:value-type="float" office:value="0.00349928">
                <text:p>0.00349928</text:p>
              </table:table-cell>
              <table:table-cell office:value-type="float" office:value="0.00346227">
                <text:p>0.00346227</text:p>
              </table:table-cell>
            </table:table-row>
            <table:table-row>
              <table:table-cell office:value-type="string">
                <text:p>Mostly Overlapping NO FEATURE NO STRUCT</text:p>
                <text:list>
                  <text:list-item>
                    <text:p>Mostly Overlapping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927495">
                <text:p>0.00927495</text:p>
              </table:table-cell>
              <table:table-cell office:value-type="float" office:value="0.00951475">
                <text:p>0.00951475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00109379">
                <text:p>0.000109379</text:p>
              </table:table-cell>
            </table:table-row>
            <table:table-row>
              <table:table-cell office:value-type="string">
                <text:p>Mostly Overlapping &lt;1m</text:p>
                <text:list>
                  <text:list-item>
                    <text:p>Mostly Overlapping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462558">
                <text:p>0.000462558</text:p>
              </table:table-cell>
              <table:table-cell office:value-type="float" office:value="0.000462747">
                <text:p>0.000462747</text:p>
              </table:table-cell>
              <table:table-cell office:value-type="float" office:value="0.000445923">
                <text:p>0.000445923</text:p>
              </table:table-cell>
              <table:table-cell office:value-type="float" office:value="0.000405921">
                <text:p>0.000405921</text:p>
              </table:table-cell>
            </table:table-row>
            <table:table-row>
              <table:table-cell office:value-type="string">
                <text:p>Mostly Overlapping ~2m</text:p>
                <text:list>
                  <text:list-item>
                    <text:p>Mostly Overlapping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14614">
                <text:p>0.00114614</text:p>
              </table:table-cell>
              <table:table-cell office:value-type="float" office:value="0.00114614">
                <text:p>0.00114614</text:p>
              </table:table-cell>
              <table:table-cell office:value-type="float" office:value="0.00111345">
                <text:p>0.00111345</text:p>
              </table:table-cell>
              <table:table-cell office:value-type="float" office:value="0.00109534">
                <text:p>0.00109534</text:p>
              </table:table-cell>
            </table:table-row>
            <table:table-row>
              <table:table-cell office:value-type="string">
                <text:p>Mostly Overlapping ~3m</text:p>
                <text:list>
                  <text:list-item>
                    <text:p>Mostly Overlapping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56533">
                <text:p>0.00156533</text:p>
              </table:table-cell>
              <table:table-cell office:value-type="float" office:value="0.00156615">
                <text:p>0.00156615</text:p>
              </table:table-cell>
              <table:table-cell office:value-type="float" office:value="0.00152661">
                <text:p>0.00152661</text:p>
              </table:table-cell>
              <table:table-cell office:value-type="float" office:value="0.00150169">
                <text:p>0.001501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9cm" svg:height="19.027cm" xlink:href=".." xlink:type="simple" chart:class="chart:bar" chart:style-name="ch1">
        <chart:title svg:x="4.603cm" svg:y="0.516cm" chart:style-name="ch2">
          <text:p>Point clouds with further separation</text:p>
        </chart:title>
        <chart:legend chart:legend-position="end" svg:x="14.89cm" svg:y="8.467cm" style:legend-expansion="high" chart:style-name="ch3"/>
        <chart:plot-area chart:style-name="ch4" table:cell-range-address="Sheet2.F35:Sheet2.K42" chart:data-source-has-labels="both" svg:x="0.777cm" svg:y="2.435cm" svg:width="13.459cm" svg:height="15.792cm">
          <chartooo:coordinate-region svg:x="1.875cm" svg:y="2.634cm" svg:width="12.361cm" svg:height="10.525cm"/>
          <chart:axis chart:dimension="x" chart:name="primary-x" chart:style-name="ch5" chartooo:axis-type="auto">
            <chartooo:date-scale/>
            <chart:categories table:cell-range-address="Sheet2.F36:Sheet2.G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H36:Sheet2.H42" chart:label-cell-address="Sheet2.H35:Sheet2.H35" chart:class="chart:bar">
            <chart:data-point chart:repeated="7"/>
          </chart:series>
          <chart:series chart:style-name="ch9" chart:values-cell-range-address="Sheet2.I36:Sheet2.I42" chart:label-cell-address="Sheet2.I35:Sheet2.I35" chart:class="chart:bar">
            <chart:data-point chart:repeated="7"/>
          </chart:series>
          <chart:series chart:style-name="ch10" chart:values-cell-range-address="Sheet2.J36:Sheet2.J42" chart:label-cell-address="Sheet2.J35:Sheet2.J35" chart:class="chart:bar">
            <chart:data-point chart:repeated="7"/>
          </chart:series>
          <chart:series chart:style-name="ch11" chart:values-cell-range-address="Sheet2.K36:Sheet2.K42" chart:label-cell-address="Sheet2.K35:Sheet2.K3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35:Sheet2.H35</svg:desc>
                </draw:g>
              </table:table-cell>
              <table:table-cell office:value-type="string">
                <text:p>0.5</text:p>
                <draw:g>
                  <svg:desc>Sheet2.I35:Sheet2.I35</svg:desc>
                </draw:g>
              </table:table-cell>
              <table:table-cell office:value-type="string">
                <text:p>0</text:p>
                <draw:g>
                  <svg:desc>Sheet2.J35:Sheet2.J35</svg:desc>
                </draw:g>
              </table:table-cell>
              <table:table-cell office:value-type="string">
                <text:p>SVD</text:p>
                <draw:g>
                  <svg:desc>Sheet2.K35:Sheet2.K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ss Overlap FEATURE STRUCTURE</text:p>
                <text:list>
                  <text:list-item>
                    <text:p>Less Overlap</text:p>
                  </text:list-item>
                  <text:list-item>
                    <text:p>FEATURE STRUCTURE</text:p>
                  </text:list-item>
                </text:list>
                <draw:g>
                  <svg:desc>Sheet2.F36:Sheet2.G42</svg:desc>
                </draw:g>
              </table:table-cell>
              <table:table-cell office:value-type="float" office:value="0.00198167">
                <text:p>0.00198167</text:p>
                <draw:g>
                  <svg:desc>Sheet2.H36:Sheet2.H42</svg:desc>
                </draw:g>
              </table:table-cell>
              <table:table-cell office:value-type="float" office:value="0.00198166">
                <text:p>0.00198166</text:p>
                <draw:g>
                  <svg:desc>Sheet2.I36:Sheet2.I42</svg:desc>
                </draw:g>
              </table:table-cell>
              <table:table-cell office:value-type="float" office:value="0.00161758">
                <text:p>0.00161758</text:p>
                <draw:g>
                  <svg:desc>Sheet2.J36:Sheet2.J42</svg:desc>
                </draw:g>
              </table:table-cell>
              <table:table-cell office:value-type="float" office:value="0.00159551">
                <text:p>0.00159551</text:p>
                <draw:g>
                  <svg:desc>Sheet2.K36:Sheet2.K42</svg:desc>
                </draw:g>
              </table:table-cell>
            </table:table-row>
            <table:table-row>
              <table:table-cell office:value-type="string">
                <text:p>Less Overlap FEATURE NO STRUCT</text:p>
                <text:list>
                  <text:list-item>
                    <text:p>Less Overlap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471867">
                <text:p>0.00471867</text:p>
              </table:table-cell>
              <table:table-cell office:value-type="float" office:value="0.00471844">
                <text:p>0.00471844</text:p>
              </table:table-cell>
              <table:table-cell office:value-type="float" office:value="0.00471423">
                <text:p>0.00471423</text:p>
              </table:table-cell>
              <table:table-cell office:value-type="float" office:value="0.00439386">
                <text:p>0.00439386</text:p>
              </table:table-cell>
            </table:table-row>
            <table:table-row>
              <table:table-cell office:value-type="string">
                <text:p>Less Overlap NO FEATURE STRUCTURE</text:p>
                <text:list>
                  <text:list-item>
                    <text:p>Less Overlap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703064">
                <text:p>0.00703064</text:p>
              </table:table-cell>
              <table:table-cell office:value-type="float" office:value="0.00703144">
                <text:p>0.00703144</text:p>
              </table:table-cell>
              <table:table-cell office:value-type="float" office:value="0.00721213">
                <text:p>0.00721213</text:p>
              </table:table-cell>
              <table:table-cell office:value-type="float" office:value="0.00692332">
                <text:p>0.00692332</text:p>
              </table:table-cell>
            </table:table-row>
            <table:table-row>
              <table:table-cell office:value-type="string">
                <text:p>Less Overlap NO FEATURE NO STRUCT</text:p>
                <text:list>
                  <text:list-item>
                    <text:p>Less Overlap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646164">
                <text:p>0.00064616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405459">
                <text:p>0.000405459</text:p>
              </table:table-cell>
              <table:table-cell office:value-type="float" office:value="0.000169425">
                <text:p>0.000169425</text:p>
              </table:table-cell>
            </table:table-row>
            <table:table-row>
              <table:table-cell office:value-type="string">
                <text:p>Less Overlap &lt;1m</text:p>
                <text:list>
                  <text:list-item>
                    <text:p>Less Overlap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293591">
                <text:p>0.00293591</text:p>
              </table:table-cell>
              <table:table-cell office:value-type="float" office:value="0.00293572">
                <text:p>0.00293572</text:p>
              </table:table-cell>
              <table:table-cell office:value-type="float" office:value="0.00294562">
                <text:p>0.00294562</text:p>
              </table:table-cell>
              <table:table-cell office:value-type="float" office:value="0.00286562">
                <text:p>0.00286562</text:p>
              </table:table-cell>
            </table:table-row>
            <table:table-row>
              <table:table-cell office:value-type="string">
                <text:p>Less Overlap ~2m</text:p>
                <text:list>
                  <text:list-item>
                    <text:p>Less Overlap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32977">
                <text:p>0.0032977</text:p>
              </table:table-cell>
              <table:table-cell office:value-type="float" office:value="0.0032977">
                <text:p>0.0032977</text:p>
              </table:table-cell>
              <table:table-cell office:value-type="float" office:value="0.00329481">
                <text:p>0.00329481</text:p>
              </table:table-cell>
              <table:table-cell office:value-type="float" office:value="0.00330421">
                <text:p>0.00330421</text:p>
              </table:table-cell>
            </table:table-row>
            <table:table-row>
              <table:table-cell office:value-type="string">
                <text:p>Less Overlap ~3m</text:p>
                <text:list>
                  <text:list-item>
                    <text:p>Less Overlap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62485">
                <text:p>0.00162485</text:p>
              </table:table-cell>
              <table:table-cell office:value-type="float" office:value="0.0016247">
                <text:p>0.0016247</text:p>
              </table:table-cell>
              <table:table-cell office:value-type="float" office:value="0.00162017">
                <text:p>0.00162017</text:p>
              </table:table-cell>
              <table:table-cell office:value-type="float" office:value="0.00107785">
                <text:p>0.001077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251cm" svg:height="18.181cm" xlink:href=".." xlink:type="simple" chart:class="chart:bar" chart:style-name="ch1">
        <chart:legend chart:legend-position="end" svg:x="36.782cm" svg:y="8.044cm" style:legend-expansion="high" chart:style-name="ch2"/>
        <chart:plot-area chart:style-name="ch3" table:cell-range-address="Sheet2.F19:Sheet2.K42" chart:data-source-has-labels="both" svg:x="1.215cm" svg:y="1.587cm" svg:width="34.037cm" svg:height="15.811cm">
          <chartooo:coordinate-region svg:x="2.313cm" svg:y="1.786cm" svg:width="32.939cm" svg:height="10.544cm"/>
          <chart:axis chart:dimension="x" chart:name="primary-x" chart:style-name="ch4" chartooo:axis-type="auto">
            <chartooo:date-scale/>
            <chart:categories table:cell-range-address="Sheet2.F20:Sheet2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0:Sheet2.H42" chart:label-cell-address="Sheet2.H19:Sheet2.H19" chart:class="chart:bar">
            <chart:data-point chart:repeated="23"/>
          </chart:series>
          <chart:series chart:style-name="ch8" chart:values-cell-range-address="Sheet2.I20:Sheet2.I42" chart:label-cell-address="Sheet2.I19:Sheet2.I19" chart:class="chart:bar">
            <chart:data-point chart:repeated="23"/>
          </chart:series>
          <chart:series chart:style-name="ch9" chart:values-cell-range-address="Sheet2.J20:Sheet2.J42" chart:label-cell-address="Sheet2.J19:Sheet2.J19" chart:class="chart:bar">
            <chart:data-point chart:repeated="23"/>
          </chart:series>
          <chart:series chart:style-name="ch10" chart:values-cell-range-address="Sheet2.K20:Sheet2.K42" chart:label-cell-address="Sheet2.K19:Sheet2.K19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2.H19:Sheet2.H19</svg:desc>
                </draw:g>
              </table:table-cell>
              <table:table-cell office:value-type="string">
                <text:p>0.5</text:p>
                <draw:g>
                  <svg:desc>Sheet2.I19:Sheet2.I19</svg:desc>
                </draw:g>
              </table:table-cell>
              <table:table-cell office:value-type="string">
                <text:p>0</text:p>
                <draw:g>
                  <svg:desc>Sheet2.J19:Sheet2.J19</svg:desc>
                </draw:g>
              </table:table-cell>
              <table:table-cell office:value-type="string">
                <text:p>SVD</text:p>
                <draw:g>
                  <svg:desc>Sheet2.K19:Sheet2.K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ecutive frames (high overlap) FEATURE STRUCTURE</text:p>
                <text:list>
                  <text:list-item>
                    <text:p>consecutive frames (high overlap)</text:p>
                  </text:list-item>
                  <text:list-item>
                    <text:p>FEATURE STRUCTURE</text:p>
                  </text:list-item>
                </text:list>
                <draw:g>
                  <svg:desc>Sheet2.F20:Sheet2.G42</svg:desc>
                </draw:g>
              </table:table-cell>
              <table:table-cell office:value-type="float" office:value="0.00340676">
                <text:p>0.00340676</text:p>
                <draw:g>
                  <svg:desc>Sheet2.H20:Sheet2.H42</svg:desc>
                </draw:g>
              </table:table-cell>
              <table:table-cell office:value-type="float" office:value="0.00340629">
                <text:p>0.00340629</text:p>
                <draw:g>
                  <svg:desc>Sheet2.I20:Sheet2.I42</svg:desc>
                </draw:g>
              </table:table-cell>
              <table:table-cell office:value-type="float" office:value="0.00340745">
                <text:p>0.00340745</text:p>
                <draw:g>
                  <svg:desc>Sheet2.J20:Sheet2.J42</svg:desc>
                </draw:g>
              </table:table-cell>
              <table:table-cell office:value-type="float" office:value="0.00326561">
                <text:p>0.00326561</text:p>
                <draw:g>
                  <svg:desc>Sheet2.K20:Sheet2.K42</svg:desc>
                </draw:g>
              </table:table-cell>
            </table:table-row>
            <table:table-row>
              <table:table-cell office:value-type="string">
                <text:p>consecutive frames (high overlap) FEATURE NO STRUCT</text:p>
                <text:list>
                  <text:list-item>
                    <text:p>consecutive frames (high overlap)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73793">
                <text:p>0.000273793</text:p>
              </table:table-cell>
              <table:table-cell office:value-type="float" office:value="0.00027378">
                <text:p>0.00027378</text:p>
              </table:table-cell>
              <table:table-cell office:value-type="float" office:value="0.000289591">
                <text:p>0.000289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NO FEATURE STRUCTURE</text:p>
                <text:list>
                  <text:list-item>
                    <text:p>consecutive frames (high overlap)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058333">
                <text:p>0.00058333</text:p>
              </table:table-cell>
              <table:table-cell office:value-type="float" office:value="0.000583485">
                <text:p>0.000583485</text:p>
              </table:table-cell>
              <table:table-cell office:value-type="float" office:value="0.000558559">
                <text:p>0.000558559</text:p>
              </table:table-cell>
              <table:table-cell office:value-type="float" office:value="0.000446156">
                <text:p>0.000446156</text:p>
              </table:table-cell>
            </table:table-row>
            <table:table-row>
              <table:table-cell office:value-type="string">
                <text:p>consecutive frames (high overlap) NO FEATURE NO STRUCT</text:p>
                <text:list>
                  <text:list-item>
                    <text:p>consecutive frames (high overlap)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281736">
                <text:p>0.00281736</text:p>
              </table:table-cell>
              <table:table-cell office:value-type="float" office:value="0.00282485">
                <text:p>0.00282485</text:p>
              </table:table-cell>
              <table:table-cell office:value-type="float" office:value="0.000595015">
                <text:p>0.0005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&lt;1m</text:p>
                <text:list>
                  <text:list-item>
                    <text:p>consecutive frames (high overlap)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126281">
                <text:p>0.000126281</text:p>
              </table:table-cell>
              <table:table-cell office:value-type="float" office:value="0.000126397">
                <text:p>0.000126397</text:p>
              </table:table-cell>
              <table:table-cell office:value-type="float" office:value="0.000116531">
                <text:p>0.000116531</text:p>
              </table:table-cell>
              <table:table-cell office:value-type="float" office:value="0.000110496">
                <text:p>0.000110496</text:p>
              </table:table-cell>
            </table:table-row>
            <table:table-row>
              <table:table-cell office:value-type="string">
                <text:p>consecutive frames (high overlap) ~2m</text:p>
                <text:list>
                  <text:list-item>
                    <text:p>consecutive frames (high overlap)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~3m</text:p>
                <text:list>
                  <text:list-item>
                    <text:p>consecutive frames (high overlap)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41234">
                <text:p>0.000341234</text:p>
              </table:table-cell>
              <table:table-cell office:value-type="float" office:value="0.000341424">
                <text:p>0.000341424</text:p>
              </table:table-cell>
              <table:table-cell office:value-type="float" office:value="0.000369921">
                <text:p>0.000369921</text:p>
              </table:table-cell>
              <table:table-cell office:value-type="float" office:value="0.000319759">
                <text:p>0.000319759</text:p>
              </table:table-cell>
            </table:table-row>
            <table:table-row>
              <table:table-cell office:value-type="string">
                <text:p>consecutive frames (high overlap)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FEATURE STRUCTURE</text:p>
                <text:list>
                  <text:list-item>
                    <text:p>Mostly Overlapping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0.00499105">
                <text:p>0.00499105</text:p>
              </table:table-cell>
              <table:table-cell office:value-type="float" office:value="0.00499198">
                <text:p>0.00499198</text:p>
              </table:table-cell>
              <table:table-cell office:value-type="float" office:value="0.00487312">
                <text:p>0.00487312</text:p>
              </table:table-cell>
              <table:table-cell office:value-type="float" office:value="0.00485816">
                <text:p>0.00485816</text:p>
              </table:table-cell>
            </table:table-row>
            <table:table-row>
              <table:table-cell office:value-type="string">
                <text:p>Mostly Overlapping FEATURE NO STRUCT</text:p>
                <text:list>
                  <text:list-item>
                    <text:p>Mostly Overlapping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358478">
                <text:p>0.00358478</text:p>
              </table:table-cell>
              <table:table-cell office:value-type="float" office:value="0.00358471">
                <text:p>0.00358471</text:p>
              </table:table-cell>
              <table:table-cell office:value-type="float" office:value="0.00434329">
                <text:p>0.00434329</text:p>
              </table:table-cell>
              <table:table-cell office:value-type="float" office:value="0.00294872">
                <text:p>0.00294872</text:p>
              </table:table-cell>
            </table:table-row>
            <table:table-row>
              <table:table-cell office:value-type="string">
                <text:p>Mostly Overlapping NO FEATURE STRUCTURE</text:p>
                <text:list>
                  <text:list-item>
                    <text:p>Mostly Overlapping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34966">
                <text:p>0.0034966</text:p>
              </table:table-cell>
              <table:table-cell office:value-type="float" office:value="0.00349645">
                <text:p>0.00349645</text:p>
              </table:table-cell>
              <table:table-cell office:value-type="float" office:value="0.00349928">
                <text:p>0.00349928</text:p>
              </table:table-cell>
              <table:table-cell office:value-type="float" office:value="0.00346227">
                <text:p>0.00346227</text:p>
              </table:table-cell>
            </table:table-row>
            <table:table-row>
              <table:table-cell office:value-type="string">
                <text:p>Mostly Overlapping NO FEATURE NO STRUCT</text:p>
                <text:list>
                  <text:list-item>
                    <text:p>Mostly Overlapping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927495">
                <text:p>0.00927495</text:p>
              </table:table-cell>
              <table:table-cell office:value-type="float" office:value="0.00951475">
                <text:p>0.00951475</text:p>
              </table:table-cell>
              <table:table-cell office:value-type="float" office:value="0.00116611">
                <text:p>0.00116611</text:p>
              </table:table-cell>
              <table:table-cell office:value-type="float" office:value="0.000109379">
                <text:p>0.000109379</text:p>
              </table:table-cell>
            </table:table-row>
            <table:table-row>
              <table:table-cell office:value-type="string">
                <text:p>Mostly Overlapping &lt;1m</text:p>
                <text:list>
                  <text:list-item>
                    <text:p>Mostly Overlapping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0462558">
                <text:p>0.000462558</text:p>
              </table:table-cell>
              <table:table-cell office:value-type="float" office:value="0.000462747">
                <text:p>0.000462747</text:p>
              </table:table-cell>
              <table:table-cell office:value-type="float" office:value="0.000445923">
                <text:p>0.000445923</text:p>
              </table:table-cell>
              <table:table-cell office:value-type="float" office:value="0.000405921">
                <text:p>0.000405921</text:p>
              </table:table-cell>
            </table:table-row>
            <table:table-row>
              <table:table-cell office:value-type="string">
                <text:p>Mostly Overlapping ~2m</text:p>
                <text:list>
                  <text:list-item>
                    <text:p>Mostly Overlapping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114614">
                <text:p>0.00114614</text:p>
              </table:table-cell>
              <table:table-cell office:value-type="float" office:value="0.00114614">
                <text:p>0.00114614</text:p>
              </table:table-cell>
              <table:table-cell office:value-type="float" office:value="0.00111345">
                <text:p>0.00111345</text:p>
              </table:table-cell>
              <table:table-cell office:value-type="float" office:value="0.00109534">
                <text:p>0.00109534</text:p>
              </table:table-cell>
            </table:table-row>
            <table:table-row>
              <table:table-cell office:value-type="string">
                <text:p>Mostly Overlapping ~3m</text:p>
                <text:list>
                  <text:list-item>
                    <text:p>Mostly Overlapping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56533">
                <text:p>0.00156533</text:p>
              </table:table-cell>
              <table:table-cell office:value-type="float" office:value="0.00156615">
                <text:p>0.00156615</text:p>
              </table:table-cell>
              <table:table-cell office:value-type="float" office:value="0.00152661">
                <text:p>0.00152661</text:p>
              </table:table-cell>
              <table:table-cell office:value-type="float" office:value="0.00150169">
                <text:p>0.00150169</text:p>
              </table:table-cell>
            </table:table-row>
            <table:table-row>
              <table:table-cell office:value-type="string">
                <text:p>Mostly Overlapp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FEATURE STRUCTURE</text:p>
                <text:list>
                  <text:list-item>
                    <text:p>Less Overlap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0.00198167">
                <text:p>0.00198167</text:p>
              </table:table-cell>
              <table:table-cell office:value-type="float" office:value="0.00198166">
                <text:p>0.00198166</text:p>
              </table:table-cell>
              <table:table-cell office:value-type="float" office:value="0.00161758">
                <text:p>0.00161758</text:p>
              </table:table-cell>
              <table:table-cell office:value-type="float" office:value="0.00159551">
                <text:p>0.00159551</text:p>
              </table:table-cell>
            </table:table-row>
            <table:table-row>
              <table:table-cell office:value-type="string">
                <text:p>Less Overlap FEATURE NO STRUCT</text:p>
                <text:list>
                  <text:list-item>
                    <text:p>Less Overlap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471867">
                <text:p>0.00471867</text:p>
              </table:table-cell>
              <table:table-cell office:value-type="float" office:value="0.00471844">
                <text:p>0.00471844</text:p>
              </table:table-cell>
              <table:table-cell office:value-type="float" office:value="0.00471423">
                <text:p>0.00471423</text:p>
              </table:table-cell>
              <table:table-cell office:value-type="float" office:value="0.00439386">
                <text:p>0.00439386</text:p>
              </table:table-cell>
            </table:table-row>
            <table:table-row>
              <table:table-cell office:value-type="string">
                <text:p>Less Overlap NO FEATURE STRUCTURE</text:p>
                <text:list>
                  <text:list-item>
                    <text:p>Less Overlap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0.00703064">
                <text:p>0.00703064</text:p>
              </table:table-cell>
              <table:table-cell office:value-type="float" office:value="0.00703144">
                <text:p>0.00703144</text:p>
              </table:table-cell>
              <table:table-cell office:value-type="float" office:value="0.00721213">
                <text:p>0.00721213</text:p>
              </table:table-cell>
              <table:table-cell office:value-type="float" office:value="0.00692332">
                <text:p>0.00692332</text:p>
              </table:table-cell>
            </table:table-row>
            <table:table-row>
              <table:table-cell office:value-type="string">
                <text:p>Less Overlap NO FEATURE NO STRUCT</text:p>
                <text:list>
                  <text:list-item>
                    <text:p>Less Overlap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646164">
                <text:p>0.000646164</text:p>
              </table:table-cell>
              <table:table-cell office:value-type="float" office:value="0.00121287">
                <text:p>0.00121287</text:p>
              </table:table-cell>
              <table:table-cell office:value-type="float" office:value="0.000405459">
                <text:p>0.000405459</text:p>
              </table:table-cell>
              <table:table-cell office:value-type="float" office:value="0.000169425">
                <text:p>0.000169425</text:p>
              </table:table-cell>
            </table:table-row>
            <table:table-row>
              <table:table-cell office:value-type="string">
                <text:p>Less Overlap &lt;1m</text:p>
                <text:list>
                  <text:list-item>
                    <text:p>Less Overlap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0.00293591">
                <text:p>0.00293591</text:p>
              </table:table-cell>
              <table:table-cell office:value-type="float" office:value="0.00293572">
                <text:p>0.00293572</text:p>
              </table:table-cell>
              <table:table-cell office:value-type="float" office:value="0.00294562">
                <text:p>0.00294562</text:p>
              </table:table-cell>
              <table:table-cell office:value-type="float" office:value="0.00286562">
                <text:p>0.00286562</text:p>
              </table:table-cell>
            </table:table-row>
            <table:table-row>
              <table:table-cell office:value-type="string">
                <text:p>Less Overlap ~2m</text:p>
                <text:list>
                  <text:list-item>
                    <text:p>Less Overlap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32977">
                <text:p>0.0032977</text:p>
              </table:table-cell>
              <table:table-cell office:value-type="float" office:value="0.0032977">
                <text:p>0.0032977</text:p>
              </table:table-cell>
              <table:table-cell office:value-type="float" office:value="0.00329481">
                <text:p>0.00329481</text:p>
              </table:table-cell>
              <table:table-cell office:value-type="float" office:value="0.00330421">
                <text:p>0.00330421</text:p>
              </table:table-cell>
            </table:table-row>
            <table:table-row>
              <table:table-cell office:value-type="string">
                <text:p>Less Overlap ~3m</text:p>
                <text:list>
                  <text:list-item>
                    <text:p>Less Overlap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162485">
                <text:p>0.00162485</text:p>
              </table:table-cell>
              <table:table-cell office:value-type="float" office:value="0.0016247">
                <text:p>0.0016247</text:p>
              </table:table-cell>
              <table:table-cell office:value-type="float" office:value="0.00162017">
                <text:p>0.00162017</text:p>
              </table:table-cell>
              <table:table-cell office:value-type="float" office:value="0.00107785">
                <text:p>0.001077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17cm" svg:height="20.668cm" xlink:href=".." xlink:type="simple" chart:class="chart:bar" chart:style-name="ch1">
        <chart:legend chart:legend-position="end" svg:x="42.563cm" svg:y="9.288cm" style:legend-expansion="high" chart:style-name="ch2"/>
        <chart:plot-area chart:style-name="ch3" table:cell-range-address="Sheet3.F19:Sheet3.K42" chart:data-source-has-labels="both" svg:x="1.37cm" svg:y="1.787cm" svg:width="39.353cm" svg:height="18.048cm">
          <chartooo:coordinate-region svg:x="2.838cm" svg:y="1.986cm" svg:width="37.885cm" svg:height="12.781cm"/>
          <chart:axis chart:dimension="x" chart:name="primary-x" chart:style-name="ch4" chartooo:axis-type="auto">
            <chartooo:date-scale/>
            <chart:categories table:cell-range-address="Sheet3.F21:Sheet3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H21:Sheet3.H42" chart:label-cell-address="Sheet3.H19:Sheet3.H20" chart:class="chart:bar">
            <chart:data-point chart:repeated="22"/>
          </chart:series>
          <chart:series chart:style-name="ch8" chart:values-cell-range-address="Sheet3.I21:Sheet3.I42" chart:label-cell-address="Sheet3.I19:Sheet3.I20" chart:class="chart:bar">
            <chart:data-point chart:repeated="22"/>
          </chart:series>
          <chart:series chart:style-name="ch9" chart:values-cell-range-address="Sheet3.J21:Sheet3.J42" chart:label-cell-address="Sheet3.J19:Sheet3.J20" chart:class="chart:bar">
            <chart:data-point chart:repeated="22"/>
          </chart:series>
          <chart:series chart:style-name="ch10" chart:values-cell-range-address="Sheet3.K21:Sheet3.K42" chart:label-cell-address="Sheet3.K19:Sheet3.K20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.4579e-05</text:p>
                <text:list>
                  <text:list-item>
                    <text:p>1</text:p>
                  </text:list-item>
                  <text:list-item>
                    <text:p>2.4579e-05</text:p>
                  </text:list-item>
                </text:list>
                <draw:g>
                  <svg:desc>Sheet3.H19:Sheet3.H20</svg:desc>
                </draw:g>
              </table:table-cell>
              <table:table-cell office:value-type="string">
                <text:p>0.5 2.45789e-05</text:p>
                <text:list>
                  <text:list-item>
                    <text:p>0.5</text:p>
                  </text:list-item>
                  <text:list-item>
                    <text:p>2.45789e-05</text:p>
                  </text:list-item>
                </text:list>
                <draw:g>
                  <svg:desc>Sheet3.I19:Sheet3.I20</svg:desc>
                </draw:g>
              </table:table-cell>
              <table:table-cell office:value-type="string">
                <text:p>0 2.59275e-05</text:p>
                <text:list>
                  <text:list-item>
                    <text:p>0</text:p>
                  </text:list-item>
                  <text:list-item>
                    <text:p>2.59275e-05</text:p>
                  </text:list-item>
                </text:list>
                <draw:g>
                  <svg:desc>Sheet3.J19:Sheet3.J20</svg:desc>
                </draw:g>
              </table:table-cell>
              <table:table-cell office:value-type="string">
                <text:p>SVD 2.72404e-05</text:p>
                <text:list>
                  <text:list-item>
                    <text:p>SVD</text:p>
                  </text:list-item>
                  <text:list-item>
                    <text:p>2.72404e-05</text:p>
                  </text:list-item>
                </text:list>
                <draw:g>
                  <svg:desc>Sheet3.K19:Sheet3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ecutive frames (high overlap) FEATURE NO STRUCT</text:p>
                <text:list>
                  <text:list-item>
                    <text:p>consecutive frames (high overlap)</text:p>
                  </text:list-item>
                  <text:list-item>
                    <text:p>FEATURE NO STRUCT</text:p>
                  </text:list-item>
                </text:list>
                <draw:g>
                  <svg:desc>Sheet3.F21:Sheet3.G42</svg:desc>
                </draw:g>
              </table:table-cell>
              <table:table-cell office:value-type="float" office:value="0.000118926">
                <text:p>0.000118926</text:p>
                <draw:g>
                  <svg:desc>Sheet3.H21:Sheet3.H42</svg:desc>
                </draw:g>
              </table:table-cell>
              <table:table-cell office:value-type="float" office:value="0.000118923">
                <text:p>0.000118923</text:p>
                <draw:g>
                  <svg:desc>Sheet3.I21:Sheet3.I42</svg:desc>
                </draw:g>
              </table:table-cell>
              <table:table-cell office:value-type="float" office:value="0.000114026">
                <text:p>0.000114026</text:p>
                <draw:g>
                  <svg:desc>Sheet3.J21:Sheet3.J42</svg:desc>
                </draw:g>
              </table:table-cell>
              <table:table-cell office:value-type="float" office:value="NaN">
                <text:p>NaN</text:p>
                <draw:g>
                  <svg:desc>Sheet3.K21:Sheet3.K42</svg:desc>
                </draw:g>
              </table:table-cell>
            </table:table-row>
            <table:table-row>
              <table:table-cell office:value-type="string">
                <text:p>consecutive frames (high overlap) NO FEATURE STRUCTURE</text:p>
                <text:list>
                  <text:list-item>
                    <text:p>consecutive frames (high overlap)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NO FEATURE NO STRUCT</text:p>
                <text:list>
                  <text:list-item>
                    <text:p>consecutive frames (high overlap)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&lt;1m</text:p>
                <text:list>
                  <text:list-item>
                    <text:p>consecutive frames (high overlap)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~2m</text:p>
                <text:list>
                  <text:list-item>
                    <text:p>consecutive frames (high overlap)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ecutive frames (high overlap) ~3m</text:p>
                <text:list>
                  <text:list-item>
                    <text:p>consecutive frames (high overlap)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216092">
                <text:p>0.000216092</text:p>
              </table:table-cell>
              <table:table-cell office:value-type="float" office:value="0.000223472">
                <text:p>0.000223472</text:p>
              </table:table-cell>
              <table:table-cell office:value-type="float" office:value="0.000186531">
                <text:p>0.000186531</text:p>
              </table:table-cell>
              <table:table-cell office:value-type="float" office:value="0.000120941">
                <text:p>0.000120941</text:p>
              </table:table-cell>
            </table:table-row>
            <table:table-row>
              <table:table-cell office:value-type="string">
                <text:p>consecutive frames (high overlap)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FEATURE STRUCTURE</text:p>
                <text:list>
                  <text:list-item>
                    <text:p>Mostly Overlapping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FEATURE NO STRUCT</text:p>
                <text:list>
                  <text:list-item>
                    <text:p>Mostly Overlapping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0.000234885">
                <text:p>0.000234885</text:p>
              </table:table-cell>
              <table:table-cell office:value-type="float" office:value="0.000234876">
                <text:p>0.000234876</text:p>
              </table:table-cell>
              <table:table-cell office:value-type="float" office:value="0.000234158">
                <text:p>0.000234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NO FEATURE STRUCTURE</text:p>
                <text:list>
                  <text:list-item>
                    <text:p>Mostly Overlapping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NO FEATURE NO STRUCT</text:p>
                <text:list>
                  <text:list-item>
                    <text:p>Mostly Overlapping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151471">
                <text:p>0.000151471</text:p>
              </table:table-cell>
              <table:table-cell office:value-type="float" office:value="0.000150418">
                <text:p>0.00015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&lt;1m</text:p>
                <text:list>
                  <text:list-item>
                    <text:p>Mostly Overlapping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~2m</text:p>
                <text:list>
                  <text:list-item>
                    <text:p>Mostly Overlapping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stly Overlapping ~3m</text:p>
                <text:list>
                  <text:list-item>
                    <text:p>Mostly Overlapping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254509">
                <text:p>0.000254509</text:p>
              </table:table-cell>
              <table:table-cell office:value-type="float" office:value="0.00024678">
                <text:p>0.00024678</text:p>
              </table:table-cell>
              <table:table-cell office:value-type="float" office:value="0.000263716">
                <text:p>0.000263716</text:p>
              </table:table-cell>
              <table:table-cell office:value-type="float" office:value="0.000201704">
                <text:p>0.000201704</text:p>
              </table:table-cell>
            </table:table-row>
            <table:table-row>
              <table:table-cell office:value-type="string">
                <text:p>Mostly Overlapp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FEATURE STRUCTURE</text:p>
                <text:list>
                  <text:list-item>
                    <text:p>Less Overlap</text:p>
                  </text:list-item>
                  <text:list-item>
                    <text:p>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FEATURE NO STRUCT</text:p>
                <text:list>
                  <text:list-item>
                    <text:p>Less Overlap</text:p>
                  </text:list-item>
                  <text:list-item>
                    <text:p>FEATURE NO STRUCT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NO FEATURE STRUCTURE</text:p>
                <text:list>
                  <text:list-item>
                    <text:p>Less Overlap</text:p>
                  </text:list-item>
                  <text:list-item>
                    <text:p>NO FEATURE STRUCTURE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NO FEATURE NO STRUCT</text:p>
                <text:list>
                  <text:list-item>
                    <text:p>Less Overlap</text:p>
                  </text:list-item>
                  <text:list-item>
                    <text:p>NO FEATURE NO STRUCT</text:p>
                  </text:list-item>
                </text:list>
              </table:table-cell>
              <table:table-cell office:value-type="float" office:value="0.000275256">
                <text:p>0.000275256</text:p>
              </table:table-cell>
              <table:table-cell office:value-type="float" office:value="0.000275256">
                <text:p>0.00027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&lt;1m</text:p>
                <text:list>
                  <text:list-item>
                    <text:p>Less Overlap</text:p>
                  </text:list-item>
                  <text:list-item>
                    <text:p>&lt;1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~2m</text:p>
                <text:list>
                  <text:list-item>
                    <text:p>Less Overlap</text:p>
                  </text:list-item>
                  <text:list-item>
                    <text:p>~2m</text:p>
                  </text:list-item>
                </text:list>
              </table:table-cell>
              <table:table-cell office:value-type="float" office:value="0.000127546">
                <text:p>0.000127546</text:p>
              </table:table-cell>
              <table:table-cell office:value-type="float" office:value="0.000125792">
                <text:p>0.000125792</text:p>
              </table:table-cell>
              <table:table-cell office:value-type="float" office:value="0.000117697">
                <text:p>0.000117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ss Overlap ~3m</text:p>
                <text:list>
                  <text:list-item>
                    <text:p>Less Overlap</text:p>
                  </text:list-item>
                  <text:list-item>
                    <text:p>~3m</text:p>
                  </text:list-item>
                </text:list>
              </table:table-cell>
              <table:table-cell office:value-type="float" office:value="0.000351762">
                <text:p>0.000351762</text:p>
              </table:table-cell>
              <table:table-cell office:value-type="float" office:value="0.000351837">
                <text:p>0.000351837</text:p>
              </table:table-cell>
              <table:table-cell office:value-type="float" office:value="0.000313479">
                <text:p>0.000313479</text:p>
              </table:table-cell>
              <table:table-cell office:value-type="float" office:value="0.00023673">
                <text:p>0.000236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